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36.02mm"/>
    </style:style>
    <style:style style:name="co14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4" table:default-cell-style-name="ce80"/>
        <table:table-column table:style-name="co6" table:number-columns-repeated="28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number-columns-repeated="2" table:default-cell-style-name="ce40"/>
        <table:table-column table:style-name="co6" table:number-columns-repeated="7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number-columns-repeated="66" table:default-cell-style-name="ce40"/>
        <table:table-column table:style-name="co6" table:number-columns-repeated="869" table:default-cell-style-name="ce67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90" calcext:value-type="string">
            <text:p>WADs: 390</text:p>
          </table:table-cell>
          <table:table-cell table:style-name="ce14" table:formula="of:=&quot;Voters: &quot; &amp; SUMPRODUCT(NOT(ISBLANK([.I2:.AMJ2])))" office:value-type="string" office:string-value="Voters: 147" calcext:value-type="string">
            <text:p>Voters: 147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082" calcext:value-type="float">
            <text:p>8082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07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82" table:formula="of:=SUM([.EZ4:.EZ1048576])" office:value-type="float" office:value="0" calcext:value-type="float">
            <text:p>0</text:p>
          </table:table-cell>
          <table:table-cell table:style-name="ce82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8" table:number-columns-repeated="86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76" calcext:value-type="float">
            <text:p>376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" calcext:value-type="string">
            <text:p>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</text:p>
          </table:table-cell>
          <table:table-cell table:style-name="ce17" table:formula="of:=SUMPRODUCT(NOT(ISBLANK([.I4:.AMJ4])))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74" calcext:value-type="float">
            <text:p>374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</text:p>
          </table:table-cell>
          <table:table-cell table:style-name="ce17" table:formula="of:=SUMPRODUCT(NOT(ISBLANK([.I5:.AMJ5])))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60" calcext:value-type="float">
            <text:p>36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37" calcext:value-type="float">
            <text:p>33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</text:p>
          </table:table-cell>
          <table:table-cell table:style-name="ce17" table:formula="of:=SUMPRODUCT(NOT(ISBLANK([.I7:.AMJ7])))"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3" calcext:value-type="float">
            <text:p>32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" calcext:value-type="string">
            <text:p>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4" calcext:value-type="float">
            <text:p>25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</text:p>
          </table:table-cell>
          <table:table-cell table:style-name="ce17" table:formula="of:=SUMPRODUCT(NOT(ISBLANK([.I9:.AMJ9])))"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53" calcext:value-type="float">
            <text:p>25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</text:p>
          </table:table-cell>
          <table:table-cell table:style-name="ce17" table:formula="of:=SUMPRODUCT(NOT(ISBLANK([.I10:.AMJ10])))" office:value-type="float" office:value="47" calcext:value-type="float">
            <text:p>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10" calcext:value-type="float">
            <text:p>21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</text:p>
          </table:table-cell>
          <table:table-cell table:style-name="ce17" table:formula="of:=SUMPRODUCT(NOT(ISBLANK([.I11:.AMJ11])))" office:value-type="float" office:value="29" calcext:value-type="float">
            <text:p>29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7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2:.AMJ12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73" calcext:value-type="float">
            <text:p>17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" calcext:value-type="string">
            <text:p>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</text:p>
          </table:table-cell>
          <table:table-cell table:style-name="ce17" table:formula="of:=SUMPRODUCT(NOT(ISBLANK([.I13:.AMJ13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7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9" calcext:value-type="float">
            <text:p>12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8" calcext:value-type="float">
            <text:p>98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4, Doomkid: 10, Chamelenoel: 9, Vorpal: 5, roadworx: 2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2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8:.AMJ18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Grazza: 7, fveitsi: 5, T-Rex: 5, Roofi: 4, StoneMason: 4, Philnemba: 7, Grain of Salt: 6, tmorrow: 3, purist: 5, Scorpius: 7, eharper256: 4, SilverMiner: 2, Pierrot: 10, smeghammer: 5, P41R47: 8, Willy W.: 2, Andromeda: 5, dei_eldren: 5" calcext:value-type="string">
            <text:p>Grazza: 7, fveitsi: 5, T-Rex: 5, Roofi: 4, StoneMason: 4, Philnemba: 7, Grain of Salt: 6, tmorrow: 3, purist: 5, Scorpius: 7, eharper256: 4, SilverMiner: 2, Pierrot: 10, smeghammer: 5, P41R47: 8, Willy W.: 2, Andromeda: 5, dei_eldren: 5</text:p>
          </table:table-cell>
          <table:table-cell table:style-name="ce17" table:formula="of:=SUMPRODUCT(NOT(ISBLANK([.I19:.AMJ19])))" office:value-type="float" office:value="18" calcext:value-type="float">
            <text:p>1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I20:.AMJ20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20:.AMJ20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91" calcext:value-type="float">
            <text:p>9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ella guro: 3, roadworx: 6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roadworx: 6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1:.AMJ21])))" office:value-type="float" office:value="19" calcext:value-type="float">
            <text:p>1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82" calcext:value-type="float">
            <text:p>8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Malrionn: 6, JudgeDeadd: 3, Talvi: 4, StoneMason: 10, Woolie Wool: 10, dylux: 10, m8f: 10, Polri: 5, Ivory Duke: 2, rd: 4, Hansen79: 5, &lt;&lt;Rewind: 4, Marn: 5, Sotenga: 4" calcext:value-type="string">
            <text:p>Malrionn: 6, JudgeDeadd: 3, Talvi: 4, StoneMason: 10, Woolie Wool: 10, dylux: 10, m8f: 10, Polri: 5, Ivory Duke: 2, rd: 4, Hansen79: 5, &lt;&lt;Rewind: 4, Marn: 5, Sotenga: 4</text:p>
          </table:table-cell>
          <table:table-cell table:style-name="ce17" table:formula="of:=SUMPRODUCT(NOT(ISBLANK([.I22:.AMJ22])))" office:value-type="float" office:value="14" calcext:value-type="float">
            <text:p>1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7" calcext:value-type="float">
            <text:p>77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WH-Wilou84: 4, justsomemusicguy: 8, T-Rex: 9, valkiriforce: 6, NaZa: 6, tmorrow: 2, pcorf: 5, DJVCardMaster: 3, Scorpius: 6, I_Punch_Demons: 7, ASaltShaker: 7, Andromeda: 2, AtticTelephone: 10, vdgg: 1" calcext:value-type="string">
            <text:p>ella guro: 1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Vorpal: 5, 7hm: 5, T-Rex: 5, Woolie Wool: 7, Greyenko: 1, valkiriforce: 6, Octillion: 6, Polri: 3, CinnamonKilljoy: 3, joepallai: 3, A.H. Sankhatayan: 8, Willy W.: 9, Andromeda: 8, vdgg: 1, dei_eldren: 4" calcext:value-type="string">
            <text:p>Vorpal: 5, 7hm: 5, T-Rex: 5, Woolie Wool: 7, Greyenko: 1, valkiriforce: 6, Octillion: 6, Polri: 3, CinnamonKilljoy: 3, joepallai: 3, A.H. Sankhatayan: 8, Willy W.: 9, Andromeda: 8, vdgg: 1, dei_eldren: 4</text:p>
          </table:table-cell>
          <table:table-cell table:style-name="ce17" table:formula="of:=SUMPRODUCT(NOT(ISBLANK([.I25:.AMJ25])))" office:value-type="float" office:value="15" calcext:value-type="float">
            <text:p>1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I26:.AMJ26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Jaws In Space: 10, Dime: 5, Phobus: 6, Dragonfly: 7, Soundblock: 2, Arbys550: 6, Rince-wind: 5, CinnamonKilljoy: 7, Payload4367: 6, SilverMiner: 5, SOSU: 10, Sotenga: 2" calcext:value-type="string">
            <text:p>Jaws In Space: 10, Dime: 5, Phobus: 6, Dragonfly: 7, Soundblock: 2, Arbys550: 6, Rince-wind: 5, CinnamonKilljoy: 7, Payload4367: 6, SilverMiner: 5, SOSU: 10, Sotenga: 2</text:p>
          </table:table-cell>
          <table:table-cell table:style-name="ce17" table:formula="of:=SUMPRODUCT(NOT(ISBLANK([.I27:.AMJ27])))" office:value-type="float" office:value="12" calcext:value-type="float">
            <text:p>1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7" calcext:value-type="float">
            <text:p>6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r. Freeze: 4, Malrionn: 2, MFG38: 4, WH-Wilou84: 1, Greyenko: 9, Altima: 6, Ziad EL Zein: 5, purist: 5, Polri: 4, CinnamonKilljoy: 7, eharper256: 4, Endless: 2, Warrex: 5, Omniarch: 5, dei_eldren: 4" calcext:value-type="string">
            <text:p>Mr. Freeze: 4, Malrionn: 2, MFG38: 4, WH-Wilou84: 1, Greyenko: 9, Altima: 6, Ziad EL Zein: 5, purist: 5, Polri: 4, CinnamonKilljoy: 7, eharper256: 4, Endless: 2, Warrex: 5, Omniarch: 5, dei_eldren: 4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9:.AMJ29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I30:.AMJ30])" office:value-type="float" office:value="65" calcext:value-type="float">
            <text:p>65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Not Jabba: 6, Archvile Hunter: 5, antares031: 5, ella guro: 7, JudgeDeadd: 2, Soundblock: 1, Payload4367: 1, Tartlman: 6, rd: 4, I_Punch_Demons: 4, DOEL: 4, Endless: 5, Boy: 5, Sotenga: 1, northivanastan: 9" calcext:value-type="string">
            <text:p>Not Jabba: 6, Archvile Hunter: 5, antares031: 5, ella guro: 7, JudgeDeadd: 2, Soundblock: 1, Payload4367: 1, Tartlman: 6, rd: 4, I_Punch_Demons: 4, DOEL: 4, Endless: 5, Boy: 5, Sotenga: 1, northivanastan: 9</text:p>
          </table:table-cell>
          <table:table-cell table:style-name="ce17" table:formula="of:=SUMPRODUCT(NOT(ISBLANK([.I30:.AMJ30])))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70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64" calcext:value-type="float">
            <text:p>64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Spectra: 9, bLOCKbOYgAMES: 2, GarrettChan: 1, dylux: 6, tmorrow: 2, ReaperAA: 8, Polri: 3, SilverMiner: 3, P41R47: 10, A.H. Sankhatayan: 5, Willy W.: 5, Sotenga: 10" calcext:value-type="string">
            <text:p>Spectra: 9, bLOCKbOYgAMES: 2, GarrettChan: 1, dylux: 6, tmorrow: 2, ReaperAA: 8, Polri: 3, SilverMiner: 3, P41R47: 10, A.H. Sankhatayan: 5, Willy W.: 5, Sotenga: 10</text:p>
          </table:table-cell>
          <table:table-cell table:style-name="ce17" table:formula="of:=SUMPRODUCT(NOT(ISBLANK([.I31:.AMJ31])))" office:value-type="float" office:value="12" calcext:value-type="float">
            <text:p>1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7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2:.AMJ32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I33:.AMJ33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33:.AMJ33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I34:.AMJ34])" office:value-type="float" office:value="62" calcext:value-type="float">
            <text:p>62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Diabolución: 10, 4everDoomed: 4, Jaromir Bergmann: 10, STILES: 2, termrork: 5, Worm318: 2, Deadwing: 6, &lt;&lt;Rewind: 2, DooM Bear: 7, northivanastan: 6, dei_eldren: 8" calcext:value-type="string">
            <text:p>Diabolución: 10, 4everDoomed: 4, Jaromir Bergmann: 10, STILES: 2, termrork: 5, Worm318: 2, Deadwing: 6, &lt;&lt;Rewind: 2, DooM Bear: 7, northivanastan: 6, dei_eldren: 8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6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60" calcext:value-type="float">
            <text:p>60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Dime: 8, NoisyVelvet: 5, ReaperAA: 1, pcorf: 5, purist: 10, Polri: 3, CinnamonKilljoy: 8, Makedounia: 5, Endless: 3, Marn: 5, Warrex: 2, E.M.: 5" calcext:value-type="string">
            <text:p>Dime: 8, NoisyVelvet: 5, ReaperAA: 1, pcorf: 5, purist: 10, Polri: 3, CinnamonKilljoy: 8, Makedounia: 5, Endless: 3, Marn: 5, Warrex: 2, E.M.: 5</text:p>
          </table:table-cell>
          <table:table-cell table:style-name="ce17" table:formula="of:=SUMPRODUCT(NOT(ISBLANK([.I35:.AMJ35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7:.AMJ37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52" calcext:value-type="float">
            <text:p>52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Vorpal: 5, Nancsi: 9, ReaperAA: 3, Diabolución: 10, 4everDoomed: 7, STILES: 7, CinnamonKilljoy: 3, Endless: 6, waciej: 2" calcext:value-type="string">
            <text:p>Vorpal: 5, Nancsi: 9, ReaperAA: 3, Diabolución: 10, 4everDoomed: 7, STILES: 7, CinnamonKilljoy: 3, Endless: 6, waciej: 2</text:p>
          </table:table-cell>
          <table:table-cell table:style-name="ce17" table:formula="of:=SUMPRODUCT(NOT(ISBLANK([.I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9:.AMJ39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8" calcext:value-type="float">
            <text:p>4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Not Jabba: 2, roadworx: 4, Altima: 7, NaZa: 2, Poncho: 1, dylux: 5, Ziad EL Zein: 5, Scorpius: 2, Makedounia: 8, Deadwing: 6, DoomDork: 1, ASaltShaker: 2, Midnight_00: 3" calcext:value-type="string">
            <text:p>Not Jabba: 2, roadworx: 4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0:.AMJ40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1:.AMJ41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3:.AMJ43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5:.AMJ45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7:.AMJ47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Budoka: 10, Jaromir Bergmann: 6, Payload4367: 3, Deadwing: 6, Snikle: 7, Omniarch: 5" calcext:value-type="string">
            <text:p>Budoka: 10, Jaromir Bergmann: 6, Payload4367: 3, Deadwing: 6, Snikle: 7, Omniarch: 5</text:p>
          </table:table-cell>
          <table:table-cell table:style-name="ce17" table:formula="of:=SUMPRODUCT(NOT(ISBLANK([.I48:.AMJ48])))" office:value-type="float" office:value="6" calcext:value-type="float">
            <text:p>6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I49:.AMJ49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49:.AMJ49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5" calcext:value-type="float">
            <text:p>35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soner du: 4, Philnemba: 8, tmorrow: 2, Red-XIII: 3, joepallai: 1, SilverMiner: 6, smeghammer: 3, Endless: 1, A.H. Sankhatayan: 6, vdgg: 1" calcext:value-type="string">
            <text:p>soner du: 4, Philnemba: 8, tmorrow: 2, Red-XIII: 3, joepallai: 1, SilverMiner: 6, smeghammer: 3, Endless: 1, A.H. Sankhatayan: 6, vdgg: 1</text:p>
          </table:table-cell>
          <table:table-cell table:style-name="ce17" table:formula="of:=SUMPRODUCT(NOT(ISBLANK([.I50:.AMJ50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5" calcext:value-type="float">
            <text:p>3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Ralphis: 6, Grazza: 8, T-Rex: 3, valkiriforce: 8, A.H. Sankhatayan: 10" calcext:value-type="string">
            <text:p>Ralphis: 6, Grazza: 8, T-Rex: 3, valkiriforce: 8, A.H. Sankhatayan: 10</text:p>
          </table:table-cell>
          <table:table-cell table:style-name="ce17" table:formula="of:=SUMPRODUCT(NOT(ISBLANK([.I51:.AMJ51])))" office:value-type="float" office:value="5" calcext:value-type="float">
            <text:p>5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I52:.AMJ52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2:.AMJ52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3:.AMJ53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2" calcext:value-type="float">
            <text:p>32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guitardz: 5, purist: 5, termrork: 5, Tartlman: 1, Worm318: 2, Deadwing: 10, northivanastan: 4" calcext:value-type="string">
            <text:p>guitardz: 5, purist: 5, termrork: 5, Tartlman: 1, Worm318: 2, Deadwing: 10, northivanastan: 4</text:p>
          </table:table-cell>
          <table:table-cell table:style-name="ce17" table:formula="of:=SUMPRODUCT(NOT(ISBLANK([.I54:.AMJ54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5:.AMJ55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6:.AMJ56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29" calcext:value-type="float">
            <text:p>29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TechnoDoomed1: 9, Squadallah: 8, DoomDork: 2, Deflektor: 4, behemoth_667: 6" calcext:value-type="string">
            <text:p>TechnoDoomed1: 9, Squadallah: 8, DoomDork: 2, Deflektor: 4, behemoth_667: 6</text:p>
          </table:table-cell>
          <table:table-cell table:style-name="ce17" table:formula="of:=SUMPRODUCT(NOT(ISBLANK([.I59:.AMJ59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Grazza: 6, ella guro: 4, JudgeDeadd: 1, T-Rex: 1, Squadallah: 9, smeghammer: 5, vdgg: 1" calcext:value-type="string">
            <text:p>Grazza: 6, ella guro: 4, JudgeDeadd: 1, T-Rex: 1, Squadallah: 9, smeghammer: 5, vdgg: 1</text:p>
          </table:table-cell>
          <table:table-cell table:style-name="ce17" table:formula="of:=SUMPRODUCT(NOT(ISBLANK([.I64:.AMJ64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6" calcext:value-type="float">
            <text:p>26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ReaperAA: 4, maxmanium: 2, CinnamonKilljoy: 8, Warrex: 10, Horus: 2" calcext:value-type="string">
            <text:p>ReaperAA: 4, maxmanium: 2, CinnamonKilljoy: 8, Warrex: 10, Horus: 2</text:p>
          </table:table-cell>
          <table:table-cell table:style-name="ce17" table:formula="of:=SUMPRODUCT(NOT(ISBLANK([.I65:.AMJ65])))" office:value-type="float" office:value="5" calcext:value-type="float">
            <text:p>5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TheMightyHeracross: 2, ReaperAA: 2, Worm318: 3, Makedounia: 9, Deadwing: 2, Warrex: 5, SOSU: 1" calcext:value-type="string">
            <text:p>TheMightyHeracross: 2, ReaperAA: 2, Worm318: 3, Makedounia: 9, Deadwing: 2, Warrex: 5, SOSU: 1</text:p>
          </table:table-cell>
          <table:table-cell table:style-name="ce17" table:formula="of:=SUMPRODUCT(NOT(ISBLANK([.I68:.AMJ68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5:.AMJ75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8:.AMJ7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I79:.AMJ79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79:.AMJ79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3:.AMJ83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I88:.AMJ88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9:.AMJ89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I90:.AMJ90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I91:.AMJ9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3:.AMJ103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eaperAA: 9, Rince-wind: 5" calcext:value-type="string">
            <text:p>ReaperAA: 9, Rince-wind: 5</text:p>
          </table:table-cell>
          <table:table-cell table:style-name="ce17" table:formula="of:=SUMPRODUCT(NOT(ISBLANK([.I106:.AMJ106])))" office:value-type="float" office:value="2" calcext:value-type="float">
            <text:p>2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I108:.AMJ108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roadworx: 4, Octillion: 9, joepallai: 1" calcext:value-type="string">
            <text:p>roadworx: 4, Octillion: 9, joepallai: 1</text:p>
          </table:table-cell>
          <table:table-cell table:style-name="ce17" table:formula="of:=SUMPRODUCT(NOT(ISBLANK([.I108:.AMJ108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2" calcext:value-type="float">
            <text:p>102</text:p>
          </table:table-cell>
          <table:table-cell table:formula="of:=SUM([.I109:.AMJ109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09:.AMJ109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10:.AMJ110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Ivory Duke: 7, Hansen79: 4, SOSU: 2" calcext:value-type="string">
            <text:p>Ivory Duke: 7, Hansen79: 4, SOSU: 2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3:.AMJ113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7" calcext:value-type="float">
            <text:p>107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7" calcext:value-type="float">
            <text:p>107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7" calcext:value-type="float">
            <text:p>107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7" calcext:value-type="float">
            <text:p>107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7:.AMJ117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7" calcext:value-type="float">
            <text:p>107</text:p>
          </table:table-cell>
          <table:table-cell table:formula="of:=SUM([.I118:.AMJ118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8:.AMJ118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7" calcext:value-type="float">
            <text:p>107</text:p>
          </table:table-cell>
          <table:table-cell table:formula="of:=SUM([.I119:.AMJ119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I121:.AMJ121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I122:.AMJ122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yakfak: 7, m8f: 4" calcext:value-type="string">
            <text:p>yakfak: 7, m8f: 4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6:.AMJ12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I129:.AMJ129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7" calcext:value-type="float">
            <text:p>127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7" calcext:value-type="float">
            <text:p>127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7" calcext:value-type="float">
            <text:p>127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2:.AMJ13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7" calcext:value-type="float">
            <text:p>127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3:.AMJ133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7" calcext:value-type="float">
            <text:p>127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7" calcext:value-type="float">
            <text:p>127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5:.AMJ13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7" calcext:value-type="float">
            <text:p>127</text:p>
          </table:table-cell>
          <table:table-cell table:formula="of:=SUM([.I136:.AMJ136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Nancsi: 10" calcext:value-type="string">
            <text:p>Nancsi: 10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7" calcext:value-type="float">
            <text:p>127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7" calcext:value-type="float">
            <text:p>127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guitardz: 10" calcext:value-type="string">
            <text:p>guitardz: 10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7" calcext:value-type="float">
            <text:p>127</text:p>
          </table:table-cell>
          <table:table-cell table:formula="of:=SUM([.I139:.AMJ139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7" calcext:value-type="float">
            <text:p>127</text:p>
          </table:table-cell>
          <table:table-cell table:formula="of:=SUM([.I140:.AMJ140])" office:value-type="float" office:value="10" calcext:value-type="float">
            <text:p>10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Spectra: 4, roadworx: 2, Midnight_00: 1, vdgg: 3" calcext:value-type="string">
            <text:p>Spectra: 4, roadworx: 2, Midnight_00: 1, vdgg: 3</text:p>
          </table:table-cell>
          <table:table-cell table:style-name="ce17" table:formula="of:=SUMPRODUCT(NOT(ISBLANK([.I140:.AMJ140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maxmanium: 9" calcext:value-type="string">
            <text:p>maxmanium: 9</text:p>
          </table:table-cell>
          <table:table-cell table:style-name="ce17" table:formula="of:=SUMPRODUCT(NOT(ISBLANK([.I142:.AMJ142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I144:.AMJ144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rd: 6, Hansen79: 3" calcext:value-type="string">
            <text:p>rd: 6, Hansen79: 3</text:p>
          </table:table-cell>
          <table:table-cell table:style-name="ce17" table:formula="of:=SUMPRODUCT(NOT(ISBLANK([.I144:.AMJ144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5:.AMJ145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bzzrak: 9" calcext:value-type="string">
            <text:p>bzzrak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Voltcom9: 9" calcext:value-type="string">
            <text:p>Voltcom9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HyperLuke: 9" calcext:value-type="string">
            <text:p>HyperLuke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Roofi: 9" calcext:value-type="string">
            <text:p>Roofi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50:.AMJ150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Graf Zahl: 9" calcext:value-type="string">
            <text:p>Graf Zahl: 9</text:p>
          </table:table-cell>
          <table:table-cell table:style-name="ce17" table:formula="of:=SUMPRODUCT(NOT(ISBLANK([.I151:.AMJ151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Apaul27: 9" calcext:value-type="string">
            <text:p>Apaul27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I154:.AMJ154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MFG38: 9" calcext:value-type="string">
            <text:p>MFG38: 9</text:p>
          </table:table-cell>
          <table:table-cell table:style-name="ce17" table:formula="of:=SUMPRODUCT(NOT(ISBLANK([.I154:.AMJ154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I155:.AMJ155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5:.AMJ155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3" calcext:value-type="float">
            <text:p>153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3" calcext:value-type="float">
            <text:p>153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7:.AMJ157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3" calcext:value-type="float">
            <text:p>153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3" calcext:value-type="float">
            <text:p>153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3" calcext:value-type="float">
            <text:p>153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3" calcext:value-type="float">
            <text:p>153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AnonimVio: 8" calcext:value-type="string">
            <text:p>AnonimVio: 8</text:p>
          </table:table-cell>
          <table:table-cell table:style-name="ce17" table:formula="of:=SUMPRODUCT(NOT(ISBLANK([.I161:.AMJ161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3" calcext:value-type="float">
            <text:p>153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2:.AMJ16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3" calcext:value-type="float">
            <text:p>153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3:.AMJ163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3" calcext:value-type="float">
            <text:p>153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Chamelenoel: 3, northivanastan: 5" calcext:value-type="string">
            <text:p>Chamelenoel: 3, northivanastan: 5</text:p>
          </table:table-cell>
          <table:table-cell table:style-name="ce17" table:formula="of:=SUMPRODUCT(NOT(ISBLANK([.I164:.AMJ164])))"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3" calcext:value-type="float">
            <text:p>153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Spectra: 1, Voltcom9: 1, TheMightyHeracross: 3, northivanastan: 3" calcext:value-type="string">
            <text:p>Spectra: 1, Voltcom9: 1, TheMightyHeracross: 3, northivanastan: 3</text:p>
          </table:table-cell>
          <table:table-cell table:style-name="ce17" table:formula="of:=SUMPRODUCT(NOT(ISBLANK([.I165:.AMJ165])))" office:value-type="float" office:value="4" calcext:value-type="float">
            <text:p>4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3" calcext:value-type="float">
            <text:p>153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3" calcext:value-type="float">
            <text:p>153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bemused: 8" calcext:value-type="string">
            <text:p>bemused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3" calcext:value-type="float">
            <text:p>153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bzzrak: 8" calcext:value-type="string">
            <text:p>bzzrak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3" calcext:value-type="float">
            <text:p>153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Deadwing: 8" calcext:value-type="string">
            <text:p>Deadwing: 8</text:p>
          </table:table-cell>
          <table:table-cell table:style-name="ce17" table:formula="of:=SUMPRODUCT(NOT(ISBLANK([.I169:.AMJ169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3" calcext:value-type="float">
            <text:p>153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0:.AMJ17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3" calcext:value-type="float">
            <text:p>153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1:.AMJ17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3" calcext:value-type="float">
            <text:p>153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raf Zahl: 8" calcext:value-type="string">
            <text:p>Graf Zahl: 8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3" calcext:value-type="float">
            <text:p>153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73:.AMJ173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3" calcext:value-type="float">
            <text:p>153</text:p>
          </table:table-cell>
          <table:table-cell table:formula="of:=SUM([.I174:.AMJ174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Roofi: 8" calcext:value-type="string">
            <text:p>Roofi: 8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2" calcext:value-type="float">
            <text:p>172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2" calcext:value-type="float">
            <text:p>172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2" calcext:value-type="float">
            <text:p>172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7hm: 7" calcext:value-type="string">
            <text:p>7hm: 7</text:p>
          </table:table-cell>
          <table:table-cell table:style-name="ce17" table:formula="of:=SUMPRODUCT(NOT(ISBLANK([.I177:.AMJ177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2" calcext:value-type="float">
            <text:p>172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vdgg: 7" calcext:value-type="string">
            <text:p>vdgg: 7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2" calcext:value-type="float">
            <text:p>172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bzzrak: 7" calcext:value-type="string">
            <text:p>bzzrak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2" calcext:value-type="float">
            <text:p>172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raf Zahl: 7" calcext:value-type="string">
            <text:p>Graf Zahl: 7</text:p>
          </table:table-cell>
          <table:table-cell table:style-name="ce17" table:formula="of:=SUMPRODUCT(NOT(ISBLANK([.I180:.AMJ180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2" calcext:value-type="float">
            <text:p>172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81:.AMJ181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2" calcext:value-type="float">
            <text:p>172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2" calcext:value-type="float">
            <text:p>172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3:.AMJ183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2" calcext:value-type="float">
            <text:p>172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Nirvana: 7" calcext:value-type="string">
            <text:p>Nirvana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2" calcext:value-type="float">
            <text:p>172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5:.AMJ185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45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2" calcext:value-type="float">
            <text:p>172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dei_eldren: 7" calcext:value-type="string">
            <text:p>dei_eldren: 7</text:p>
          </table:table-cell>
          <table:table-cell table:style-name="ce17" table:formula="of:=SUMPRODUCT(NOT(ISBLANK([.I186:.AMJ186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2" calcext:value-type="float">
            <text:p>172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TechnoDoomed1: 7" calcext:value-type="string">
            <text:p>TechnoDoomed1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2" calcext:value-type="float">
            <text:p>172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2" calcext:value-type="float">
            <text:p>172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AnonimVio: 7" calcext:value-type="string">
            <text:p>AnonimVio: 7</text:p>
          </table:table-cell>
          <table:table-cell table:style-name="ce17" table:formula="of:=SUMPRODUCT(NOT(ISBLANK([.I189:.AMJ189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2" calcext:value-type="float">
            <text:p>172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dei_eldren: 7" calcext:value-type="string">
            <text:p>dei_eldren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2" calcext:value-type="float">
            <text:p>172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Roofi: 7" calcext:value-type="string">
            <text:p>Roofi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2" calcext:value-type="float">
            <text:p>172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DOEL: 7" calcext:value-type="string">
            <text:p>DOEL: 7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2" calcext:value-type="float">
            <text:p>172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7hm: 7" calcext:value-type="string">
            <text:p>7hm: 7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2" calcext:value-type="float">
            <text:p>172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Spectra: 7" calcext:value-type="string">
            <text:p>Spectra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2" calcext:value-type="float">
            <text:p>172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dei_eldren: 7" calcext:value-type="string">
            <text:p>dei_eldren: 7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2" calcext:value-type="float">
            <text:p>172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Grain of Salt: 7" calcext:value-type="string">
            <text:p>Grain of Salt: 7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2" calcext:value-type="float">
            <text:p>172</text:p>
          </table:table-cell>
          <table:table-cell table:formula="of:=SUM([.I197:.AMJ197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97:.AMJ197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2" calcext:value-type="float">
            <text:p>172</text:p>
          </table:table-cell>
          <table:table-cell table:formula="of:=SUM([.I198:.AMJ198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198:.AMJ19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2" calcext:value-type="float">
            <text:p>172</text:p>
          </table:table-cell>
          <table:table-cell table:formula="of:=SUM([.I199:.AMJ199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2" calcext:value-type="float">
            <text:p>172</text:p>
          </table:table-cell>
          <table:table-cell table:formula="of:=SUM([.I200:.AMJ200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Phobus: 7" calcext:value-type="string">
            <text:p>Phobus: 7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8" calcext:value-type="float">
            <text:p>198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Voltcom9: 6" calcext:value-type="string">
            <text:p>Voltcom9: 6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8" calcext:value-type="float">
            <text:p>198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Ralphis: 6" calcext:value-type="string">
            <text:p>Ralphis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8" calcext:value-type="float">
            <text:p>198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bzzrak: 6" calcext:value-type="string">
            <text:p>bzzrak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46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8" calcext:value-type="float">
            <text:p>198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&lt;&lt;Rewind: 6" calcext:value-type="string">
            <text:p>&lt;&lt;Rewind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8" calcext:value-type="float">
            <text:p>198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05:.AMJ205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8" calcext:value-type="float">
            <text:p>198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Sky: 1, bzzrak: 5" calcext:value-type="string">
            <text:p>Sky: 1, bzzrak: 5</text:p>
          </table:table-cell>
          <table:table-cell table:style-name="ce17" table:formula="of:=SUMPRODUCT(NOT(ISBLANK([.I206:.AMJ20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8" calcext:value-type="float">
            <text:p>198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Ralphis: 6" calcext:value-type="string">
            <text:p>Ralphis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8" calcext:value-type="float">
            <text:p>198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pcorf: 6" calcext:value-type="string">
            <text:p>pcorf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8" calcext:value-type="float">
            <text:p>198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9:.AMJ20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8" calcext:value-type="float">
            <text:p>198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HyperLuke: 6" calcext:value-type="string">
            <text:p>HyperLuke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8" calcext:value-type="float">
            <text:p>198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antares031: 6" calcext:value-type="string">
            <text:p>antares031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8" calcext:value-type="float">
            <text:p>198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OniriA: 6" calcext:value-type="string">
            <text:p>OniriA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8" calcext:value-type="float">
            <text:p>198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Soundblock: 6" calcext:value-type="string">
            <text:p>Soundblock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8" calcext:value-type="float">
            <text:p>198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maxmanium: 6" calcext:value-type="string">
            <text:p>maxmanium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8" calcext:value-type="float">
            <text:p>198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antares031: 6" calcext:value-type="string">
            <text:p>antares031: 6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8" calcext:value-type="float">
            <text:p>198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ax34: 3, SOSU: 3" calcext:value-type="string">
            <text:p>ax34: 3, SOSU: 3</text:p>
          </table:table-cell>
          <table:table-cell table:style-name="ce17" table:formula="of:=SUMPRODUCT(NOT(ISBLANK([.I216:.AMJ216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8" calcext:value-type="float">
            <text:p>198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Ralphis: 6" calcext:value-type="string">
            <text:p>Ralphis: 6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8" calcext:value-type="float">
            <text:p>198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Vorpal: 5, vdgg: 1" calcext:value-type="string">
            <text:p>Vorpal: 5, vdgg: 1</text:p>
          </table:table-cell>
          <table:table-cell table:style-name="ce17" table:formula="of:=SUMPRODUCT(NOT(ISBLANK([.I218:.AMJ21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8" calcext:value-type="float">
            <text:p>198</text:p>
          </table:table-cell>
          <table:table-cell table:formula="of:=SUM([.I219:.AMJ219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4everDoomed: 6" calcext:value-type="string">
            <text:p>4everDoomed: 6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8" calcext:value-type="float">
            <text:p>198</text:p>
          </table:table-cell>
          <table:table-cell table:formula="of:=SUM([.I220:.AMJ220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AnonimVio: 6" calcext:value-type="string">
            <text:p>AnonimVio: 6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8" calcext:value-type="float">
            <text:p>198</text:p>
          </table:table-cell>
          <table:table-cell table:formula="of:=SUM([.I221:.AMJ221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Ralphis: 6" calcext:value-type="string">
            <text:p>Ralphis: 6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8" calcext:value-type="float">
            <text:p>198</text:p>
          </table:table-cell>
          <table:table-cell table:formula="of:=SUM([.I222:.AMJ222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Spectre01: 6" calcext:value-type="string">
            <text:p>Spectre01: 6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20" calcext:value-type="float">
            <text:p>220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orus: 5" calcext:value-type="string">
            <text:p>Horus: 5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0" calcext:value-type="float">
            <text:p>220</text:p>
          </table:table-cell>
          <table:table-cell table:formula="of:=SUM([.I224:.AMJ224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eharper256: 5" calcext:value-type="string">
            <text:p>eharper256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0" calcext:value-type="float">
            <text:p>220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Rince-wind: 5" calcext:value-type="string">
            <text:p>Rince-wind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0" calcext:value-type="float">
            <text:p>220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AtticTelephone: 5" calcext:value-type="string">
            <text:p>AtticTelephone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0" calcext:value-type="float">
            <text:p>220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eharper256: 5" calcext:value-type="string">
            <text:p>eharper256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0" calcext:value-type="float">
            <text:p>220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Vorpal: 5" calcext:value-type="string">
            <text:p>Vorpal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0" calcext:value-type="float">
            <text:p>220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Diabolución: 5" calcext:value-type="string">
            <text:p>Diabolución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0" calcext:value-type="float">
            <text:p>220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joepallai: 5" calcext:value-type="string">
            <text:p>joepallai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0" calcext:value-type="float">
            <text:p>220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Soundblock: 5" calcext:value-type="string">
            <text:p>Soundblock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0" calcext:value-type="float">
            <text:p>220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32:.AMJ232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0" calcext:value-type="float">
            <text:p>220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HUNdebLeonidasX: 5" calcext:value-type="string">
            <text:p>HUNdebLeonidasX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0" calcext:value-type="float">
            <text:p>220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Omniarch: 5" calcext:value-type="string">
            <text:p>Omniarch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0" calcext:value-type="float">
            <text:p>220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Rince-wind: 5" calcext:value-type="string">
            <text:p>Rince-wind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0" calcext:value-type="float">
            <text:p>220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Vorpal: 5" calcext:value-type="string">
            <text:p>Vorpal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0" calcext:value-type="float">
            <text:p>220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Diabolución: 5" calcext:value-type="string">
            <text:p>Diabolución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0" calcext:value-type="float">
            <text:p>220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AtticTelephone: 5" calcext:value-type="string">
            <text:p>AtticTelephone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0" calcext:value-type="float">
            <text:p>220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m8f: 5" calcext:value-type="string">
            <text:p>m8f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0" calcext:value-type="float">
            <text:p>220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Doomkid: 5" calcext:value-type="string">
            <text:p>Doomkid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0" calcext:value-type="float">
            <text:p>220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smeghammer: 5" calcext:value-type="string">
            <text:p>smeghammer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0" calcext:value-type="float">
            <text:p>220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Graf Zahl: 5" calcext:value-type="string">
            <text:p>Graf Zahl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0" calcext:value-type="float">
            <text:p>220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Bryan T: 5" calcext:value-type="string">
            <text:p>Bryan T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0" calcext:value-type="float">
            <text:p>220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Ed: 5" calcext:value-type="string">
            <text:p>Ed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0" calcext:value-type="float">
            <text:p>220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Grazza: 5" calcext:value-type="string">
            <text:p>Grazza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0" calcext:value-type="float">
            <text:p>220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Spectra: 5" calcext:value-type="string">
            <text:p>Spectra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0" calcext:value-type="float">
            <text:p>220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Vorpal: 5" calcext:value-type="string">
            <text:p>Vorpal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0" calcext:value-type="float">
            <text:p>220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Omniarch: 5" calcext:value-type="string">
            <text:p>Omniarch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0" calcext:value-type="float">
            <text:p>220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Apaul27: 5" calcext:value-type="string">
            <text:p>Apaul27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0" calcext:value-type="float">
            <text:p>220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Vorpal: 5" calcext:value-type="string">
            <text:p>Vorpal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0" calcext:value-type="float">
            <text:p>220</text:p>
          </table:table-cell>
          <table:table-cell table:formula="of:=SUM([.I251:.AMJ251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termrork: 5" calcext:value-type="string">
            <text:p>termrork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0" calcext:value-type="float">
            <text:p>220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ax34: 5" calcext:value-type="string">
            <text:p>ax34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0" calcext:value-type="float">
            <text:p>220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Diabolución: 1, DJVCardMaster: 2, northivanastan: 2" calcext:value-type="string">
            <text:p>Diabolución: 1, DJVCardMaster: 2, northivanastan: 2</text:p>
          </table:table-cell>
          <table:table-cell table:style-name="ce17" table:formula="of:=SUMPRODUCT(NOT(ISBLANK([.I253:.AMJ253])))" office:value-type="float" office:value="3" calcext:value-type="float">
            <text:p>3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0" calcext:value-type="float">
            <text:p>220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Rince-wind: 5" calcext:value-type="string">
            <text:p>Rince-wind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0" calcext:value-type="float">
            <text:p>220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Omniarch: 5" calcext:value-type="string">
            <text:p>Omniarch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0" calcext:value-type="float">
            <text:p>220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Diabolución: 5" calcext:value-type="string">
            <text:p>Diabolución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0" calcext:value-type="float">
            <text:p>220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4everDoomed: 5" calcext:value-type="string">
            <text:p>4everDoomed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0" calcext:value-type="float">
            <text:p>220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Diabolución: 5" calcext:value-type="string">
            <text:p>Diabolución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0" calcext:value-type="float">
            <text:p>220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vdgg: 5" calcext:value-type="string">
            <text:p>vdgg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0" calcext:value-type="float">
            <text:p>220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Ed: 5" calcext:value-type="string">
            <text:p>Ed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20" calcext:value-type="float">
            <text:p>220</text:p>
          </table:table-cell>
          <table:table-cell table:formula="of:=SUM([.I261:.AMJ261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Ivory Duke: 5" calcext:value-type="string">
            <text:p>Ivory Duke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20" calcext:value-type="float">
            <text:p>220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Omniarch: 5" calcext:value-type="string">
            <text:p>Omniarch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20" calcext:value-type="float">
            <text:p>220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63:.AMJ26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20" calcext:value-type="float">
            <text:p>220</text:p>
          </table:table-cell>
          <table:table-cell table:formula="of:=SUM([.I264:.AMJ264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behemoth_667: 5" calcext:value-type="string">
            <text:p>behemoth_667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20" calcext:value-type="float">
            <text:p>220</text:p>
          </table:table-cell>
          <table:table-cell table:formula="of:=SUM([.I265:.AMJ265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Omniarch: 5" calcext:value-type="string">
            <text:p>Omniarch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20" calcext:value-type="float">
            <text:p>220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HyperLuke: 5" calcext:value-type="string">
            <text:p>HyperLuke: 5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20" calcext:value-type="float">
            <text:p>220</text:p>
          </table:table-cell>
          <table:table-cell table:formula="of:=SUM([.I267:.AMJ267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Nancsi: 5" calcext:value-type="string">
            <text:p>Nancsi: 5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20" calcext:value-type="float">
            <text:p>220</text:p>
          </table:table-cell>
          <table:table-cell table:formula="of:=SUM([.I268:.AMJ268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smeghammer: 5" calcext:value-type="string">
            <text:p>smeghammer: 5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20" calcext:value-type="float">
            <text:p>220</text:p>
          </table:table-cell>
          <table:table-cell table:formula="of:=SUM([.I269:.AMJ269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9:.AMJ269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7" calcext:value-type="float">
            <text:p>267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roadworx: 2, Snikle: 2" calcext:value-type="string">
            <text:p>roadworx: 2, Snikle: 2</text:p>
          </table:table-cell>
          <table:table-cell table:style-name="ce17" table:formula="of:=SUMPRODUCT(NOT(ISBLANK([.I270:.AMJ270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7" calcext:value-type="float">
            <text:p>267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rd: 4" calcext:value-type="string">
            <text:p>rd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7" calcext:value-type="float">
            <text:p>267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Paul977: 4" calcext:value-type="string">
            <text:p>Paul977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7" calcext:value-type="float">
            <text:p>267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ax34: 4" calcext:value-type="string">
            <text:p>ax34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7" calcext:value-type="float">
            <text:p>267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eharper256: 4" calcext:value-type="string">
            <text:p>eharper256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7" calcext:value-type="float">
            <text:p>267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75:.AMJ27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7" calcext:value-type="float">
            <text:p>267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Paul977: 4" calcext:value-type="string">
            <text:p>Paul977: 4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7" calcext:value-type="float">
            <text:p>267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Soundblock: 4" calcext:value-type="string">
            <text:p>Soundblock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7" calcext:value-type="float">
            <text:p>267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Willy W.: 4" calcext:value-type="string">
            <text:p>Willy W.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7" calcext:value-type="float">
            <text:p>267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ax34: 4" calcext:value-type="string">
            <text:p>ax34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7" calcext:value-type="float">
            <text:p>267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smeghammer: 4" calcext:value-type="string">
            <text:p>smeghammer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7" calcext:value-type="float">
            <text:p>267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ax34: 4" calcext:value-type="string">
            <text:p>ax34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7" calcext:value-type="float">
            <text:p>267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82:.AMJ282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7" calcext:value-type="float">
            <text:p>267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7" calcext:value-type="float">
            <text:p>267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Gaia74: 4" calcext:value-type="string">
            <text:p>Gaia74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7" calcext:value-type="float">
            <text:p>267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AnonimVio: 4" calcext:value-type="string">
            <text:p>AnonimVio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7" calcext:value-type="float">
            <text:p>267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TheNerdTurtle2: 4" calcext:value-type="string">
            <text:p>TheNerdTurtle2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7" calcext:value-type="float">
            <text:p>267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NuMetalManiak: 4" calcext:value-type="string">
            <text:p>NuMetalManiak: 4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7" calcext:value-type="float">
            <text:p>267</text:p>
          </table:table-cell>
          <table:table-cell table:formula="of:=SUM([.I288:.AMJ28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m8f: 4" calcext:value-type="string">
            <text:p>m8f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7" calcext:value-type="float">
            <text:p>267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ax34: 4" calcext:value-type="string">
            <text:p>ax34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7" calcext:value-type="float">
            <text:p>267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90:.AMJ29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7" calcext:value-type="float">
            <text:p>267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91:.AMJ291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7" calcext:value-type="float">
            <text:p>267</text:p>
          </table:table-cell>
          <table:table-cell table:formula="of:=SUM([.I292:.AMJ292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ax34: 4" calcext:value-type="string">
            <text:p>ax34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7" calcext:value-type="float">
            <text:p>267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bLOCKbOYgAMES: 4" calcext:value-type="string">
            <text:p>bLOCKbOYgAMES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7" calcext:value-type="float">
            <text:p>267</text:p>
          </table:table-cell>
          <table:table-cell table:formula="of:=SUM([.I294:.AMJ294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Nazgul9: 4" calcext:value-type="string">
            <text:p>Nazgul9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7" calcext:value-type="float">
            <text:p>267</text:p>
          </table:table-cell>
          <table:table-cell table:formula="of:=SUM([.I295:.AMJ295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ax34: 4" calcext:value-type="string">
            <text:p>ax34: 4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7" calcext:value-type="float">
            <text:p>267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96:.AMJ296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7" calcext:value-type="float">
            <text:p>267</text:p>
          </table:table-cell>
          <table:table-cell table:formula="of:=SUM([.I297:.AMJ297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eharper256: 4" calcext:value-type="string">
            <text:p>eharper256: 4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7" calcext:value-type="float">
            <text:p>267</text:p>
          </table:table-cell>
          <table:table-cell table:formula="of:=SUM([.I298:.AMJ298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Sky: 4" calcext:value-type="string">
            <text:p>Sky: 4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7" calcext:value-type="float">
            <text:p>267</text:p>
          </table:table-cell>
          <table:table-cell table:formula="of:=SUM([.I299:.AMJ299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4everDoomed: 4" calcext:value-type="string">
            <text:p>4everDoomed: 4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7" calcext:value-type="float">
            <text:p>267</text:p>
          </table:table-cell>
          <table:table-cell table:formula="of:=SUM([.I300:.AMJ30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bzzrak: 4" calcext:value-type="string">
            <text:p>bzzrak: 4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8" calcext:value-type="float">
            <text:p>298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Apaul27: 3" calcext:value-type="string">
            <text:p>Apaul27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8" calcext:value-type="float">
            <text:p>298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Soundblock: 3" calcext:value-type="string">
            <text:p>Soundblock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8" calcext:value-type="float">
            <text:p>298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Dragonfly: 3" calcext:value-type="string">
            <text:p>Dragonfly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8" calcext:value-type="float">
            <text:p>298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NoisyVelvet: 3" calcext:value-type="string">
            <text:p>NoisyVelvet: 3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8" calcext:value-type="float">
            <text:p>298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Graf Zahl: 3" calcext:value-type="string">
            <text:p>Graf Zahl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8" calcext:value-type="float">
            <text:p>298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ax34: 3" calcext:value-type="string">
            <text:p>ax34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8" calcext:value-type="float">
            <text:p>298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8" calcext:value-type="float">
            <text:p>298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Paul977: 3" calcext:value-type="string">
            <text:p>Paul977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8" calcext:value-type="float">
            <text:p>298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Paul977: 3" calcext:value-type="string">
            <text:p>Paul977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8" calcext:value-type="float">
            <text:p>298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Paul977: 3" calcext:value-type="string">
            <text:p>Paul977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8" calcext:value-type="float">
            <text:p>298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ax34: 3" calcext:value-type="string">
            <text:p>ax34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8" calcext:value-type="float">
            <text:p>298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Mr. Freeze: 3" calcext:value-type="string">
            <text:p>Mr. Freeze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8" calcext:value-type="float">
            <text:p>298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Arbys550: 3" calcext:value-type="string">
            <text:p>Arbys550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8" calcext:value-type="float">
            <text:p>298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14:.AMJ31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8" calcext:value-type="float">
            <text:p>298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smeghammer: 3" calcext:value-type="string">
            <text:p>smeghammer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8" calcext:value-type="float">
            <text:p>298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Nirvana: 3" calcext:value-type="string">
            <text:p>Nirvana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8" calcext:value-type="float">
            <text:p>298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Lorenz0: 3" calcext:value-type="string">
            <text:p>Lorenz0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8" calcext:value-type="float">
            <text:p>298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x34: 3" calcext:value-type="string">
            <text:p>ax34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8" calcext:value-type="float">
            <text:p>298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P41R47: 3" calcext:value-type="string">
            <text:p>P41R47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8" calcext:value-type="float">
            <text:p>298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Woolie Wool: 3" calcext:value-type="string">
            <text:p>Woolie Wool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8" calcext:value-type="float">
            <text:p>298</text:p>
          </table:table-cell>
          <table:table-cell table:formula="of:=SUM([.I321:.AMJ321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Red-XIII: 3" calcext:value-type="string">
            <text:p>Red-XIII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8" calcext:value-type="float">
            <text:p>298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MFG38: 3" calcext:value-type="string">
            <text:p>MFG38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8" calcext:value-type="float">
            <text:p>298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I_Punch_Demons: 3" calcext:value-type="string">
            <text:p>I_Punch_Demons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8" calcext:value-type="float">
            <text:p>298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Jaws In Space: 3" calcext:value-type="string">
            <text:p>Jaws In Space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8" calcext:value-type="float">
            <text:p>298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Bryan T: 3" calcext:value-type="string">
            <text:p>Bryan T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8" calcext:value-type="float">
            <text:p>298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ax34: 3" calcext:value-type="string">
            <text:p>ax34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8" calcext:value-type="float">
            <text:p>298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roadworx: 3" calcext:value-type="string">
            <text:p>roadworx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8" calcext:value-type="float">
            <text:p>298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ax34: 3" calcext:value-type="string">
            <text:p>ax34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8" calcext:value-type="float">
            <text:p>298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9:.AMJ32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8" calcext:value-type="float">
            <text:p>298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98" calcext:value-type="float">
            <text:p>298</text:p>
          </table:table-cell>
          <table:table-cell table:formula="of:=SUM([.I331:.AMJ33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bzzrak: 3" calcext:value-type="string">
            <text:p>bzzrak: 3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98" calcext:value-type="float">
            <text:p>298</text:p>
          </table:table-cell>
          <table:table-cell table:formula="of:=SUM([.I332:.AMJ33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Diabolución: 3" calcext:value-type="string">
            <text:p>Diabolución: 3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98" calcext:value-type="float">
            <text:p>298</text:p>
          </table:table-cell>
          <table:table-cell table:formula="of:=SUM([.I333:.AMJ33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AnonimVio: 3" calcext:value-type="string">
            <text:p>AnonimVio: 3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98" calcext:value-type="float">
            <text:p>298</text:p>
          </table:table-cell>
          <table:table-cell table:formula="of:=SUM([.I334:.AMJ33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Doomkid: 3" calcext:value-type="string">
            <text:p>Doomkid: 3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98" calcext:value-type="float">
            <text:p>298</text:p>
          </table:table-cell>
          <table:table-cell table:formula="of:=SUM([.I335:.AMJ33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smeghammer: 3" calcext:value-type="string">
            <text:p>smeghammer: 3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33" calcext:value-type="float">
            <text:p>333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TheNerdTurtle2: 2" calcext:value-type="string">
            <text:p>TheNerdTurtle2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33" calcext:value-type="float">
            <text:p>333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Roofi: 2" calcext:value-type="string">
            <text:p>Roofi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3" calcext:value-type="float">
            <text:p>333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AnonimVio: 2" calcext:value-type="string">
            <text:p>AnonimVio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3" calcext:value-type="float">
            <text:p>333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Doomkid: 2" calcext:value-type="string">
            <text:p>Doomki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3" calcext:value-type="float">
            <text:p>333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ella guro: 2" calcext:value-type="string">
            <text:p>ella guro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3" calcext:value-type="float">
            <text:p>333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HUNdebLeonidasX: 2" calcext:value-type="string">
            <text:p>HUNdebLeonidasX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3" calcext:value-type="float">
            <text:p>333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valkiriforce: 2" calcext:value-type="string">
            <text:p>valkiriforce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3" calcext:value-type="float">
            <text:p>333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Rince-wind: 2" calcext:value-type="string">
            <text:p>Rince-wind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3" calcext:value-type="float">
            <text:p>333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Odal: 2" calcext:value-type="string">
            <text:p>Odal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3" calcext:value-type="float">
            <text:p>333</text:p>
          </table:table-cell>
          <table:table-cell table:formula="of:=SUM([.I345:.AMJ345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soner du: 2" calcext:value-type="string">
            <text:p>soner du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3" calcext:value-type="float">
            <text:p>333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JudgeDeadd: 2" calcext:value-type="string">
            <text:p>JudgeDeadd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3" calcext:value-type="float">
            <text:p>333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Chamelenoel: 2" calcext:value-type="string">
            <text:p>Chamelenoel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3" calcext:value-type="float">
            <text:p>333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Soundblock: 2" calcext:value-type="string">
            <text:p>Soundblock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3" calcext:value-type="float">
            <text:p>333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Phobus: 2" calcext:value-type="string">
            <text:p>Phobus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3" calcext:value-type="float">
            <text:p>333</text:p>
          </table:table-cell>
          <table:table-cell table:formula="of:=SUM([.I350:.AMJ350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50:.AMJ350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3" calcext:value-type="float">
            <text:p>333</text:p>
          </table:table-cell>
          <table:table-cell table:formula="of:=SUM([.I351:.AMJ351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JudgeDeadd: 2" calcext:value-type="string">
            <text:p>JudgeDeadd: 2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3" calcext:value-type="float">
            <text:p>333</text:p>
          </table:table-cell>
          <table:table-cell table:formula="of:=SUM([.I352:.AMJ352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Red-XIII: 2" calcext:value-type="string">
            <text:p>Red-XIII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3" calcext:value-type="float">
            <text:p>333</text:p>
          </table:table-cell>
          <table:table-cell table:formula="of:=SUM([.I353:.AMJ353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bzzrak: 2" calcext:value-type="string">
            <text:p>bzzrak: 2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3" calcext:value-type="float">
            <text:p>333</text:p>
          </table:table-cell>
          <table:table-cell table:formula="of:=SUM([.I354:.AMJ354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Octillion: 2" calcext:value-type="string">
            <text:p>Octillion: 2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3" calcext:value-type="float">
            <text:p>333</text:p>
          </table:table-cell>
          <table:table-cell table:formula="of:=SUM([.I355:.AMJ355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Grazza: 2" calcext:value-type="string">
            <text:p>Grazza: 2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3" calcext:value-type="float">
            <text:p>333</text:p>
          </table:table-cell>
          <table:table-cell table:formula="of:=SUM([.I356:.AMJ356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Soundblock: 2" calcext:value-type="string">
            <text:p>Soundblock: 2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3" calcext:value-type="float">
            <text:p>333</text:p>
          </table:table-cell>
          <table:table-cell table:formula="of:=SUM([.I357:.AMJ357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northivanastan: 2" calcext:value-type="string">
            <text:p>northivanastan: 2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5" calcext:value-type="float">
            <text:p>355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vdgg: 1" calcext:value-type="string">
            <text:p>vdgg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5" calcext:value-type="float">
            <text:p>355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42PercentHealth: 1" calcext:value-type="string">
            <text:p>42PercentHealth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5" calcext:value-type="float">
            <text:p>355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Doomkid: 1" calcext:value-type="string">
            <text:p>Doomkid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5" calcext:value-type="float">
            <text:p>355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Arbys550: 1" calcext:value-type="string">
            <text:p>Arbys550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5" calcext:value-type="float">
            <text:p>355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vdgg: 1" calcext:value-type="string">
            <text:p>vdgg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5" calcext:value-type="float">
            <text:p>355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Jaws In Space: 1" calcext:value-type="string">
            <text:p>Jaws In Space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5" calcext:value-type="float">
            <text:p>355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Soundblock: 1" calcext:value-type="string">
            <text:p>Soundblock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5" calcext:value-type="float">
            <text:p>355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WH-Wilou84: 1" calcext:value-type="string">
            <text:p>WH-Wilou84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5" calcext:value-type="float">
            <text:p>355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joepallai: 1" calcext:value-type="string">
            <text:p>joepallai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5" calcext:value-type="float">
            <text:p>355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Philnemba: 1" calcext:value-type="string">
            <text:p>Philnemba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5" calcext:value-type="float">
            <text:p>355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Diabolución: 1" calcext:value-type="string">
            <text:p>Diabolución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5" calcext:value-type="float">
            <text:p>355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bonnie: 1" calcext:value-type="string">
            <text:p>bonnie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5" calcext:value-type="float">
            <text:p>355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Lorenz0: 1" calcext:value-type="string">
            <text:p>Lorenz0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5" calcext:value-type="float">
            <text:p>355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Grazza: 1" calcext:value-type="string">
            <text:p>Grazza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5" calcext:value-type="float">
            <text:p>355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Soundblock: 1" calcext:value-type="string">
            <text:p>Soundblock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5" calcext:value-type="float">
            <text:p>355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joepallai: 1" calcext:value-type="string">
            <text:p>joepallai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5" calcext:value-type="float">
            <text:p>355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AnonimVio: 1" calcext:value-type="string">
            <text:p>AnonimVio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5" calcext:value-type="float">
            <text:p>355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bzzrak: 1" calcext:value-type="string">
            <text:p>bzzrak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5" calcext:value-type="float">
            <text:p>355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Phobus: 1" calcext:value-type="string">
            <text:p>Phobus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5" calcext:value-type="float">
            <text:p>355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NoisyVelvet: 1" calcext:value-type="string">
            <text:p>NoisyVelvet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5" calcext:value-type="float">
            <text:p>355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soner du: 1" calcext:value-type="string">
            <text:p>soner du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5" calcext:value-type="float">
            <text:p>355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T-Rex: 1" calcext:value-type="string">
            <text:p>T-Rex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5" calcext:value-type="float">
            <text:p>355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roadworx: 1" calcext:value-type="string">
            <text:p>roadworx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5" calcext:value-type="float">
            <text:p>355</text:p>
          </table:table-cell>
          <table:table-cell table:formula="of:=SUM([.I381:.AMJ38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HUNdebLeonidasX: 1" calcext:value-type="string">
            <text:p>HUNdebLeonidasX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5" calcext:value-type="float">
            <text:p>355</text:p>
          </table:table-cell>
          <table:table-cell table:formula="of:=SUM([.I382:.AMJ38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everennui: 1" calcext:value-type="string">
            <text:p>everennui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5" calcext:value-type="float">
            <text:p>355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STILES: 1" calcext:value-type="string">
            <text:p>STILES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5" calcext:value-type="float">
            <text:p>355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vdgg: 1" calcext:value-type="string">
            <text:p>vdgg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5" calcext:value-type="float">
            <text:p>355</text:p>
          </table:table-cell>
          <table:table-cell table:formula="of:=SUM([.I385:.AMJ385])" office:value-type="float" office:value="1" calcext:value-type="float">
            <text:p>1</text:p>
          </table:table-cell>
          <table:table-cell table:style-name="ce83"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ASaltShaker: 1" calcext:value-type="string">
            <text:p>ASaltShaker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55" calcext:value-type="float">
            <text:p>355</text:p>
          </table:table-cell>
          <table:table-cell table:formula="of:=SUM([.I386:.AMJ386])" office:value-type="float" office:value="1" calcext:value-type="float">
            <text:p>1</text:p>
          </table:table-cell>
          <table:table-cell table:style-name="ce83"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everennui: 1" calcext:value-type="string">
            <text:p>everennui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55" calcext:value-type="float">
            <text:p>355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Malrionn: 1" calcext:value-type="string">
            <text:p>Malrionn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55" calcext:value-type="float">
            <text:p>355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T-Rex: 1" calcext:value-type="string">
            <text:p>T-Rex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55" calcext:value-type="float">
            <text:p>355</text:p>
          </table:table-cell>
          <table:table-cell table:formula="of:=SUM([.I389:.AMJ389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 office:value-type="string" office:string-value="T-Rex: 1" calcext:value-type="string">
            <text:p>T-Rex: 1</text:p>
          </table:table-cell>
          <table:table-cell table:style-name="ce17" table:formula="of:=SUMPRODUCT(NOT(ISBLANK([.I389:.AMJ389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55" calcext:value-type="float">
            <text:p>355</text:p>
          </table:table-cell>
          <table:table-cell table:formula="of:=SUM([.I390:.AMJ390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 office:value-type="string" office:string-value="Soundblock: 1" calcext:value-type="string">
            <text:p>Soundblock: 1</text:p>
          </table:table-cell>
          <table:table-cell table:style-name="ce17" table:formula="of:=SUMPRODUCT(NOT(ISBLANK([.I390:.AMJ39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55" calcext:value-type="float">
            <text:p>355</text:p>
          </table:table-cell>
          <table:table-cell table:formula="of:=SUM([.I391:.AMJ391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 office:value-type="string" office:string-value="yakfak: 1" calcext:value-type="string">
            <text:p>yakfak: 1</text:p>
          </table:table-cell>
          <table:table-cell table:style-name="ce17" table:formula="of:=SUMPRODUCT(NOT(ISBLANK([.I391:.AMJ39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55" calcext:value-type="float">
            <text:p>355</text:p>
          </table:table-cell>
          <table:table-cell table:formula="of:=SUM([.I392:.AMJ392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 office:value-type="string" office:string-value="NoisyVelvet: 1" calcext:value-type="string">
            <text:p>NoisyVelvet: 1</text:p>
          </table:table-cell>
          <table:table-cell table:style-name="ce17" table:formula="of:=SUMPRODUCT(NOT(ISBLANK([.I392:.AMJ39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55" calcext:value-type="float">
            <text:p>355</text:p>
          </table:table-cell>
          <table:table-cell table:formula="of:=SUM([.I393:.AMJ393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 office:value-type="string" office:string-value="Pierrot: 1" calcext:value-type="string">
            <text:p>Pierrot: 1</text:p>
          </table:table-cell>
          <table:table-cell table:style-name="ce17" table:formula="of:=SUMPRODUCT(NOT(ISBLANK([.I393:.AMJ393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91" calcext:value-type="float">
            <text:p>391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91" calcext:value-type="float">
            <text:p>391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91" calcext:value-type="float">
            <text:p>391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91" calcext:value-type="float">
            <text:p>391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91" calcext:value-type="float">
            <text:p>391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91" calcext:value-type="float">
            <text:p>391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91" calcext:value-type="float">
            <text:p>391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1" calcext:value-type="float">
            <text:p>391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1" calcext:value-type="float">
            <text:p>391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1" calcext:value-type="float">
            <text:p>391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76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" calcext:value-type="string">
            <text:p>[b]1. [url=https://www.doomworld.com/idgames/levels/doom2/Ports/megawads/aaliens]Ancient Aliens[/url][/b] (2016) [sup][[b]376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7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" calcext:value-type="string">
            <text:p>[b]2. [url=https://www.doomworld.com/idgames/levels/doom2/megawads/av]Alien Vendetta[/url][/b] (2001) [sup][[b]37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76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&#10;[b]2. [url=https://www.doomworld.com/idgames/levels/doom2/megawads/av]Alien Vendetta[/url][/b] (2001) [sup][[b]37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&#10;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37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&#10;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&#10;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&#10;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&#10;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&#10;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&#10;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&#10;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&#10;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&#10;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&#10;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&#10;[b]26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6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&#10;[b]28. [url=https://www.doomworld.com/forum/topic/85791-tnt-revilution-final-beta-ready-for-testing/]TNT: Revilution[/url][/b] (2017) [sup][[b]64[/b]: Spectra: 9, bLOCKbOYgAMES: 2, GarrettChan: 1, dylux: 6, tmorrow: 2, ReaperAA: 8, Polri: 3, SilverMiner: 3, P41R47: 10, A.H. Sankhatayan: 5, Willy W.: 5, Sotenga: 10][/sup]&#10;[b]29. [url=https://www.doomworld.com/idgames/levels/doom2/megawads/epic2]Epic 2[/url][/b] (2010) [sup][[b]62[/b]: ShoDemo: 6, NuMetalManiak: 9, Spectre01: 7, yakfak: 2, Talvi: 2, HUNdebLeonidasX: 9, TheMightyHeracross: 5, Arbys550: 5, OniriA: 2, DOEL: 6, SOSU: 9][/sup]&#10;[b]29. [url=https://www.doomworld.com/idgames/levels/doom/Ports/megawads/neis]No End in Sight[/url][/b] (2016) [sup][[b]62[/b]: Not Jabba: 5, Vorpal: 5, ella guro: 6, yakfak: 9, NoisyVelvet: 1, STILES: 6, Polri: 5, Tartlman: 6, Worm318: 9, Omniarch: 10][/sup]&#10;[b]29. [url=https://www.romerogames.ie/si6il/]SIGIL[/url][/b] (2019) [sup][[b]62[/b]: Diabolución: 10, 4everDoomed: 4, Jaromir Bergmann: 10, STILES: 2, termrork: 5, Worm318: 2, Deadwing: 6, &lt;&lt;Rewind: 2, DooM Bear: 7, northivanastan: 6, dei_eldren: 8][/sup]&#10;[b]32. [url=https://www.doomworld.com/idgames/levels/doom2/megawads/d2twid]Doom II the Way id Did[/url][/b] (2013) [sup][[b]60[/b]: Dime: 8, NoisyVelvet: 5, ReaperAA: 1, pcorf: 5, purist: 10, Polri: 3, CinnamonKilljoy: 8, Makedounia: 5, Endless: 3, Marn: 5, Warrex: 2, E.M.: 5][/sup]&#10;[b]33. [url=http://adventuresofsquare.com/downloads.php]The Adventures of Square[/url][/b] (2014) [sup][[b]55[/b]: Sky: 9, ShoDemo: 5, Ed: 5, JudgeDeadd: 5, Woolie Wool: 8, Squadallah: 7, termrork: 5, Marn: 5, Sotenga: 6][/sup]&#10;[b]34. [url=https://www.doomworld.com/idgames/levels/doom2/Ports/megawads/alt]A.L.T.[/url][/b] (2012) [sup][[b]54[/b]: Not Jabba: 7, Spectre01: 2, ella guro: 10, yakfak: 10, Rince-wind: 5, Hansen79: 5, P41R47: 7, SOSU: 8][/sup]&#10;[b]35. [url=https://doomwiki.org/wiki/No_Rest_for_the_Living]No Rest for the Living[/url][/b] (2010) [sup][[b]52[/b]: Vorpal: 5, Nancsi: 9, ReaperAA: 3, Diabolución: 10, 4everDoomed: 7, STILES: 7, CinnamonKilljoy: 3, Endless: 6, waciej: 2][/sup]&#10;[b]36. [url=https://www.doomworld.com/idgames/levels/doom2/s-u/sid]Suspended in Dusk[/url][/b] (2005) [sup][[b]49[/b]: Sky: 2, WH-Wilou84: 3, bLOCKbOYgAMES: 8, soner du: 9, m8f: 5, termrork: 5, joepallai: 3, Deflektor: 10, Demion: 2, Midnight_00: 2][/sup]&#10;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&#10;[b]38. [url=https://www.doomworld.com/idgames/levels/doom2/Ports/v-z/vanguard]Vanguard[/url][/b] (2011) [sup][[b]46[/b]: Cynical: 5, Spectre01: 3, 7hm: 4, GarrettChan: 5, Poncho: 9, Nirvana: 4, guitardz: 5, Makedounia: 10, Ivory Duke: 1][/sup]&#10;[b]39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j-l/lunatic]Lunatic[/url][/b] (2011) [sup][[b]45[/b]: Cynical: 6, Dime: 9, Nate River: 4, Poncho: 5, Gaia74: 3, Deflektor: 8, Marn: 5, Boy: 5][/sup]&#10;[b]41. [url=https://www.doomworld.com/forum/topic/62496-winters-fury/]Winter's Fury[/url][/b] (2012) [sup][[b]44[/b]: Dragonfly: 5, TechnoDoomed1: 10, Lorenz0: 7, Octillion: 7, OniriA: 3, Ivory Duke: 3, ASaltShaker: 9][/sup]&#10;[b]42. [url=https://www.doomworld.com/idgames/levels/doom2/Ports/s-u/stardate]Stardate 20X6[/url][/b] (2013) [sup][[b]39[/b]: MFG38: 6, WH-Wilou84: 3, Talvi: 1, GarrettChan: 7, bemused: 3, Nirvana: 6, Nazgul9: 1, rd: 4, Hansen79: 5, Snikle: 3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4. [url=https://www.doomworld.com/idgames/levels/doom2/Ports/g-i/hg]Hell Ground[/url][/b] (2009) [sup][[b]37[/b]: Cynical: 8, Chamelenoel: 7, antares031: 5, WH-Wilou84: 2, darkreaver: 1, Polri: 2, Pierrot: 4, Demion: 5, Boy: 3][/sup]&#10;[b]44. [url=https://www.doomworld.com/idgames/levels/doom2/Ports/megawads/strg]Struggle - Antaresian Legacy[/url][/b] (2018) [sup][[b]37[/b]: Budoka: 10, Jaromir Bergmann: 6, Payload4367: 3, Deadwing: 6, Snikle: 7, Omniarch: 5][/sup]&#10;[b]46. [url=https://www.doomworld.com/idgames/levels/doom2/Ports/d-f/equinox]Equinox[/url][/b] (2001) [sup][[b]36[/b]: Sky: 5, Grazza: 9, ella guro: 5, A.H. Sankhatayan: 7, AtticTelephone: 5, Boy: 5][/sup]&#10;[b]47. [url=https://www.doomworld.com/idgames/levels/doom/Ports/megawads/2002ado]2002: A Doom Odyssey[/url][/b] (2002) [sup][[b]35[/b]: soner du: 4, Philnemba: 8, tmorrow: 2, Red-XIII: 3, joepallai: 1, SilverMiner: 6, smeghammer: 3, Endless: 1, A.H. Sankhatayan: 6, vdgg: 1][/sup]&#10;[b]47. [url=https://www.doomworld.com/idgames/themes/TeamTNT/icarus/icarus]Icarus: Alien Vanguard[/url][/b] (1996) [sup][[b]35[/b]: Ralphis: 6, Grazza: 8, T-Rex: 3, valkiriforce: 8, A.H. Sankhatayan: 10][/sup]&#10;[b]47. [url=https://www.doomworld.com/idgames/levels/doom2/Ports/megawads/prcp]Plutonia: Revisited Community Project[/url][/b] (2011) [sup][[b]35[/b]: Nine Inch Heels: 3, Paul977: 10, bLOCKbOYgAMES: 3, Altima: 5, NoisyVelvet: 3, Odal: 7, Polri: 3, Scorpius: 1][/sup]&#10;[b]50. [url=https://www.doomworld.com/idgames/levels/doom2/Ports/s-u/swtw]Swim With the Whales[/url][/b] (2013) [sup][[b]33[/b]: WH-Wilou84: 2, Nate River: 9, Soundblock: 3, Lazorinc: 6, Nirvana: 10, NoisyVelvet: 3][/sup]&#10;[b]51. [url=https://doomwiki.org/wiki/The_Plutonia_Experiment]The Plutonia Experiment[/url][/b] (1996) [sup][[b]32[/b]: guitardz: 5, purist: 5, termrork: 5, Tartlman: 1, Worm318: 2, Deadwing: 10, northivanastan: 4][/sup]&#10;[b]52. [url=http://www.theultimatedoom.com/download/chillax-v9.7.3_fixes_by_HiM_v1.1.zip]Chillax[/url][/b] (2010) [sup][[b]31[/b]: Nine Inch Heels: 4, AnonimVio: 5, fveitsi: 5, Outrageous Videos: 3, Simomarchi: 2, Gaia74: 5, maxmanium: 1, waciej: 6][/sup]&#10;[b]53. [url=https://www.doomworld.com/idgames/levels/doom/Ports/megawads/kdizd_12]Knee-Deep in ZDoom[/url][/b] (2007) [sup][[b]30[/b]: Graf Zahl: 6, Voltcom9: 7, tchkb: 2, Apaul27: 7, 4everDoomed: 5, Rince-wind: 1, Jaromir Bergmann: 2][/sup]&#10;[b]53. [url=https://www.doomworld.com/idgames/levels/doom/Ports/d-f/e1m8b]Tech Gone Bad[/url][/b] (2016) [sup][[b]30[/b]: Jaws In Space: 5, guitardz: 5, Nancsi: 8, Diabolución: 5, Jaromir Bergmann: 1, Marn: 5, DooM Bear: 1][/sup]&#10;[b]53. [url=https://www.doomworld.com/idgames/levels/doom2/Ports/s-u/tutnt]The Ultimate Torment &amp; Torture[/url][/b] (2007) [sup][[b]30[/b]: HyperLuke: 8, Talvi: 4, Greyenko: 4, TechnoDoomed1: 2, TheMightyHeracross: 3, Ziad EL Zein: 5, Ivory Duke: 4][/sup]&#10;[b]56. [url=http://www.moddb.com/mods/brutal-doom/downloads/brutal-doom-hell-on-earth-starter-pack]Brutal Doom: Hell on Earth Starter Pack (Extermination Day)[/url][/b] (2015) [sup][[b]29[/b]: TechnoDoomed1: 9, Squadallah: 8, DoomDork: 2, Deflektor: 4, behemoth_667: 6][/sup]&#10;[b]56. [url=https://www.doomworld.com/idgames/levels/doom2/Ports/d-f/distrbia]Disturbia[/url][/b] (2008) [sup][[b]29[/b]: Sky: 7, darkreaver: 10, Roofi: 6, Paul977: 6][/sup]&#10;[b]56. [url=https://www.doomworld.com/forum/topic/100842-rc-lost-civilization-episode-1-feedback-appreciated/]Lost civilization[/url][/b] (2018) [sup][[b]29[/b]: OniriA: 9, rd: 6, Endless: 8, Snikle: 6][/sup]&#10;[b]59. [url=https://www.doomworld.com/idgames/levels/doom2/megawads/zone300]Zone 300[/url][/b] (2013) [sup][[b]28[/b]: Voltcom9: 8, Soundblock: 3, Bryan T: 2, purist: 3, maxmanium: 8, ASaltShaker: 4][/sup]&#10;[b]60. [url=https://www.doomworld.com/idgames/levels/doom2/Ports/a-c/breach]Breach[/url][/b] (2015) [sup][[b]27[/b]: Jaws In Space: 7, Dime: 10, guitardz: 2, Nancsi: 1, Jaromir Bergmann: 4, smeghammer: 3][/sup]&#10;[b]60. [url=https://www.doomworld.com/idgames/levels/doom2/megawads/strain10]STRAIN[/url][/b] (1997) [sup][[b]27[/b]: Grazza: 6, ella guro: 4, JudgeDeadd: 1, T-Rex: 1, Squadallah: 9, smeghammer: 5, vdgg: 1][/sup]&#10;[b]62. [url=https://www.doomworld.com/forum/topic/109216-doom-zero-launch-and-celebrating-25-years-of-doom-ii/]Doom Zero[/url][/b] (2019) [sup][[b]26[/b]: ReaperAA: 4, maxmanium: 2, CinnamonKilljoy: 8, Warrex: 10, Horus: 2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forum/topic/103075-deathless-an-ultimate-doom-megawad-rc4/]Deathless[/url][/b] (2018) [sup][[b]24[/b]: TheMightyHeracross: 2, ReaperAA: 2, Worm318: 3, Makedounia: 9, Deadwing: 2, Warrex: 5, SOSU: 1][/sup]&#10;[b]65. [url=https://www.doomworld.com/idgames/levels/doom2/Ports/megawads/ngmvmt2]Newgothic Movement 2[/url][/b] (2017) [sup][[b]24[/b]: Nine Inch Heels: 8, ShoDemo: 2, Outrageous Videos: 9, Nazgul9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5. [url=https://www.doomworld.com/idgames/levels/doom2/Ports/v-z/violence]Violence[/url][/b] (2015) [sup][[b]24[/b]: Chamelenoel: 10, everennui: 4, Nate River: 2, Lorenz0: 4, rd: 4][/sup]&#10;[b]70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idgames/levels/doom2/Ports/a-c/bauhaus]Bauhaus[/url][/b] (2014) [sup][[b]22[/b]: ella guro: 9, 7hm: 5, Grain of Salt: 3, NoisyVelvet: 1, vdgg: 4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megawads/zpack]ZPack[/url][/b] (2008) [sup][[b]22[/b]: MFG38: 5, Voltcom9: 3, TechnoDoomed1: 4, Ziad EL Zein: 5, Octillion: 5][/sup]&#10;[b]76. [url=https://www.doomworld.com/idgames/levels/doom2/Ports/megawads/cchest2]Community Chest 2[/url][/b] (2004) [sup][[b]21[/b]: Sky: 10, tchkb: 1, Midnight_00: 9, vdgg: 1][/sup]&#10;[b]76. [url=https://www.doomworld.com/forum/topic/105598-hurt-singleplayer-map-in-hell/]Hurt[/url][/b] (2019) [sup][[b]21[/b]: Jaromir Bergmann: 9, OniriA: 7, I_Punch_Demons: 5][/sup]&#10;[b]76. [url=https://www.doomworld.com/idgames/levels/doom2/megawads/tvr]Revolution![/url][/b] (2001) [sup][[b]21[/b]: Not Jabba: 1, Grazza: 3, Altima: 4, termrork: 5, SilverMiner: 5, P41R47: 3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m-o/nuts]Nuts[/url][/b] (2001) [sup][[b]20[/b]: Chamelenoel: 6, AnonimVio: 9, E.M.: 5][/sup]&#10;[b]79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3. [url=https://www.doomworld.com/idgames/levels/doom2/megawads/dmonfear]Demonfear[/url][/b] (2000) [sup][[b]19[/b]: roadworx: 4, soner du: 3, Philnemba: 3, NaZa: 1, P41R47: 3, Marn: 5][/sup]&#10;[b]86. [url=https://www.doomworld.com/idgames/levels/doom2/Ports/d-f/dv]Deus Vult[/url][/b] (2004) [sup][[b]18[/b]: Mr. Freeze: 7, WH-Wilou84: 5, joepallai: 1, DJVCardMaster: 1, waciej: 4][/sup]&#10;[b]86. [url=https://www.doomworld.com/idgames/levels/doom/Ports/d-f/e1m4b]Phobos Mission Control[/url][/b] (2016) [sup][[b]18[/b]: Nancsi: 6, Diabolución: 5, Marn: 5, DooM Bear: 2][/sup]&#10;[b]86. [url=https://www.doomworld.com/idgames/levels/doom2/Ports/megawads/sf2011]Slaughterfest 2011[/url][/b] (2012) [sup][[b]18[/b]: Outrageous Videos: 5, tmorrow: 3, Simomarchi: 10][/sup]&#10;[b]86. [url=https://www.doomworld.com/idgames/levels/doom2/Ports/s-u/sd20x7]Stardate 20X7[/url][/b] (2017) [sup][[b]18[/b]: yakfak: 6, Grain of Salt: 8, bemused: 4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://heroestospare.com/rabotik/harmony.php]Harmony[/url][/b] (2009) [sup][[b]15[/b]: Not Jabba: 5, Sky: 6, ax34: 4][/sup]&#10;[b]98. [url=https://www.doomworld.com/idgames/levels/doom2/Ports/s-u/uacultra]UAC Ultra[/url][/b] (2010) [sup][[b]15[/b]: Malrionn: 10, behemoth_667: 5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105670-faithless-a-heretic-hub-final/]Faithless[/url][/b] (2019) [sup][[b]14[/b]: ReaperAA: 9, Rince-wind: 5][/sup]&#10;[b]102. [url=https://www.doomworld.com/forum/topic/85591-nihility-infinite-teeth-shareware-episode-v121/]Nihility: Infinite ﻿Teeth﻿[/url][/b] (2016) [sup][[b]14[/b]: Rince-wind: 5, rd: 4, Omniarch: 5][/sup]&#10;[b]102. [url=https://www.doomworld.com/idgames/levels/doom2/megawads/reverie]Reverie[/url][/b] (2011) [sup][[b]14[/b]: roadworx: 4, Octillion: 9, joepallai: 1][/sup]&#10;[b]102. [url=https://www.doomworld.com/idgames/levels/doom2/megawads/darken2]The Darkening Episode 2[/url][/b] (2000) [sup][[b]14[/b]: Graf Zahl: 4, joepallai: 2, vdgg: 8][/sup]&#10;[b]107. [url=https://www.doomworld.com/idgames/levels/doom2/Ports/megawads/50shades]50 Shades of Graytall[/url][/b] (2015) [sup][[b]13[/b]: Nine Inch Heels: 2, Voltcom9: 2, JudgeDeadd: 1, NoisyVelvet: 3, Pierrot: 5][/sup]&#10;[b]107. [url=https://www.doomworld.com/forum/topic/92574-dimension-of-the-boomed/]Dimension of the Boomed[/url][/b] (2018) [sup][[b]13[/b]: Ivory Duke: 7, Hansen79: 4, SOSU: 2][/sup]&#10;[b]107. [url=https://www.doomworld.com/idgames/levels/doom2/Ports/d-f/elysion]Elysion[/url][/b] (2009) [sup][[b]13[/b]: Sky: 8, darkreaver: 5][/sup]&#10;[b]107. [url=https://www.doomworld.com/idgames/levels/doom2/Ports/d-f/foursite]Foursite[/url][/b] (2016) [sup][[b]13[/b]: Nancsi: 7, 4everDoomed: 5, Gaia74: 1][/sup]&#10;[b]107. [url=https://doomwiki.org/wiki/Hell_To_Pay]Hell to Pay[/url][/b] (1996) [sup][[b]13[/b]: bonnie: 10, P41R47: 3][/sup]&#10;[b]107. [url=http://manbitesshark.com/]REKKR[/url][/b] (2018) [sup][[b]13[/b]: soner du: 8, Rince-wind: 5][/sup]&#10;[b]107. [url=https://www.doomworld.com/idgames/levels/doom2/Ports/s-u/sacrment]Sacrament[/url][/b] (2011) [sup][[b]13[/b]: ella guro: 8, yakfak: 5][/sup]&#10;[b]107. [url=https://www.doomworld.com/idgames/levels/doom2/megawads/ur]Unholy Realms[/url][/b] (2013) [sup][[b]13[/b]: Dime: 6, Bryan T: 1, dylux: 2, tmorrow: 2, Makedounia: 2][/sup]&#10;[b]107. [url=https://www.doomworld.com/idgames/levels/doom2/Ports/megawads/vile]Vile Flesh[/url][/b] (2004) [sup][[b]13[/b]: Grazza: 4, P41R47: 9][/sup]&#10;[b]107. [url=https://www.doomworld.com/idgames/levels/doom2/Ports/v-z/zdmcmp1]ZDoom Community Map Project: Take 1[/url][/b] (2004) [sup][[b]13[/b]: Phobus: 8, Ziad EL Zein: 5][/sup]&#10;[b]117. [url=https://www.doomworld.com/idgames/levels/doom2/Ports/d-f/exterror]Extreme Terror[/url][/b] (2016) [sup][[b]12[/b]: Nine Inch Heels: 5, everennui: 5, Nancsi: 2][/sup]&#10;[b]117. [url=https://www.doomworld.com/idgames/levels/doom2/Ports/m-o/ngmvmt1]Newgothic Movement 1[/url][/b] (2010) [sup][[b]12[/b]: everennui: 2, Outrageous Videos: 4, Nazgul9: 6][/sup]&#10;[b]117. [url=https://www.doomworld.com/forum/topic/106058-paradise-v2-multiplayer-beta-on-page-3-4122020/]Paradise[/url][/b] (2019) [sup][[b]12[/b]: Lorenz0: 5, &lt;&lt;Rewind: 6, JuanchoES: 1][/sup]&#10;[b]120. [url=https://www.doomworld.com/idgames/levels/doom/a-c/b2b]Back to Basics[/url][/b] (2007) [sup][[b]11[/b]: WH-Wilou84: 2, joepallai: 5, rd: 4][/sup]&#10;[b]120. [url=https://www.doomworld.com/idgames/levels/doom2/Ports/megawads/1024clau]Claustrophobia 1024[/url][/b] (2009) [sup][[b]11[/b]: m8f: 5, DJVCardMaster: 6][/sup]&#10;[b]120. [url=https://www.doomworld.com/idgames/levels/doom2/Ports/a-c/comatose]Comatose[/url][/b] (2016) [sup][[b]11[/b]: yakfak: 7, m8f: 4][/sup]&#10;[b]120. [url=https://www.doomworld.com/idgames/levels/doom2/Ports/a-c/crumpets]Crumpets[/url][/b] (2015) [sup][[b]11[/b]: everennui: 2, Nate River: 8, Nirvana: 1][/sup]&#10;[b]120. [url=https://www.doomworld.com/idgames/levels/doom2/Ports/a-c/ad2dow]Urban Brawl: Dead of Winter[/url][/b] (2014) [sup][[b]11[/b]: Ralphis: 6, Phobus: 5][/sup]&#10;[b]120. [url=https://www.doomworld.com/forum/topic/50158-wip-vela-pax-beta-21-out-now-with-1-more-stuff/]Vela Pax[/url][/b] (2010) [sup][[b]11[/b]: WH-Wilou84: 2, TheNerdTurtle2: 9][/sup]&#10;[b]120. [url=https://www.doomworld.com/idgames/levels/doom/v-z/wow]Wow[/url][/b] (1999) [sup][[b]11[/b]: AnonimVio: 10, Apaul27: 1][/sup]&#10;[b]127. [url=https://www.doomworld.com/forum/topic/101647-avactor-last-update-is-out/]Avactor[/url][/b] (2018) [sup][[b]10[/b]: JudgeDeadd: 2, OniriA: 8][/sup]&#10;[b]127. [url=https://www.doomworld.com/idgames/levels/doom2/Ports/a-c/chnworm]Chainworm Kommando[/url][/b] (2017) [sup][[b]10[/b]: Rince-wind: 5, eharper256: 5][/sup]&#10;[b]127. [url=https://www.doomworld.com/idgames/levels/doom2/Ports/s-u/tcotd21me]City of the Damned: Apocalypse[/url][/b] (2011) [sup][[b]10[/b]: TechnoDoomed1: 5, Rince-wind: 5][/sup]&#10;[b]127. [url=https://doomwiki.org/wiki/Daedalus:_Alien_Defense]Daedalus: Alien Defense[/url][/b] (2003) [sup][[b]10[/b]: A.H. Sankhatayan: 10][/sup]&#10;[b]127. [url=https://www.doomworld.com/idgames/levels/doom/s-u/uac_dead]Dooms Day of UAC[/url][/b] (1994) [sup][[b]10[/b]: Jaws In Space: 2, Ed: 5, joepallai: 3][/sup]&#10;[b]127. [url=https://www.doomworld.com/idgames/levels/doom2/g-i/grime]Grime[/url][/b] (2009) [sup][[b]10[/b]: WH-Wilou84: 2, darkreaver: 4, Paul977: 4][/sup]&#10;[b]127. [url=https://forum.zdoom.org/viewtopic.php?f=42&amp;t=55443#p981947]Redemption Of The Slain[/url][/b] (2017) [sup][[b]10[/b]: Nancsi: 10][/sup]&#10;[b]127. [url=https://doomwiki.org/wiki/Skulldash]Skulldash[/url][/b] (2015) [sup][[b]10[/b]: everennui: 2, Lorenz0: 8][/sup]&#10;[b]127. [url=https://www.doomworld.com/idgames/levels/doom2/Ports/s-u/tn]Tangerine Nightmare[/url][/b] (2018) [sup][[b]10[/b]: guitardz: 10][/sup]&#10;[b]127. [url=https://doomwiki.org/wiki/The_Brotherhood_of_Ruin]The Brotherhood of Ruin[/url][/b] (2003) [sup][[b]10[/b]: joepallai: 4, vdgg: 6][/sup]&#10;[b]127. [url=https://www.doomworld.com/idgames/levels/doom2/Ports/v-z/vrack3]Vrack 3[/url][/b] (2003) [sup][[b]10[/b]: Spectra: 4, roadworx: 2, Midnight_00: 1, vdgg: 3][/sup]&#10;[b]138. [url=http://www.doomwadstation.net/main/aliens.html]Aliens TC[/url][/b] (1994) [sup][[b]9[/b]: yakfak: 4, Payload4367: 5][/sup]&#10;[b]138. [url=https://www.doomworld.com/idgames/levels/doom/megawads/bgcomp]Base Ganymede[/url][/b] (2012) [sup][[b]9[/b]: maxmanium: 9][/sup]&#10;[b]138. [url=https://www.doomworld.com/idgames/levels/doom2/Ports/a-c/brfinal]Beyond Reality[/url][/b] (2012) [sup][[b]9[/b]: Talvi: 3, HUNdebLeonidasX: 6][/sup]&#10;[b]138. [url=https://www.doomworld.com/idgames/levels/doom2/Ports/m-o/mek-catk]Counterattack[/url][/b] (2017) [sup][[b]9[/b]: rd: 6, Hansen79: 3][/sup]&#10;[b]138. [url=https://www.doomworld.com/idgames/levels/doom2/megawads/d2ino]Doom 2 In Name Only[/url][/b] (2014) [sup][[b]9[/b]: Odal: 4, CinnamonKilljoy: 5][/sup]&#10;[b]138. [url=https://www.doomworld.com/idgames/levels/doom/Ports/megawads/ddamn0.9]Doom: Damnation[/url][/b] (2016) [sup][[b]9[/b]: bzzrak: 9][/sup]&#10;[b]138. [url=https://www.doomworld.com/idgames/levels/doom2/Ports/megawads/dump-1]Dump Episode 1: Fuck Time Limits[/url][/b] (2016) [sup][[b]9[/b]: Voltcom9: 9][/sup]&#10;[b]138. [url=https://www.doomworld.com/forum/topic/88507-dump-episode-3-bfg-edition-maps-released/]Dump Episode 3: BFG Edition[/url][/b] (2016) [sup][[b]9[/b]: HyperLuke: 9][/sup]&#10;[b]138. [url=https://www.doomworld.com/forum/topic/100391-esp2/]Eternal Slumber Party﻿ 2[/url][/b] (2018) [sup][[b]9[/b]: Roofi: 9][/sup]&#10;[b]138. [url=https://www.doomworld.com/idgames/levels/doom2/g-i/hellrun2]Hellrun[/url][/b] (2013) [sup][[b]9[/b]: Doomkid: 3, joepallai: 6][/sup]&#10;[b]138. [url=https://www.doomworld.com/idgames/levels/doom2/Ports/g-i/hth2]Hi-Tech Hell 2: Alien Tech[/url][/b] (2005) [sup][[b]9[/b]: Graf Zahl: 9][/sup]&#10;[b]138. [url=https://forum.zdoom.org/viewtopic.php?t=52301#p913612]Shadow Of The Wool Ball[/url][/b] (2016) [sup][[b]9[/b]: Apaul27: 9][/sup]&#10;[b]138. [url=http://stronghold.drdteam.org/download.html]Stronghold: On the Edge of Chaos[/url][/b] (2010) [sup][[b]9[/b]: MFG38: 2, Dragonfly: 2, termrork: 5][/sup]&#10;[b]138. [url=https://www.doomworld.com/idgames/levels/doom2/Ports/s-u/tnte1]Torment and Torture[/url][/b] (2006) [sup][[b]9[/b]: MFG38: 9][/sup]&#10;[b]138. [url=https://www.doomworld.com/idgames/levels/doom2/Ports/megawads/wos]Whispers of Satan[/url][/b] (2009) [sup][[b]9[/b]: tmorrow: 2, eharper256: 5, Warrex: 2][/sup]&#10;[b]153. [url=https://www.doomworld.com/idgames/levels/doom2/megawads/50monstr]50 Monsters[/url][/b] (2017) [sup][[b]8[/b]: tmorrow: 2, Worm318: 6][/sup]&#10;[b]153. [url=https://www.doomworld.com/idgames/levels/doom2/Ports/a-c/action]Action Doom[/url][/b] (2004) [sup][[b]8[/b]: Dragonfly: 1, Gaia74: 2, Worm318: 1, ax34: 4][/sup]&#10;[b]153. [url=https://www.doomworld.com/idgames/levels/doom2/Ports/megawads/amdosia]Armadosia The Mad Corridor[/url][/b] (2006) [sup][[b]8[/b]: Pierrot: 2, smeghammer: 6][/sup]&#10;[b]153. [url=https://www.doomworld.com/forum/topic/107249-come-eat-the-mapwich-a-collaborative-community-project-rc1-available/]Come eat The Mapwich[/url][/b] (2019) [sup][[b]8[/b]: Jaromir Bergmann: 8][/sup]&#10;[b]153. [url=https://www.doomworld.com/forum/topic/69813-doom-the-golden-souls-mario-64-doom-definitive-edition-released/]Doom: The Golden Souls[/url][/b] (2014) [sup][[b]8[/b]: everennui: 1, TheNerdTurtle2: 7][/sup]&#10;[b]153. [url=https://www.doomworld.com/idgames/levels/doom2/Ports/a-c/cybie]Doomguy's Pimp Ventures[/url][/b] (2006) [sup][[b]8[/b]: AnonimVio: 8][/sup]&#10;[b]153. [url=https://www.doomworld.com/idgames/levels/doom/Ports/d-f/dbimpact]Double Impact[/url][/b] (2011) [sup][[b]8[/b]: Ralphis: 6, A.H. Sankhatayan: 2][/sup]&#10;[b]153. [url=https://www.doomworld.com/idgames/levels/doom2/d-f/dyst3]Dystopia 3: Re-Birth of Anarchy[/url][/b] (1996) [sup][[b]8[/b]: Soundblock: 3, valkiriforce: 1, joepallai: 4][/sup]&#10;[b]153. [url=http://freedoom.github.io/download.html]Freedoom: Phase 1[/url][/b] (2009) [sup][[b]8[/b]: Chamelenoel: 3, northivanastan: 5][/sup]&#10;[b]153. [url=http://freedoom.github.io/download.html]Freedoom: Phase 2[/url][/b] (2003) [sup][[b]8[/b]: Spectra: 1, Voltcom9: 1, TheMightyHeracross: 3, northivanastan: 3][/sup]&#10;[b]153. [url=https://www.doomworld.com/idgames/levels/doom2/Ports/g-i/holyhell]Holy Hell[/url][/b] (2006) [sup][[b]8[/b]: Outrageous Videos: 2, bemused: 6][/sup]&#10;[b]153. [url=https://www.doomworld.com/idgames/levels/doom2/Ports/megawads/italo]Italo-Doom[/url][/b] (2016) [sup][[b]8[/b]: bemused: 8][/sup]&#10;[b]153. [url=https://www.doomworld.com/idgames/levels/doom2/m-o/mangle]Mangle[/url][/b] (1995) [sup][[b]8[/b]: bzzrak: 8][/sup]&#10;[b]153. [url=https://www.doomworld.com/idgames/levels/doom2/megawads/manolaik]Mano Laikas: A road to Gamzatti[/url][/b] (2016) [sup][[b]8[/b]: Deadwing: 8][/sup]&#10;[b]153. [url=https://www.doomworld.com/idgames/levels/doom2/Ports/m-o/mohu1]Monster Hunter Ltd Part I[/url][/b] (2014) [sup][[b]8[/b]: Jaws In Space: 4, m8f: 4][/sup]&#10;[b]153. [url=https://www.doomworld.com/idgames/levels/doom2/Ports/m-o/mohu2]Monster Hunter Ltd Part II[/url][/b] (2014) [sup][[b]8[/b]: Jaws In Space: 4, m8f: 4][/sup]&#10;[b]153. [url=https://www.doomworld.com/idgames/levels/doom2/Ports/m-o/nimrod]Nimrod: Ixnay on the Hombre[/url][/b] (2002) [sup][[b]8[/b]: Graf Zahl: 8][/sup]&#10;[b]153. [url=https://www.doomworld.com/idgames/levels/doom2/Ports/s-u/scythex]Scythe X[/url][/b] (2009) [sup][[b]8[/b]: 42PercentHealth: 2, Graf Zahl: 2, Talvi: 3, bLOCKbOYgAMES: 1][/sup]&#10;[b]153. [url=https://www.doomworld.com/forum/topic/43453-new-map-ready-to-go-the-bee-map/]The Beesong[/url][/b] (2008) [sup][[b]8[/b]: Roofi: 8][/sup]&#10;[b]172. [url=https://www.doomworld.com/forum/topic/108865-rc2-release-alienated-10-levels-for-gzdoom/]Alienated[/url][/b] (2019) [sup][[b]7[/b]: Jaromir Bergmann: 7][/sup]&#10;[b]172. [url=https://www.doomworld.com/forum/topic/92776-brigandine-rc2-updated-2017-05-13/]Brigandine[/url][/b] (2017) [sup][[b]7[/b]: guitardz: 2, Jaromir Bergmann: 5][/sup]&#10;[b]172. [url=http://www.moddb.com/games/doom/addons/castle-heng]Castle Heng[/url][/b] (2014) [sup][[b]7[/b]: 7hm: 7][/sup]&#10;[b]172. [url=https://www.doomworld.com/idgames/levels/doom2/Ports/a-c/cc-cod]Caverns of Darkness[/url][/b] (2002) [sup][[b]7[/b]: vdgg: 7][/sup]&#10;[b]172. [url=https://doomwiki.org/wiki/Chex_Quest#Chex_Quest_2]Chex Quest 2[/url][/b] (1997) [sup][[b]7[/b]: bzzrak: 7][/sup]&#10;[b]172. [url=https://www.doomworld.com/idgames/levels/doom2/Ports/a-c/cah_se]Cold as Hell[/url][/b] (2004) [sup][[b]7[/b]: Graf Zahl: 7][/sup]&#10;[b]172. [url=https://www.doomworld.com/idgames/levels/doom2/Ports/megawads/cif3]Community is Falling 3[/url][/b] (2008) [sup][[b]7[/b]: NuMetalManiak: 3, Voltcom9: 4][/sup]&#10;[b]172. [url=https://www.doomworld.com/idgames/levels/doom2/d-f/doomcity]Doom City[/url][/b] (1995) [sup][[b]7[/b]: Jaws In Space: 4, Doomkid: 3][/sup]&#10;[b]172. [url=http://www.moddb.com/mods/doomone/downloads/doomone-v04]Doom: One[/url][/b] (2013) [sup][[b]7[/b]: HyperLuke: 4, Greyenko: 3][/sup]&#10;[b]172. [url=https://www.doomworld.com/forum/topic/90173-eden/]Eden[/url][/b] (1994) [sup][[b]7[/b]: Nirvana: 7][/sup]&#10;[b]172. [url=https://www.doomworld.com/idgames/levels/doom2/Ports/d-f/fth666]Flashback to Hell[/url][/b] (2014) [sup][[b]7[/b]: GarrettChan: 2, eharper256: 5][/sup]&#10;[b]172. [url=https://www.doomworld.com/forum/topic/113414-wip-hellish-rogues-a-new-mappers-first-mapset-feb-15th-2021-near-final-version-available/]Hellish Rogues[/url][/b] (2021) [sup][[b]7[/b]: dei_eldren: 7][/sup]&#10;[b]172. [url=https://www.doomworld.com/idgames/levels/doom2/Ports/g-i/iedge]Insanity's Edge[/url][/b] (2009) [sup][[b]7[/b]: TechnoDoomed1: 7][/sup]&#10;[b]172. [url=https://www.doomworld.com/idgames/levels/doom2/megawads/marsw301]Mars War[/url][/b] (1998) [sup][[b]7[/b]: Roofi: 5, Rince-wind: 2][/sup]&#10;[b]172. [url=https://www.doomworld.com/idgames/levels/doom2/Ports/megawads/mock2]Mock 2: The Speed of Stupid[/url][/b] (2003) [sup][[b]7[/b]: AnonimVio: 7][/sup]&#10;[b]172. [url=https://doomwiki.org/wiki/Moonblood]Moonblood[/url][/b] (2017) [sup][[b]7[/b]: dei_eldren: 7][/sup]&#10;[b]172. [url=https://www.doomworld.com/idgames/levels/doom2/m-o/nochance]No Chance[/url][/b] (2008) [sup][[b]7[/b]: Roofi: 7][/sup]&#10;[b]172. [url=https://doomwiki.org/wiki/NOVA_III]Nova III[/url][/b] (2019) [sup][[b]7[/b]: DOEL: 7][/sup]&#10;[b]172. [url=https://www.doomworld.com/idgames/levels/doom2/m-o/odessa_1]Odessa 1[/url][/b] (1995) [sup][[b]7[/b]: 7hm: 7][/sup]&#10;[b]172. [url=https://www.doomworld.com/idgames/levels/doom2/Ports/p-r/pwfinal]Plutonium Winds[/url][/b] (2014) [sup][[b]7[/b]: Spectra: 7][/sup]&#10;[b]172. [url=https://doomwiki.org/wiki/Serenity]Serenity[/url][/b] (1994) [sup][[b]7[/b]: dei_eldren: 7][/sup]&#10;[b]172. [url=https://www.doomworld.com/idgames/levels/hexen/j-l/kaiser_28]Shadows of Chronos[/url][/b] (2014) [sup][[b]7[/b]: Grain of Salt: 7][/sup]&#10;[b]172. [url=https://www.doomworld.com/idgames/levels/doom2/Ports/megawads/intime]Somewhere in Time[/url][/b] (2016) [sup][[b]7[/b]: STILES: 3, smeghammer: 4][/sup]&#10;[b]172. [url=https://www.doomworld.com/idgames/levels/doom2/Ports/megawads/swideath]Swift Death[/url][/b] (2015) [sup][[b]7[/b]: Nine Inch Heels: 1, fveitsi: 5, NoisyVelvet: 1][/sup]&#10;[b]172. [url=https://www.doomworld.com/idgames/levels/doom/a-c/class_ep]The Classic Episode[/url][/b] (2000) [sup][[b]7[/b]: pcorf: 5, purist: 2][/sup]&#10;[b]172. [url=https://forum.zdoom.org/viewtopic.php?f=42&amp;t=55741]Waterlab GZD[/url][/b] (2017) [sup][[b]7[/b]: Phobus: 7][/sup]&#10;[b]198. [url=https://www.doomworld.com/forum/topic/92542-20-monsters-community-project-released/]20 Monsters Community Project[/url][/b] (2017) [sup][[b]6[/b]: Voltcom9: 6][/sup]&#10;[b]198. [url=https://www.doomworld.com/idgames/levels/doom2/Ports/s-u/teitenga]Assault on Tei Tenga[/url][/b] (1999) [sup][[b]6[/b]: Ralphis: 6][/sup]&#10;[b]198. [url=https://www.doomworld.com/idgames/levels/doom2/a-c/castleof]Castle of the Damned[/url][/b] (1996) [sup][[b]6[/b]: bzzrak: 6][/sup]&#10;[b]198. [url=https://www.doomworld.com/forum/topic/98296-dark-universe-wad-released/]Dark Universe[/url][/b] (2018) [sup][[b]6[/b]: &lt;&lt;Rewind: 6][/sup]&#10;[b]198. [url=https://www.doomworld.com/idgames/levels/doom2/Ports/d-f/de-pkg]Demon Eclipse[/url][/b] (2006) [sup][[b]6[/b]: Soundblock: 1, Lazorinc: 1, tchkb: 4][/sup]&#10;[b]198. [url=https://www.doomworld.com/idgames/levels/doom2/Ports/megawads/echelon]Echelon[/url][/b] (2016) [sup][[b]6[/b]: Sky: 1, bzzrak: 5][/sup]&#10;[b]198. [url=https://www.doomworld.com/idgames/levels/heretic/Ports/elfgp]Elf Gets Pissed[/url][/b] (2016) [sup][[b]6[/b]: Ralphis: 6][/sup]&#10;[b]198. [url=https://www.doomworld.com/idgames/levels/doom2/d-f/endgame]End Game[/url][/b] (2004) [sup][[b]6[/b]: pcorf: 6][/sup]&#10;[b]198. [url=https://www.doomworld.com/idgames/levels/doom/0-9/01fava]Fava Beans[/url][/b] (1995) [sup][[b]6[/b]: Philnemba: 2, NaZa: 4][/sup]&#10;[b]198. [url=https://www.doomworld.com/idgames/levels/doom2/Ports/megawads/5room]Five Rooms of Doom[/url][/b] (2015) [sup][[b]6[/b]: HyperLuke: 6][/sup]&#10;[b]198. [url=https://www.doomworld.com/idgames/levels/doom2/deathmatch/j-l/judas23]Judas[/url][/b] (1996) [sup][[b]6[/b]: antares031: 6][/sup]&#10;[b]198. [url=https://www.doomworld.com/idgames/levels/doom2/Ports/m-o/neodoom]NeoDoom[/url][/b] (2006) [sup][[b]6[/b]: OniriA: 6][/sup]&#10;[b]198. [url=https://www.doomworld.com/idgames/levels/doom/m-o/nukemine]Nuke Mine (Come Get Some)[/url][/b] (1994) [sup][[b]6[/b]: Soundblock: 6][/sup]&#10;[b]198. [url=https://www.doomworld.com/forum/topic/49008-phmlspd-boom-maps-for-people-who-like-shooting-monsters/]Phmlspd[/url][/b] (2010) [sup][[b]6[/b]: maxmanium: 6][/sup]&#10;[b]198. [url=https://doomwiki.org/wiki/SSL2]SSL2[/url][/b] (?) [sup][[b]6[/b]: antares031: 6][/sup]&#10;[b]198. [url=https://mikestoybox.net/2017/01/04/strange-aeons/]Strange Aeons[/url][/b] (2015) [sup][[b]6[/b]: ax34: 3, SOSU: 3][/sup]&#10;[b]198. [url=https://www.doomworld.com/idgames/levels/doom2/Ports/m-o/massm]The Adventures of MassMouth[/url][/b] (2000) [sup][[b]6[/b]: Ralphis: 6][/sup]&#10;[b]198. [url=https://www.doomworld.com/idgames/levels/doom2/s-u/slayer]The Slayer[/url][/b] (2002) [sup][[b]6[/b]: Vorpal: 5, vdgg: 1][/sup]&#10;[b]198. [url=https://www.doomworld.com/idgames/levels/doom/Ports/d-f/draftex]Thy Flesh - Turned into a draft-excluder[/url][/b] (2014) [sup][[b]6[/b]: 4everDoomed: 6][/sup]&#10;[b]198. [url=https://www.doomworld.com/idgames/themes/terrywads/uacmnnew]UAC Military Nightmare[/url][/b] (2008) [sup][[b]6[/b]: AnonimVio: 6][/sup]&#10;[b]198. [url=https://www.doomworld.com/idgames/levels/doom2/deathmatch/Ports/megawads/udmx]Unidoom Deathmatch X[/url][/b] (2008) [sup][[b]6[/b]: Ralphis: 6][/sup]&#10;[b]198. [url=https://www.doomworld.com/idgames/levels/doom2/megawads/urania]Urania[/url][/b] (2016) [sup][[b]6[/b]: Spectre01: 6][/sup]&#10;[b]220. [url=https://www.doomworld.com/forum/topic/115653-1000-line-2-cp-completed/]1000 Line 2 Community Project[/url][/b] (2020) [sup][[b]5[/b]: Horus: 5][/sup]&#10;[b]220. [url=https://www.doomworld.com/vb/thread/71473]2048 Unleashed[/url][/b] (2015) [sup][[b]5[/b]: eharper256: 5][/sup]&#10;[b]220. [url=https://www.doomworld.com/idgames/levels/doom/Ports/a-c/aa_e1]Alpha Accident: Terra Nova[/url][/b] (2016) [sup][[b]5[/b]: Rince-wind: 5][/sup]&#10;[b]220. [url=https://doomwiki.org/wiki/Army_of_Darkness_TC]Army of Darkness TC[/url][/b] (1996) [sup][[b]5[/b]: AtticTelephone: 5][/sup]&#10;[b]220. [url=https://www.doomworld.com/forum/topic/105451-birthday-bash-megawad-offical-release/]Birthday Bash [/url][/b] (2019) [sup][[b]5[/b]: eharper256: 5][/sup]&#10;[b]220. [url=https://www.doomworld.com/idgames/levels/doom2/Ports/a-c/bor_lost]Brotherhood of Ruin: The Lost Temple[/url][/b] (2013) [sup][[b]5[/b]: Vorpal: 5][/sup]&#10;[b]220. [url=https://www.doomworld.com/idgames/levels/doom/p-r/retroeps]CH Retro Episode[/url][/b] (2002) [sup][[b]5[/b]: Diabolución: 5][/sup]&#10;[b]220. [url=https://www.doomworld.com/idgames/levels/doom/a-c/crusades]Crusades[/url][/b] (1999) [sup][[b]5[/b]: joepallai: 5][/sup]&#10;[b]220. [url=https://www.doomworld.com/idgames/levels/doom/d-f/dante666]Dante's Gate[/url][/b] (1994) [sup][[b]5[/b]: Soundblock: 5][/sup]&#10;[b]220. [url=http://www.wad-archive.com/wad/DOOM-Barracks-Zone-1]Doom Barracks Zone[/url][/b] (2010) [sup][[b]5[/b]: HUNdebLeonidasX: 3, TheMightyHeracross: 2][/sup]&#10;[b]220. [url=https://www.doomworld.com/forum/topic/54022-doom-center-do-you-know-that/]Doom Center[/url][/b] (2011) [sup][[b]5[/b]: HUNdebLeonidasX: 5][/sup]&#10;[b]220. [url=https://doomwiki.org/wiki/Doom:_The_Lost_Episode]Doom: The Lost Episode[/url][/b] (2009) [sup][[b]5[/b]: Omniarch: 5][/sup]&#10;[b]220. [url=https://www.doomworld.com/forum/topic/104925-doomish-den-of-design-a-map-that-teaches-you-map-design/]Doomish Den of Design[/url][/b] (2019) [sup][[b]5[/b]: Rince-wind: 5][/sup]&#10;[b]220. [url=https://www.doomworld.com/idgames/levels/doom2/Ports/d-f/dripfeed]Drip Feed[/url][/b] (2010) [sup][[b]5[/b]: Vorpal: 5][/sup]&#10;[b]220. [url=http://www.doom2.net/mykdoom/misc/113434_e1contest.zip]E1 Contest[/url][/b] (2001) [sup][[b]5[/b]: Diabolución: 5][/sup]&#10;[b]220. [url=https://doomwiki.org/wiki/Epic]Epic[/url][/b] (2007) [sup][[b]5[/b]: AtticTelephone: 5][/sup]&#10;[b]220. [url=https://www.doomworld.com/idgames/themes/TeamTNT/ed4_rfo/ed4_rfo1]Eternal DOOM IV: Return from Oblivion[/url][/b] (2008) [sup][[b]5[/b]: m8f: 5][/sup]&#10;[b]220. [url=https://www.doomworld.com/idgames/levels/doom2/deathmatch/megawads/exec]Execution[/url][/b] (2000) [sup][[b]5[/b]: Doomkid: 5][/sup]&#10;[b]220. [url=https://www.doomworld.com/idgames/levels/doom2/Ports/d-f/ftmtn_v2]Firetop Mountain[/url][/b] (2013) [sup][[b]5[/b]: smeghammer: 5][/sup]&#10;[b]220. [url=https://forum.zdoom.org/viewtopic.php?f=19&amp;t=46718]Gene-Tech: Before the Storm[/url][/b] (2014) [sup][[b]5[/b]: Graf Zahl: 5][/sup]&#10;[b]220. [url=https://www.doomworld.com/idgames/levels/doom2/Ports/megawads/gmp]Good Morning Phobos[/url][/b] (2017) [sup][[b]5[/b]: Bryan T: 5][/sup]&#10;[b]220. [url=https://www.doomworld.com/idgames/levels/doom2/deathmatch/Ports/megawads/gw2]Greenwar II[/url][/b] (2009) [sup][[b]5[/b]: Ed: 5][/sup]&#10;[b]220. [url=https://www.doomworld.com/idgames/themes/hacx/hx11pack]Hacx[/url][/b] (1997) [sup][[b]5[/b]: Grazza: 5][/sup]&#10;[b]220. [url=https://www.doomworld.com/idgames/levels/doom2/Ports/g-i/inncnx2]Innocence X2[/url][/b] (2016) [sup][[b]5[/b]: Spectra: 5][/sup]&#10;[b]220. [url=https://www.doomworld.com/idgames/levels/doom2/m-o/mordeth]Mordeth[/url][/b] (1997) [sup][[b]5[/b]: Vorpal: 5][/sup]&#10;[b]220. [url=https://doomwiki.org/wiki/No_Sleep_for_the_Dead]No Sleep for the Dead[/url][/b] (2016) [sup][[b]5[/b]: Omniarch: 5][/sup]&#10;[b]220. [url=http://www.mediafire.com/file/fuurx4c98tl198i/One_Doom_s_Day.wad]One Doom's Day[/url][/b] (2013) [sup][[b]5[/b]: Apaul27: 5][/sup]&#10;[b]220. [url=https://www.doomworld.com/idgames/levels/doom2/m-o/osiris]Osiris[/url][/b] (1996) [sup][[b]5[/b]: Vorpal: 5][/sup]&#10;[b]220. [url=https://www.doomworld.com/idgames/levels/doom2/Ports/p-r/paranoid]Paranoid[/url][/b] (2010) [sup][[b]5[/b]: termrork: 5][/sup]&#10;[b]220. [url=https://www.doomworld.com/idgames/levels/doom2/Ports/p-r/planisf2]Planisphere 2[/url][/b] (2012) [sup][[b]5[/b]: ax34: 5][/sup]&#10;[b]220. [url=https://www.doomworld.com/idgames/music/plutmidi]Plutonia MIDI Pack[/url][/b] (2013) [sup][[b]5[/b]: Diabolución: 1, DJVCardMaster: 2, northivanastan: 2][/sup]&#10;[b]220. [url=https://www.doomworld.com/vb/wads-mods/67271-project-uber-idgamesd/]Project Uber[/url][/b] (2014) [sup][[b]5[/b]: Rince-wind: 5][/sup]&#10;[b]220. [url=https://doomwiki.org/wiki/Return_to_Hadron]Return to Hadron Episode 1[/url][/b] (2015) [sup][[b]5[/b]: Omniarch: 5][/sup]&#10;[b]220. [url=https://www.doomworld.com/idgames/levels/doom2/s-u/selfish5]SELFISH5[/url][/b] (2005) [sup][[b]5[/b]: Diabolución: 5][/sup]&#10;[b]220. [url=https://www.doomworld.com/idgames/levels/doom2/Ports/s-u/sotnr]Shadows of The Nightmare Realm[/url][/b] (2017) [sup][[b]5[/b]: 4everDoomed: 5][/sup]&#10;[b]220. [url=https://www.doomworld.com/idgames/levels/doom/Ports/p-r/pe1_phob]Simply Phobos[/url][/b] (2004) [sup][[b]5[/b]: Diabolución: 5][/sup]&#10;[b]220. [url=https://doomwiki.org/wiki/SkePLand]SkePLand[/url][/b] (2011) [sup][[b]5[/b]: vdgg: 5][/sup]&#10;[b]220. [url=https://www.doomworld.com/idgames/deathmatch/skulltag/spacedm9]SpaceDM9[/url][/b] (2011) [sup][[b]5[/b]: Ed: 5][/sup]&#10;[b]220. [url=https://www.doomworld.com/forum/topic/74280-the-ultimate-doom-ii-doom-ii-levels-remade/]The Ultimate Doom II [/url][/b] (2015) [sup][[b]5[/b]: Ivory Duke: 5][/sup]&#10;[b]220. [url=https://www.doomworld.com/forum/topic/115177-three-is-a-crowd-vanilla-megawad-with-three-protagonists-finally-released/]Three Is A Crowd[/url][/b] (2020) [sup][[b]5[/b]: Omniarch: 5][/sup]&#10;[b]220. [url=https://www.doomworld.com/idgames/levels/doom2/Ports/megawads/thtthren]THT: Threnody[/url][/b] (2016) [sup][[b]5[/b]: Doomkid: 2, A.H. Sankhatayan: 3][/sup]&#10;[b]220. [url=https://www.doomworld.com/forum/topic/111099-psx-doom-megawad-fall-of-triton-remake-triton-ii/]TRITON﻿ II﻿[/url][/b] (2020) [sup][[b]5[/b]: behemoth_667: 5][/sup]&#10;[b]220. [url=https://doomwiki.org/wiki/Ultimate_Doom_the_Way_id_Did]Ultimate Doom the Way id Did[/url][/b] (2019) [sup][[b]5[/b]: Omniarch: 5][/sup]&#10;[b]220. [url=https://www.doomworld.com/idgames/levels/doom2/Ports/v-z/vulkan]Vulkan Episode 1[/url][/b] (2017) [sup][[b]5[/b]: HyperLuke: 5][/sup]&#10;[b]220. [url=https://www.doomworld.com/vb/wads-mods/71259-way-too-many-dead-guys-map05-alpha-available/]Way 2 Many Dead Guys[/url][/b] (2014) [sup][[b]5[/b]: Nancsi: 5][/sup]&#10;[b]220. [url=https://www.moddb.com/mods/bloodpack]ZBloodpack[/url][/b] (2005) [sup][[b]5[/b]: smeghammer: 5][/sup]&#10;[b]220. [url=https://www.doomworld.com/idgames/levels/doom2/Ports/v-z/zendyn_x]Zen Dynamics[/url][/b] (2005) [sup][[b]5[/b]: Phobus: 4, TechnoDoomed1: 1][/sup]&#10;[b]267. [url=https://www.doomworld.com/vb/thread/103867]Akeldama[/url][/b] (2020) [sup][[b]4[/b]: roadworx: 2, Snikle: 2][/sup]&#10;[b]267. [url=https://forum.zdoom.org/viewtopic.php?f=19&amp;t=47573#p807968]Ashes 2063 TC[/url][/b] (2018) [sup][[b]4[/b]: rd: 4][/sup]&#10;[b]267. [url=https://www.doomworld.com/idgames/levels/doom2/a-c/chord2]Chord 2[/url][/b] (1997) [sup][[b]4[/b]: Paul977: 4][/sup]&#10;[b]267. [url=https://www.doomworld.com/files/file/10874-city-of-doom-part-i-beta-1-11/]City of DooM (Part I)[/url][/b] (2000) [sup][[b]4[/b]: ax34: 4][/sup]&#10;[b]267. [url=https://www.doomworld.com/idgames/levels/doom2/Ports/a-c/cafebrk1]Coffee Break Episode 1[/url][/b] (2012) [sup][[b]4[/b]: eharper256: 4][/sup]&#10;[b]267. [url=https://www.doomworld.com/idgames/levels/doom2/Ports/a-c/c-shock2]Combat Shock 2[/url][/b] (2012) [sup][[b]4[/b]: Cynical: 1, Nate River: 3][/sup]&#10;[b]267. [url=https://www.doomworld.com/idgames/levels/doom2/Ports/a-c/crimsonh]Crimson Horizon[/url][/b] (2009) [sup][[b]4[/b]: Paul977: 4][/sup]&#10;[b]267. [url=https://www.doomworld.com/idgames/levels/doom2/deathmatch/Ports/megawads/crudream]Crucified Dreams[/url][/b] (2006) [sup][[b]4[/b]: Soundblock: 4][/sup]&#10;[b]267. [url=https://www.doomworld.com/forum/topic/106371-czechbox-final-version-available/]CzechBox[/url][/b] (2020) [sup][[b]4[/b]: Willy W.: 4][/sup]&#10;[b]267. [url=https://www.doomworld.com/idgames/levels/doom2/Ports/d-f/dcity2_5]Damned City 2[/url][/b] (2019) [sup][[b]4[/b]: ax34: 4][/sup]&#10;[b]267. [url=https://www.doomworld.com/idgames/levels/doom2/Ports/d-f/dark7]Dark 7 (with Mission Pack)[/url][/b] (2002) [sup][[b]4[/b]: smeghammer: 4][/sup]&#10;[b]267. [url=https://www.doomworld.com/idgames/levels/doom2/Ports/d-f/dor]Dawn of Reality[/url][/b] (2010) [sup][[b]4[/b]: ax34: 4][/sup]&#10;[b]267. [url=https://www.doomworld.com/forum/topic/92135-deadair-v2/]dead.air[/url][/b] (2016) [sup][[b]4[/b]: HyperLuke: 2, Lorenz0: 2][/sup]&#10;[b]267. [url=https://www.doomworld.com/idgames/levels/doom2/d-f/earth]Earth[/url][/b] (1998) [sup][[b]4[/b]: ShoDemo: 3, TheNerdTurtle2: 1][/sup]&#10;[b]267. [url=https://www.doomworld.com/forum/topic/94601-empyrion_v39-14-udmf-coop-maps-with-single-player-support/]Empyrion[/url][/b] (2017) [sup][[b]4[/b]: Gaia74: 4][/sup]&#10;[b]267. [url=https://www.doomworld.com/idgames/levels/doom2/Ports/g-i/impencse]Imp Encounter[/url][/b] (2003) [sup][[b]4[/b]: AnonimVio: 4][/sup]&#10;[b]267. [url=https://www.doomworld.com/forum/topic/74792-jiffy-bag-a-speedmap-megawad-rc2-released/]Jiffy Bag[/url][/b] (2015) [sup][[b]4[/b]: TheNerdTurtle2: 4][/sup]&#10;[b]267. [url=https://www.doomworld.com/idgames/levels/doom2/Ports/j-l/khorus]Khorus[/url][/b] (2012) [sup][[b]4[/b]: NuMetalManiak: 4][/sup]&#10;[b]267. [url=https://www.doomworld.com/files/file/15671-mapgame/]Mapgame[/url][/b] (2009) [sup][[b]4[/b]: m8f: 4][/sup]&#10;[b]267. [url=https://www.doomworld.com/idgames/levels/doom2/Ports/m-o/nfh2]Neighborhood From Hell[/url][/b] (2012) [sup][[b]4[/b]: ax34: 4][/sup]&#10;[b]267. [url=https://www.doomworld.com/idgames/levels/doom2/Ports/megawads/nova2]Nova II: New Dawn[/url][/b] (2015) [sup][[b]4[/b]: Not Jabba: 3, dylux: 1][/sup]&#10;[b]267. [url=https://www.doomworld.com/idgames/?id=19249]Preacher[/url][/b] (2018) [sup][[b]4[/b]: DoomDork: 3, Snikle: 1][/sup]&#10;[b]267. [url=https://doomwiki.org/wiki/Robocop_Doom]Robocop Doom[/url][/b] (2019) [sup][[b]4[/b]: ax34: 4][/sup]&#10;[b]267. [url=https://www.doomworld.com/idgames/levels/doom2/Ports/s-u/sinedie]Sine Die[/url][/b] (2007) [sup][[b]4[/b]: bLOCKbOYgAMES: 4][/sup]&#10;[b]267. [url=https://www.doomworld.com/idgames/levels/doom2/Ports/megawads/sf3]Slaughterfest 3[/url][/b] (2018) [sup][[b]4[/b]: Nazgul9: 4][/sup]&#10;[b]267. [url=https://www.doomworld.com/idgames/levels/doom2/Ports/megawads/doomtrib]The DOOM Tribute Project[/url][/b] (2016) [sup][[b]4[/b]: ax34: 4][/sup]&#10;[b]267. [url=https://www.doomworld.com/idgames/levels/doom2/d-f/enigma]The Enigma Episode[/url][/b] (1995) [sup][[b]4[/b]: T-Rex: 3, valkiriforce: 1][/sup]&#10;[b]267. [url=https://www.doomworld.com/idgames/levels/doom/megawads/nmdu]The Ultimate NMD [/url][/b] (2009) [sup][[b]4[/b]: eharper256: 4][/sup]&#10;[b]267. [url=http://odamex.net/boards/index.php?topic=2246.0]UAC Ultra 2[/url][/b] (2013) [sup][[b]4[/b]: Sky: 4][/sup]&#10;[b]267. [url=https://www.doomworld.com/idgames/levels/doom2/Ports/m-o/ma_val]Valhalla[/url][/b] (2010) [sup][[b]4[/b]: 4everDoomed: 4][/sup]&#10;[b]267. [url=https://www.doomworld.com/idgames/levels/doom2/Ports/v-z/vrack]Vrack[/url][/b] (2000) [sup][[b]4[/b]: bzzrak: 4][/sup]&#10;[b]298. [url=https://cloud.mail.ru/public/83f617a62867/1993.WAD]1993[/url][/b] (2014) [sup][[b]3[/b]: Apaul27: 3][/sup]&#10;[b]298. [url=https://www.doomworld.com/forum/topic/93734-doomworld-community-top-wads-of-all-time/?page=4]2castles[/url][/b] (2017) [sup][[b]3[/b]: Soundblock: 3][/sup]&#10;[b]298. [url=https://www.doomworld.com/forum/topic/90605-v04-a-boy-and-his-barrel-a-secret-is-revealed/]A Boy and His Barrel[/url][/b] (2016) [sup][[b]3[/b]: Dragonfly: 3][/sup]" calcext:value-type="string">
            <text:p>[b]1. [url=https://www.doomworld.com/idgames/levels/doom2/Ports/megawads/aaliens]Ancient Aliens[/url][/b] (2016) [sup][[b]376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5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  <text:p>[b]2. [url=https://www.doomworld.com/idgames/levels/doom2/megawads/av]Alien Vendetta[/url][/b] (2001) [sup][[b]374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7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</text:p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37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  <text:p>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</text:p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  <text:p>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</text:p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</text:p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  <text:p>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  <text:p>[b]26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6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</text:p>
            <text:p>[b]28. [url=https://www.doomworld.com/forum/topic/85791-tnt-revilution-final-beta-ready-for-testing/]TNT: Revilution[/url][/b] (2017) [sup][[b]64[/b]: Spectra: 9, bLOCKbOYgAMES: 2, GarrettChan: 1, dylux: 6, tmorrow: 2, ReaperAA: 8, Polri: 3, SilverMiner: 3, P41R47: 10, A.H. Sankhatayan: 5, Willy W.: 5, Sotenga: 10][/sup]</text:p>
            <text:p>[b]29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29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9. [url=https://www.romerogames.ie/si6il/]SIGIL[/url][/b] (2019) [sup][[b]62[/b]: Diabolución: 10, 4everDoomed: 4, Jaromir Bergmann: 10, STILES: 2, termrork: 5, Worm318: 2, Deadwing: 6, &lt;&lt;Rewind: 2, DooM Bear: 7, northivanastan: 6, dei_eldren: 8][/sup]</text:p>
            <text:p>[b]32. [url=https://www.doomworld.com/idgames/levels/doom2/megawads/d2twid]Doom II the Way id Did[/url][/b] (2013) [sup][[b]60[/b]: Dime: 8, NoisyVelvet: 5, ReaperAA: 1, pcorf: 5, purist: 10, Polri: 3, CinnamonKilljoy: 8, Makedounia: 5, Endless: 3, Marn: 5, Warrex: 2, E.M.: 5][/sup]</text:p>
            <text:p>[b]33. [url=http://adventuresofsquare.com/downloads.php]The Adventures of Square[/url][/b] (2014) [sup][[b]55[/b]: Sky: 9, ShoDemo: 5, Ed: 5, JudgeDeadd: 5, Woolie Wool: 8, Squadallah: 7, termrork: 5, Marn: 5, Sotenga: 6][/sup]</text:p>
            <text:p>[b]34. [url=https://www.doomworld.com/idgames/levels/doom2/Ports/megawads/alt]A.L.T.[/url][/b] (2012) [sup][[b]54[/b]: Not Jabba: 7, Spectre01: 2, ella guro: 10, yakfak: 10, Rince-wind: 5, Hansen79: 5, P41R47: 7, SOSU: 8][/sup]</text:p>
            <text:p>[b]35. [url=https://doomwiki.org/wiki/No_Rest_for_the_Living]No Rest for the Living[/url][/b] (2010) [sup][[b]52[/b]: Vorpal: 5, Nancsi: 9, ReaperAA: 3, Diabolución: 10, 4everDoomed: 7, STILES: 7, CinnamonKilljoy: 3, Endless: 6, waciej: 2][/sup]</text:p>
            <text:p>[b]36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j-l/lunatic]Lunatic[/url][/b] (2011) [sup][[b]45[/b]: Cynical: 6, Dime: 9, Nate River: 4, Poncho: 5, Gaia74: 3, Deflektor: 8, Marn: 5, Boy: 5][/sup]</text:p>
            <text:p>[b]41. [url=https://www.doomworld.com/forum/topic/62496-winters-fury/]Winter's Fury[/url][/b] (2012) [sup][[b]44[/b]: Dragonfly: 5, TechnoDoomed1: 10, Lorenz0: 7, Octillion: 7, OniriA: 3, Ivory Duke: 3, ASaltShaker: 9][/sup]</text:p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4. [url=https://www.doomworld.com/idgames/levels/doom2/Ports/g-i/hg]Hell Ground[/url][/b] (2009) [sup][[b]37[/b]: Cynical: 8, Chamelenoel: 7, antares031: 5, WH-Wilou84: 2, darkreaver: 1, Polri: 2, Pierrot: 4, Demion: 5, Boy: 3][/sup]</text:p>
            <text:p>[b]44. [url=https://www.doomworld.com/idgames/levels/doom2/Ports/megawads/strg]Struggle - Antaresian Legacy[/url][/b] (2018) [sup][[b]37[/b]: Budoka: 10, Jaromir Bergmann: 6, Payload4367: 3, Deadwing: 6, Snikle: 7, Omniarch: 5][/sup]</text:p>
            <text:p>[b]46. [url=https://www.doomworld.com/idgames/levels/doom2/Ports/d-f/equinox]Equinox[/url][/b] (2001) [sup][[b]36[/b]: Sky: 5, Grazza: 9, ella guro: 5, A.H. Sankhatayan: 7, AtticTelephone: 5, Boy: 5][/sup]</text:p>
            <text:p>[b]47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  <text:p>[b]47. [url=https://www.doomworld.com/idgames/themes/TeamTNT/icarus/icarus]Icarus: Alien Vanguard[/url][/b] (1996) [sup][[b]35[/b]: Ralphis: 6, Grazza: 8, T-Rex: 3, valkiriforce: 8, A.H. Sankhatayan: 10][/sup]</text:p>
            <text:p>[b]47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0. [url=https://www.doomworld.com/idgames/levels/doom2/Ports/s-u/swtw]Swim With the Whales[/url][/b] (2013) [sup][[b]33[/b]: WH-Wilou84: 2, Nate River: 9, Soundblock: 3, Lazorinc: 6, Nirvana: 10, NoisyVelvet: 3][/sup]</text:p>
            <text:p>[b]51. [url=https://doomwiki.org/wiki/The_Plutonia_Experiment]The Plutonia Experiment[/url][/b] (1996) [sup][[b]32[/b]: guitardz: 5, purist: 5, termrork: 5, Tartlman: 1, Worm318: 2, Deadwing: 10, northivanastan: 4][/sup]</text:p>
            <text:p>[b]52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3. [url=https://www.doomworld.com/idgames/levels/doom/Ports/megawads/kdizd_12]Knee-Deep in ZDoom[/url][/b] (2007) [sup][[b]30[/b]: Graf Zahl: 6, Voltcom9: 7, tchkb: 2, Apaul27: 7, 4everDoomed: 5, Rince-wind: 1, Jaromir Bergmann: 2][/sup]</text:p>
            <text:p>[b]53. [url=https://www.doomworld.com/idgames/levels/doom/Ports/d-f/e1m8b]Tech Gone Bad[/url][/b] (2016) [sup][[b]30[/b]: Jaws In Space: 5, guitardz: 5, Nancsi: 8, Diabolución: 5, Jaromir Bergmann: 1, Marn: 5, DooM Bear: 1][/sup]</text:p>
            <text:p>[b]53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56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  <text:p>[b]56. [url=https://www.doomworld.com/idgames/levels/doom2/Ports/d-f/distrbia]Disturbia[/url][/b] (2008) [sup][[b]29[/b]: Sky: 7, darkreaver: 10, Roofi: 6, Paul977: 6][/sup]</text:p>
            <text:p>[b]56. [url=https://www.doomworld.com/forum/topic/100842-rc-lost-civilization-episode-1-feedback-appreciated/]Lost civilization[/url][/b] (2018) [sup][[b]29[/b]: OniriA: 9, rd: 6, Endless: 8, Snikle: 6][/sup]</text:p>
            <text:p>[b]59. [url=https://www.doomworld.com/idgames/levels/doom2/megawads/zone300]Zone 300[/url][/b] (2013) [sup][[b]28[/b]: Voltcom9: 8, Soundblock: 3, Bryan T: 2, purist: 3, maxmanium: 8, ASaltShaker: 4][/sup]</text:p>
            <text:p>[b]60. [url=https://www.doomworld.com/idgames/levels/doom2/Ports/a-c/breach]Breach[/url][/b] (2015) [sup][[b]27[/b]: Jaws In Space: 7, Dime: 10, guitardz: 2, Nancsi: 1, Jaromir Bergmann: 4, smeghammer: 3][/sup]</text:p>
            <text:p>[b]60. [url=https://www.doomworld.com/idgames/levels/doom2/megawads/strain10]STRAIN[/url][/b] (1997) [sup][[b]27[/b]: Grazza: 6, ella guro: 4, JudgeDeadd: 1, T-Rex: 1, Squadallah: 9, smeghammer: 5, vdgg: 1][/sup]</text:p>
            <text:p>[b]62. [url=https://www.doomworld.com/forum/topic/109216-doom-zero-launch-and-celebrating-25-years-of-doom-ii/]Doom Zero[/url][/b] (2019) [sup][[b]26[/b]: ReaperAA: 4, maxmanium: 2, CinnamonKilljoy: 8, Warrex: 10, Horus: 2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forum/topic/103075-deathless-an-ultimate-doom-megawad-rc4/]Deathless[/url][/b] (2018) [sup][[b]24[/b]: TheMightyHeracross: 2, ReaperAA: 2, Worm318: 3, Makedounia: 9, Deadwing: 2, Warrex: 5, SOSU: 1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5. [url=https://www.doomworld.com/idgames/levels/doom2/Ports/v-z/violence]Violence[/url][/b] (2015) [sup][[b]24[/b]: Chamelenoel: 10, everennui: 4, Nate River: 2, Lorenz0: 4, rd: 4][/sup]</text:p>
            <text:p>[b]70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idgames/levels/doom2/Ports/a-c/bauhaus]Bauhaus[/url][/b] (2014) [sup][[b]22[/b]: ella guro: 9, 7hm: 5, Grain of Salt: 3, NoisyVelvet: 1, vdgg: 4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megawads/zpack]ZPack[/url][/b] (2008) [sup][[b]22[/b]: MFG38: 5, Voltcom9: 3, TechnoDoomed1: 4, Ziad EL Zein: 5, Octillion: 5][/sup]</text:p>
            <text:p>[b]76. [url=https://www.doomworld.com/idgames/levels/doom2/Ports/megawads/cchest2]Community Chest 2[/url][/b] (2004) [sup][[b]21[/b]: Sky: 10, tchkb: 1, Midnight_00: 9, vdgg: 1][/sup]</text:p>
            <text:p>[b]76. [url=https://www.doomworld.com/forum/topic/105598-hurt-singleplayer-map-in-hell/]Hurt[/url][/b] (2019) [sup][[b]21[/b]: Jaromir Bergmann: 9, OniriA: 7, I_Punch_Demons: 5][/sup]</text:p>
            <text:p>[b]76. [url=https://www.doomworld.com/idgames/levels/doom2/megawads/tvr]Revolution![/url][/b] (2001) [sup][[b]21[/b]: Not Jabba: 1, Grazza: 3, Altima: 4, termrork: 5, SilverMiner: 5, P41R47: 3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m-o/nuts]Nuts[/url][/b] (2001) [sup][[b]20[/b]: Chamelenoel: 6, AnonimVio: 9, E.M.: 5][/sup]</text:p>
            <text:p>[b]79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3. [url=https://www.doomworld.com/idgames/levels/doom2/megawads/dmonfear]Demonfear[/url][/b] (2000) [sup][[b]19[/b]: roadworx: 4, soner du: 3, Philnemba: 3, NaZa: 1, P41R47: 3, Marn: 5][/sup]</text:p>
            <text:p>[b]86. [url=https://www.doomworld.com/idgames/levels/doom2/Ports/d-f/dv]Deus Vult[/url][/b] (2004) [sup][[b]18[/b]: Mr. Freeze: 7, WH-Wilou84: 5, joepallai: 1, DJVCardMaster: 1, waciej: 4][/sup]</text:p>
            <text:p>[b]86. [url=https://www.doomworld.com/idgames/levels/doom/Ports/d-f/e1m4b]Phobos Mission Control[/url][/b] (2016) [sup][[b]18[/b]: Nancsi: 6, Diabolución: 5, Marn: 5, DooM Bear: 2][/sup]</text:p>
            <text:p>[b]86. [url=https://www.doomworld.com/idgames/levels/doom2/Ports/megawads/sf2011]Slaughterfest 2011[/url][/b] (2012) [sup][[b]18[/b]: Outrageous Videos: 5, tmorrow: 3, Simomarchi: 10][/sup]</text:p>
            <text:p>[b]86. [url=https://www.doomworld.com/idgames/levels/doom2/Ports/s-u/sd20x7]Stardate 20X7[/url][/b] (2017) [sup][[b]18[/b]: yakfak: 6, Grain of Salt: 8, bemused: 4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://heroestospare.com/rabotik/harmony.php]Harmony[/url][/b] (2009) [sup][[b]15[/b]: Not Jabba: 5, Sky: 6, ax34: 4][/sup]</text:p>
            <text:p>[b]98. [url=https://www.doomworld.com/idgames/levels/doom2/Ports/s-u/uacultra]UAC Ultra[/url][/b] (2010) [sup][[b]15[/b]: Malrionn: 10, behemoth_667: 5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105670-faithless-a-heretic-hub-final/]Faithless[/url][/b] (2019) [sup][[b]14[/b]: ReaperAA: 9, Rince-wind: 5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2. [url=https://www.doomworld.com/idgames/levels/doom2/megawads/reverie]Reverie[/url][/b] (2011) [sup][[b]14[/b]: roadworx: 4, Octillion: 9, joepallai: 1][/sup]</text:p>
            <text:p>[b]102. [url=https://www.doomworld.com/idgames/levels/doom2/megawads/darken2]The Darkening Episode 2[/url][/b] (2000) [sup][[b]14[/b]: Graf Zahl: 4, joepallai: 2, vdgg: 8][/sup]</text:p>
            <text:p>[b]107. [url=https://www.doomworld.com/idgames/levels/doom2/Ports/megawads/50shades]50 Shades of Graytall[/url][/b] (2015) [sup][[b]13[/b]: Nine Inch Heels: 2, Voltcom9: 2, JudgeDeadd: 1, NoisyVelvet: 3, Pierrot: 5][/sup]</text:p>
            <text:p>[b]107. [url=https://www.doomworld.com/forum/topic/92574-dimension-of-the-boomed/]Dimension of the Boomed[/url][/b] (2018) [sup][[b]13[/b]: Ivory Duke: 7, Hansen79: 4, SOSU: 2][/sup]</text:p>
            <text:p>[b]107. [url=https://www.doomworld.com/idgames/levels/doom2/Ports/d-f/elysion]Elysion[/url][/b] (2009) [sup][[b]13[/b]: Sky: 8, darkreaver: 5][/sup]</text:p>
            <text:p>[b]107. [url=https://www.doomworld.com/idgames/levels/doom2/Ports/d-f/foursite]Foursite[/url][/b] (2016) [sup][[b]13[/b]: Nancsi: 7, 4everDoomed: 5, Gaia74: 1][/sup]</text:p>
            <text:p>[b]107. [url=https://doomwiki.org/wiki/Hell_To_Pay]Hell to Pay[/url][/b] (1996) [sup][[b]13[/b]: bonnie: 10, P41R47: 3][/sup]</text:p>
            <text:p>[b]107. [url=http://manbitesshark.com/]REKKR[/url][/b] (2018) [sup][[b]13[/b]: soner du: 8, Rince-wind: 5][/sup]</text:p>
            <text:p>[b]107. [url=https://www.doomworld.com/idgames/levels/doom2/Ports/s-u/sacrment]Sacrament[/url][/b] (2011) [sup][[b]13[/b]: ella guro: 8, yakfak: 5][/sup]</text:p>
            <text:p>[b]107. [url=https://www.doomworld.com/idgames/levels/doom2/megawads/ur]Unholy Realms[/url][/b] (2013) [sup][[b]13[/b]: Dime: 6, Bryan T: 1, dylux: 2, tmorrow: 2, Makedounia: 2][/sup]</text:p>
            <text:p>[b]107. [url=https://www.doomworld.com/idgames/levels/doom2/Ports/megawads/vile]Vile Flesh[/url][/b] (2004) [sup][[b]13[/b]: Grazza: 4, P41R47: 9][/sup]</text:p>
            <text:p>[b]107. [url=https://www.doomworld.com/idgames/levels/doom2/Ports/v-z/zdmcmp1]ZDoom Community Map Project: Take 1[/url][/b] (2004) [sup][[b]13[/b]: Phobus: 8, Ziad EL Zein: 5][/sup]</text:p>
            <text:p>[b]117. [url=https://www.doomworld.com/idgames/levels/doom2/Ports/d-f/exterror]Extreme Terror[/url][/b] (2016) [sup][[b]12[/b]: Nine Inch Heels: 5, everennui: 5, Nancsi: 2][/sup]</text:p>
            <text:p>[b]117. [url=https://www.doomworld.com/idgames/levels/doom2/Ports/m-o/ngmvmt1]Newgothic Movement 1[/url][/b] (2010) [sup][[b]12[/b]: everennui: 2, Outrageous Videos: 4, Nazgul9: 6][/sup]</text:p>
            <text:p>[b]117. [url=https://www.doomworld.com/forum/topic/106058-paradise-v2-multiplayer-beta-on-page-3-4122020/]Paradise[/url][/b] (2019) [sup][[b]12[/b]: Lorenz0: 5, &lt;&lt;Rewind: 6, JuanchoES: 1][/sup]</text:p>
            <text:p>[b]120. [url=https://www.doomworld.com/idgames/levels/doom/a-c/b2b]Back to Basics[/url][/b] (2007) [sup][[b]11[/b]: WH-Wilou84: 2, joepallai: 5, rd: 4][/sup]</text:p>
            <text:p>[b]120. [url=https://www.doomworld.com/idgames/levels/doom2/Ports/megawads/1024clau]Claustrophobia 1024[/url][/b] (2009) [sup][[b]11[/b]: m8f: 5, DJVCardMaster: 6][/sup]</text:p>
            <text:p>[b]120. [url=https://www.doomworld.com/idgames/levels/doom2/Ports/a-c/comatose]Comatose[/url][/b] (2016) [sup][[b]11[/b]: yakfak: 7, m8f: 4][/sup]</text:p>
            <text:p>[b]120. [url=https://www.doomworld.com/idgames/levels/doom2/Ports/a-c/crumpets]Crumpets[/url][/b] (2015) [sup][[b]11[/b]: everennui: 2, Nate River: 8, Nirvana: 1][/sup]</text:p>
            <text:p>[b]120. [url=https://www.doomworld.com/idgames/levels/doom2/Ports/a-c/ad2dow]Urban Brawl: Dead of Winter[/url][/b] (2014) [sup][[b]11[/b]: Ralphis: 6, Phobus: 5][/sup]</text:p>
            <text:p>[b]120. [url=https://www.doomworld.com/forum/topic/50158-wip-vela-pax-beta-21-out-now-with-1-more-stuff/]Vela Pax[/url][/b] (2010) [sup][[b]11[/b]: WH-Wilou84: 2, TheNerdTurtle2: 9][/sup]</text:p>
            <text:p>[b]120. [url=https://www.doomworld.com/idgames/levels/doom/v-z/wow]Wow[/url][/b] (1999) [sup][[b]11[/b]: AnonimVio: 10, Apaul27: 1][/sup]</text:p>
            <text:p>[b]127. [url=https://www.doomworld.com/forum/topic/101647-avactor-last-update-is-out/]Avactor[/url][/b] (2018) [sup][[b]10[/b]: JudgeDeadd: 2, OniriA: 8][/sup]</text:p>
            <text:p>[b]127. [url=https://www.doomworld.com/idgames/levels/doom2/Ports/a-c/chnworm]Chainworm Kommando[/url][/b] (2017) [sup][[b]10[/b]: Rince-wind: 5, eharper256: 5][/sup]</text:p>
            <text:p>[b]127. [url=https://www.doomworld.com/idgames/levels/doom2/Ports/s-u/tcotd21me]City of the Damned: Apocalypse[/url][/b] (2011) [sup][[b]10[/b]: TechnoDoomed1: 5, Rince-wind: 5][/sup]</text:p>
            <text:p>[b]127. [url=https://doomwiki.org/wiki/Daedalus:_Alien_Defense]Daedalus: Alien Defense[/url][/b] (2003) [sup][[b]10[/b]: A.H. Sankhatayan: 10][/sup]</text:p>
            <text:p>[b]127. [url=https://www.doomworld.com/idgames/levels/doom/s-u/uac_dead]Dooms Day of UAC[/url][/b] (1994) [sup][[b]10[/b]: Jaws In Space: 2, Ed: 5, joepallai: 3][/sup]</text:p>
            <text:p>[b]127. [url=https://www.doomworld.com/idgames/levels/doom2/g-i/grime]Grime[/url][/b] (2009) [sup][[b]10[/b]: WH-Wilou84: 2, darkreaver: 4, Paul977: 4][/sup]</text:p>
            <text:p>[b]127. [url=https://forum.zdoom.org/viewtopic.php?f=42&amp;t=55443#p981947]Redemption Of The Slain[/url][/b] (2017) [sup][[b]10[/b]: Nancsi: 10][/sup]</text:p>
            <text:p>[b]127. [url=https://doomwiki.org/wiki/Skulldash]Skulldash[/url][/b] (2015) [sup][[b]10[/b]: everennui: 2, Lorenz0: 8][/sup]</text:p>
            <text:p>[b]127. [url=https://www.doomworld.com/idgames/levels/doom2/Ports/s-u/tn]Tangerine Nightmare[/url][/b] (2018) [sup][[b]10[/b]: guitardz: 10][/sup]</text:p>
            <text:p>[b]127. [url=https://doomwiki.org/wiki/The_Brotherhood_of_Ruin]The Brotherhood of Ruin[/url][/b] (2003) [sup][[b]10[/b]: joepallai: 4, vdgg: 6][/sup]</text:p>
            <text:p>[b]127. [url=https://www.doomworld.com/idgames/levels/doom2/Ports/v-z/vrack3]Vrack 3[/url][/b] (2003) [sup][[b]10[/b]: Spectra: 4, roadworx: 2, Midnight_00: 1, vdgg: 3][/sup]</text:p>
            <text:p>[b]138. [url=http://www.doomwadstation.net/main/aliens.html]Aliens TC[/url][/b] (1994) [sup][[b]9[/b]: yakfak: 4, Payload4367: 5][/sup]</text:p>
            <text:p>[b]138. [url=https://www.doomworld.com/idgames/levels/doom/megawads/bgcomp]Base Ganymede[/url][/b] (2012) [sup][[b]9[/b]: maxmanium: 9][/sup]</text:p>
            <text:p>[b]138. [url=https://www.doomworld.com/idgames/levels/doom2/Ports/a-c/brfinal]Beyond Reality[/url][/b] (2012) [sup][[b]9[/b]: Talvi: 3, HUNdebLeonidasX: 6][/sup]</text:p>
            <text:p>[b]138. [url=https://www.doomworld.com/idgames/levels/doom2/Ports/m-o/mek-catk]Counterattack[/url][/b] (2017) [sup][[b]9[/b]: rd: 6, Hansen79: 3][/sup]</text:p>
            <text:p>[b]138. [url=https://www.doomworld.com/idgames/levels/doom2/megawads/d2ino]Doom 2 In Name Only[/url][/b] (2014) [sup][[b]9[/b]: Odal: 4, CinnamonKilljoy: 5][/sup]</text:p>
            <text:p>[b]138. [url=https://www.doomworld.com/idgames/levels/doom/Ports/megawads/ddamn0.9]Doom: Damnation[/url][/b] (2016) [sup][[b]9[/b]: bzzrak: 9][/sup]</text:p>
            <text:p>[b]138. [url=https://www.doomworld.com/idgames/levels/doom2/Ports/megawads/dump-1]Dump Episode 1: Fuck Time Limits[/url][/b] (2016) [sup][[b]9[/b]: Voltcom9: 9][/sup]</text:p>
            <text:p>[b]138. [url=https://www.doomworld.com/forum/topic/88507-dump-episode-3-bfg-edition-maps-released/]Dump Episode 3: BFG Edition[/url][/b] (2016) [sup][[b]9[/b]: HyperLuke: 9][/sup]</text:p>
            <text:p>[b]138. [url=https://www.doomworld.com/forum/topic/100391-esp2/]Eternal Slumber Party﻿ 2[/url][/b] (2018) [sup][[b]9[/b]: Roofi: 9][/sup]</text:p>
            <text:p>[b]138. [url=https://www.doomworld.com/idgames/levels/doom2/g-i/hellrun2]Hellrun[/url][/b] (2013) [sup][[b]9[/b]: Doomkid: 3, joepallai: 6][/sup]</text:p>
            <text:p>[b]138. [url=https://www.doomworld.com/idgames/levels/doom2/Ports/g-i/hth2]Hi-Tech Hell 2: Alien Tech[/url][/b] (2005) [sup][[b]9[/b]: Graf Zahl: 9][/sup]</text:p>
            <text:p>[b]138. [url=https://forum.zdoom.org/viewtopic.php?t=52301#p913612]Shadow Of The Wool Ball[/url][/b] (2016) [sup][[b]9[/b]: Apaul27: 9][/sup]</text:p>
            <text:p>[b]138. [url=http://stronghold.drdteam.org/download.html]Stronghold: On the Edge of Chaos[/url][/b] (2010) [sup][[b]9[/b]: MFG38: 2, Dragonfly: 2, termrork: 5][/sup]</text:p>
            <text:p>[b]138. [url=https://www.doomworld.com/idgames/levels/doom2/Ports/s-u/tnte1]Torment and Torture[/url][/b] (2006) [sup][[b]9[/b]: MFG38: 9][/sup]</text:p>
            <text:p>[b]138. [url=https://www.doomworld.com/idgames/levels/doom2/Ports/megawads/wos]Whispers of Satan[/url][/b] (2009) [sup][[b]9[/b]: tmorrow: 2, eharper256: 5, Warrex: 2][/sup]</text:p>
            <text:p>[b]153. [url=https://www.doomworld.com/idgames/levels/doom2/megawads/50monstr]50 Monsters[/url][/b] (2017) [sup][[b]8[/b]: tmorrow: 2, Worm318: 6][/sup]</text:p>
            <text:p>[b]153. [url=https://www.doomworld.com/idgames/levels/doom2/Ports/a-c/action]Action Doom[/url][/b] (2004) [sup][[b]8[/b]: Dragonfly: 1, Gaia74: 2, Worm318: 1, ax34: 4][/sup]</text:p>
            <text:p>[b]153. [url=https://www.doomworld.com/idgames/levels/doom2/Ports/megawads/amdosia]Armadosia The Mad Corridor[/url][/b] (2006) [sup][[b]8[/b]: Pierrot: 2, smeghammer: 6][/sup]</text:p>
            <text:p>[b]153. [url=https://www.doomworld.com/forum/topic/107249-come-eat-the-mapwich-a-collaborative-community-project-rc1-available/]Come eat The Mapwich[/url][/b] (2019) [sup][[b]8[/b]: Jaromir Bergmann: 8][/sup]</text:p>
            <text:p>[b]153. [url=https://www.doomworld.com/forum/topic/69813-doom-the-golden-souls-mario-64-doom-definitive-edition-released/]Doom: The Golden Souls[/url][/b] (2014) [sup][[b]8[/b]: everennui: 1, TheNerdTurtle2: 7][/sup]</text:p>
            <text:p>[b]153. [url=https://www.doomworld.com/idgames/levels/doom2/Ports/a-c/cybie]Doomguy's Pimp Ventures[/url][/b] (2006) [sup][[b]8[/b]: AnonimVio: 8][/sup]</text:p>
            <text:p>[b]153. [url=https://www.doomworld.com/idgames/levels/doom/Ports/d-f/dbimpact]Double Impact[/url][/b] (2011) [sup][[b]8[/b]: Ralphis: 6, A.H. Sankhatayan: 2][/sup]</text:p>
            <text:p>[b]153. [url=https://www.doomworld.com/idgames/levels/doom2/d-f/dyst3]Dystopia 3: Re-Birth of Anarchy[/url][/b] (1996) [sup][[b]8[/b]: Soundblock: 3, valkiriforce: 1, joepallai: 4][/sup]</text:p>
            <text:p>[b]153. [url=http://freedoom.github.io/download.html]Freedoom: Phase 1[/url][/b] (2009) [sup][[b]8[/b]: Chamelenoel: 3, northivanastan: 5][/sup]</text:p>
            <text:p>[b]153. [url=http://freedoom.github.io/download.html]Freedoom: Phase 2[/url][/b] (2003) [sup][[b]8[/b]: Spectra: 1, Voltcom9: 1, TheMightyHeracross: 3, northivanastan: 3][/sup]</text:p>
            <text:p>[b]153. [url=https://www.doomworld.com/idgames/levels/doom2/Ports/g-i/holyhell]Holy Hell[/url][/b] (2006) [sup][[b]8[/b]: Outrageous Videos: 2, bemused: 6][/sup]</text:p>
            <text:p>[b]153. [url=https://www.doomworld.com/idgames/levels/doom2/Ports/megawads/italo]Italo-Doom[/url][/b] (2016) [sup][[b]8[/b]: bemused: 8][/sup]</text:p>
            <text:p>[b]153. [url=https://www.doomworld.com/idgames/levels/doom2/m-o/mangle]Mangle[/url][/b] (1995) [sup][[b]8[/b]: bzzrak: 8][/sup]</text:p>
            <text:p>[b]153. [url=https://www.doomworld.com/idgames/levels/doom2/megawads/manolaik]Mano Laikas: A road to Gamzatti[/url][/b] (2016) [sup][[b]8[/b]: Deadwing: 8][/sup]</text:p>
            <text:p>[b]153. [url=https://www.doomworld.com/idgames/levels/doom2/Ports/m-o/mohu1]Monster Hunter Ltd Part I[/url][/b] (2014) [sup][[b]8[/b]: Jaws In Space: 4, m8f: 4][/sup]</text:p>
            <text:p>[b]153. [url=https://www.doomworld.com/idgames/levels/doom2/Ports/m-o/mohu2]Monster Hunter Ltd Part II[/url][/b] (2014) [sup][[b]8[/b]: Jaws In Space: 4, m8f: 4][/sup]</text:p>
            <text:p>[b]153. [url=https://www.doomworld.com/idgames/levels/doom2/Ports/m-o/nimrod]Nimrod: Ixnay on the Hombre[/url][/b] (2002) [sup][[b]8[/b]: Graf Zahl: 8][/sup]</text:p>
            <text:p>[b]153. [url=https://www.doomworld.com/idgames/levels/doom2/Ports/s-u/scythex]Scythe X[/url][/b] (2009) [sup][[b]8[/b]: 42PercentHealth: 2, Graf Zahl: 2, Talvi: 3, bLOCKbOYgAMES: 1][/sup]</text:p>
            <text:p>[b]153. [url=https://www.doomworld.com/forum/topic/43453-new-map-ready-to-go-the-bee-map/]The Beesong[/url][/b] (2008) [sup][[b]8[/b]: Roofi: 8][/sup]</text:p>
            <text:p>[b]172. [url=https://www.doomworld.com/forum/topic/108865-rc2-release-alienated-10-levels-for-gzdoom/]Alienated[/url][/b] (2019) [sup][[b]7[/b]: Jaromir Bergmann: 7][/sup]</text:p>
            <text:p>[b]172. [url=https://www.doomworld.com/forum/topic/92776-brigandine-rc2-updated-2017-05-13/]Brigandine[/url][/b] (2017) [sup][[b]7[/b]: guitardz: 2, Jaromir Bergmann: 5][/sup]</text:p>
            <text:p>[b]172. [url=http://www.moddb.com/games/doom/addons/castle-heng]Castle Heng[/url][/b] (2014) [sup][[b]7[/b]: 7hm: 7][/sup]</text:p>
            <text:p>[b]172. [url=https://www.doomworld.com/idgames/levels/doom2/Ports/a-c/cc-cod]Caverns of Darkness[/url][/b] (2002) [sup][[b]7[/b]: vdgg: 7][/sup]</text:p>
            <text:p>[b]172. [url=https://doomwiki.org/wiki/Chex_Quest#Chex_Quest_2]Chex Quest 2[/url][/b] (1997) [sup][[b]7[/b]: bzzrak: 7][/sup]</text:p>
            <text:p>[b]172. [url=https://www.doomworld.com/idgames/levels/doom2/Ports/a-c/cah_se]Cold as Hell[/url][/b] (2004) [sup][[b]7[/b]: Graf Zahl: 7][/sup]</text:p>
            <text:p>[b]172. [url=https://www.doomworld.com/idgames/levels/doom2/Ports/megawads/cif3]Community is Falling 3[/url][/b] (2008) [sup][[b]7[/b]: NuMetalManiak: 3, Voltcom9: 4][/sup]</text:p>
            <text:p>[b]172. [url=https://www.doomworld.com/idgames/levels/doom2/d-f/doomcity]Doom City[/url][/b] (1995) [sup][[b]7[/b]: Jaws In Space: 4, Doomkid: 3][/sup]</text:p>
            <text:p>[b]172. [url=http://www.moddb.com/mods/doomone/downloads/doomone-v04]Doom: One[/url][/b] (2013) [sup][[b]7[/b]: HyperLuke: 4, Greyenko: 3][/sup]</text:p>
            <text:p>[b]172. [url=https://www.doomworld.com/forum/topic/90173-eden/]Eden[/url][/b] (1994) [sup][[b]7[/b]: Nirvana: 7][/sup]</text:p>
            <text:p>[b]172. [url=https://www.doomworld.com/idgames/levels/doom2/Ports/d-f/fth666]Flashback to Hell[/url][/b] (2014) [sup][[b]7[/b]: GarrettChan: 2, eharper256: 5][/sup]</text:p>
            <text:p>[b]172. [url=https://www.doomworld.com/forum/topic/113414-wip-hellish-rogues-a-new-mappers-first-mapset-feb-15th-2021-near-final-version-available/]Hellish Rogues[/url][/b] (2021) [sup][[b]7[/b]: dei_eldren: 7][/sup]</text:p>
            <text:p>[b]172. [url=https://www.doomworld.com/idgames/levels/doom2/Ports/g-i/iedge]Insanity's Edge[/url][/b] (2009) [sup][[b]7[/b]: TechnoDoomed1: 7][/sup]</text:p>
            <text:p>[b]172. [url=https://www.doomworld.com/idgames/levels/doom2/megawads/marsw301]Mars War[/url][/b] (1998) [sup][[b]7[/b]: Roofi: 5, Rince-wind: 2][/sup]</text:p>
            <text:p>[b]172. [url=https://www.doomworld.com/idgames/levels/doom2/Ports/megawads/mock2]Mock 2: The Speed of Stupid[/url][/b] (2003) [sup][[b]7[/b]: AnonimVio: 7][/sup]</text:p>
            <text:p>[b]172. [url=https://doomwiki.org/wiki/Moonblood]Moonblood[/url][/b] (2017) [sup][[b]7[/b]: dei_eldren: 7][/sup]</text:p>
            <text:p>[b]172. [url=https://www.doomworld.com/idgames/levels/doom2/m-o/nochance]No Chance[/url][/b] (2008) [sup][[b]7[/b]: Roofi: 7][/sup]</text:p>
            <text:p>[b]172. [url=https://doomwiki.org/wiki/NOVA_III]Nova III[/url][/b] (2019) [sup][[b]7[/b]: DOEL: 7][/sup]</text:p>
            <text:p>[b]172. [url=https://www.doomworld.com/idgames/levels/doom2/m-o/odessa_1]Odessa 1[/url][/b] (1995) [sup][[b]7[/b]: 7hm: 7][/sup]</text:p>
            <text:p>[b]172. [url=https://www.doomworld.com/idgames/levels/doom2/Ports/p-r/pwfinal]Plutonium Winds[/url][/b] (2014) [sup][[b]7[/b]: Spectra: 7][/sup]</text:p>
            <text:p>[b]172. [url=https://doomwiki.org/wiki/Serenity]Serenity[/url][/b] (1994) [sup][[b]7[/b]: dei_eldren: 7][/sup]</text:p>
            <text:p>[b]172. [url=https://www.doomworld.com/idgames/levels/hexen/j-l/kaiser_28]Shadows of Chronos[/url][/b] (2014) [sup][[b]7[/b]: Grain of Salt: 7][/sup]</text:p>
            <text:p>[b]172. [url=https://www.doomworld.com/idgames/levels/doom2/Ports/megawads/intime]Somewhere in Time[/url][/b] (2016) [sup][[b]7[/b]: STILES: 3, smeghammer: 4][/sup]</text:p>
            <text:p>[b]172. [url=https://www.doomworld.com/idgames/levels/doom2/Ports/megawads/swideath]Swift Death[/url][/b] (2015) [sup][[b]7[/b]: Nine Inch Heels: 1, fveitsi: 5, NoisyVelvet: 1][/sup]</text:p>
            <text:p>[b]172. [url=https://www.doomworld.com/idgames/levels/doom/a-c/class_ep]The Classic Episode[/url][/b] (2000) [sup][[b]7[/b]: pcorf: 5, purist: 2][/sup]</text:p>
            <text:p>[b]172. [url=https://forum.zdoom.org/viewtopic.php?f=42&amp;t=55741]Waterlab GZD[/url][/b] (2017) [sup][[b]7[/b]: Phobus: 7][/sup]</text:p>
            <text:p>[b]198. [url=https://www.doomworld.com/forum/topic/92542-20-monsters-community-project-released/]20 Monsters Community Project[/url][/b] (2017) [sup][[b]6[/b]: Voltcom9: 6][/sup]</text:p>
            <text:p>[b]198. [url=https://www.doomworld.com/idgames/levels/doom2/Ports/s-u/teitenga]Assault on Tei Tenga[/url][/b] (1999) [sup][[b]6[/b]: Ralphis: 6][/sup]</text:p>
            <text:p>[b]198. [url=https://www.doomworld.com/idgames/levels/doom2/a-c/castleof]Castle of the Damned[/url][/b] (1996) [sup][[b]6[/b]: bzzrak: 6][/sup]</text:p>
            <text:p>[b]198. [url=https://www.doomworld.com/forum/topic/98296-dark-universe-wad-released/]Dark Universe[/url][/b] (2018) [sup][[b]6[/b]: &lt;&lt;Rewind: 6][/sup]</text:p>
            <text:p>[b]198. [url=https://www.doomworld.com/idgames/levels/doom2/Ports/d-f/de-pkg]Demon Eclipse[/url][/b] (2006) [sup][[b]6[/b]: Soundblock: 1, Lazorinc: 1, tchkb: 4][/sup]</text:p>
            <text:p>[b]198. [url=https://www.doomworld.com/idgames/levels/doom2/Ports/megawads/echelon]Echelon[/url][/b] (2016) [sup][[b]6[/b]: Sky: 1, bzzrak: 5][/sup]</text:p>
            <text:p>[b]198. [url=https://www.doomworld.com/idgames/levels/heretic/Ports/elfgp]Elf Gets Pissed[/url][/b] (2016) [sup][[b]6[/b]: Ralphis: 6][/sup]</text:p>
            <text:p>[b]198. [url=https://www.doomworld.com/idgames/levels/doom2/d-f/endgame]End Game[/url][/b] (2004) [sup][[b]6[/b]: pcorf: 6][/sup]</text:p>
            <text:p>[b]198. [url=https://www.doomworld.com/idgames/levels/doom/0-9/01fava]Fava Beans[/url][/b] (1995) [sup][[b]6[/b]: Philnemba: 2, NaZa: 4][/sup]</text:p>
            <text:p>[b]198. [url=https://www.doomworld.com/idgames/levels/doom2/Ports/megawads/5room]Five Rooms of Doom[/url][/b] (2015) [sup][[b]6[/b]: HyperLuke: 6][/sup]</text:p>
            <text:p>[b]198. [url=https://www.doomworld.com/idgames/levels/doom2/deathmatch/j-l/judas23]Judas[/url][/b] (1996) [sup][[b]6[/b]: antares031: 6][/sup]</text:p>
            <text:p>[b]198. [url=https://www.doomworld.com/idgames/levels/doom2/Ports/m-o/neodoom]NeoDoom[/url][/b] (2006) [sup][[b]6[/b]: OniriA: 6][/sup]</text:p>
            <text:p>[b]198. [url=https://www.doomworld.com/idgames/levels/doom/m-o/nukemine]Nuke Mine (Come Get Some)[/url][/b] (1994) [sup][[b]6[/b]: Soundblock: 6][/sup]</text:p>
            <text:p>[b]198. [url=https://www.doomworld.com/forum/topic/49008-phmlspd-boom-maps-for-people-who-like-shooting-monsters/]Phmlspd[/url][/b] (2010) [sup][[b]6[/b]: maxmanium: 6][/sup]</text:p>
            <text:p>[b]198. [url=https://doomwiki.org/wiki/SSL2]SSL2[/url][/b] (?) [sup][[b]6[/b]: antares031: 6][/sup]</text:p>
            <text:p>[b]198. [url=https://mikestoybox.net/2017/01/04/strange-aeons/]Strange Aeons[/url][/b] (2015) [sup][[b]6[/b]: ax34: 3, SOSU: 3][/sup]</text:p>
            <text:p>[b]198. [url=https://www.doomworld.com/idgames/levels/doom2/Ports/m-o/massm]The Adventures of MassMouth[/url][/b] (2000) [sup][[b]6[/b]: Ralphis: 6][/sup]</text:p>
            <text:p>[b]198. [url=https://www.doomworld.com/idgames/levels/doom2/s-u/slayer]The Slayer[/url][/b] (2002) [sup][[b]6[/b]: Vorpal: 5, vdgg: 1][/sup]</text:p>
            <text:p>[b]198. [url=https://www.doomworld.com/idgames/levels/doom/Ports/d-f/draftex]Thy Flesh - Turned into a draft-excluder[/url][/b] (2014) [sup][[b]6[/b]: 4everDoomed: 6][/sup]</text:p>
            <text:p>[b]198. [url=https://www.doomworld.com/idgames/themes/terrywads/uacmnnew]UAC Military Nightmare[/url][/b] (2008) [sup][[b]6[/b]: AnonimVio: 6][/sup]</text:p>
            <text:p>[b]198. [url=https://www.doomworld.com/idgames/levels/doom2/deathmatch/Ports/megawads/udmx]Unidoom Deathmatch X[/url][/b] (2008) [sup][[b]6[/b]: Ralphis: 6][/sup]</text:p>
            <text:p>[b]198. [url=https://www.doomworld.com/idgames/levels/doom2/megawads/urania]Urania[/url][/b] (2016) [sup][[b]6[/b]: Spectre01: 6][/sup]</text:p>
            <text:p>[b]220. [url=https://www.doomworld.com/forum/topic/115653-1000-line-2-cp-completed/]1000 Line 2 Community Project[/url][/b] (2020) [sup][[b]5[/b]: Horus: 5][/sup]</text:p>
            <text:p>[b]220. [url=https://www.doomworld.com/vb/thread/71473]2048 Unleashed[/url][/b] (2015) [sup][[b]5[/b]: eharper256: 5][/sup]</text:p>
            <text:p>[b]220. [url=https://www.doomworld.com/idgames/levels/doom/Ports/a-c/aa_e1]Alpha Accident: Terra Nova[/url][/b] (2016) [sup][[b]5[/b]: Rince-wind: 5][/sup]</text:p>
            <text:p>[b]220. [url=https://doomwiki.org/wiki/Army_of_Darkness_TC]Army of Darkness TC[/url][/b] (1996) [sup][[b]5[/b]: AtticTelephone: 5][/sup]</text:p>
            <text:p>[b]220. [url=https://www.doomworld.com/forum/topic/105451-birthday-bash-megawad-offical-release/]Birthday Bash [/url][/b] (2019) [sup][[b]5[/b]: eharper256: 5][/sup]</text:p>
            <text:p>[b]220. [url=https://www.doomworld.com/idgames/levels/doom2/Ports/a-c/bor_lost]Brotherhood of Ruin: The Lost Temple[/url][/b] (2013) [sup][[b]5[/b]: Vorpal: 5][/sup]</text:p>
            <text:p>[b]220. [url=https://www.doomworld.com/idgames/levels/doom/p-r/retroeps]CH Retro Episode[/url][/b] (2002) [sup][[b]5[/b]: Diabolución: 5][/sup]</text:p>
            <text:p>[b]220. [url=https://www.doomworld.com/idgames/levels/doom/a-c/crusades]Crusades[/url][/b] (1999) [sup][[b]5[/b]: joepallai: 5][/sup]</text:p>
            <text:p>[b]220. [url=https://www.doomworld.com/idgames/levels/doom/d-f/dante666]Dante's Gate[/url][/b] (1994) [sup][[b]5[/b]: Soundblock: 5][/sup]</text:p>
            <text:p>[b]220. [url=http://www.wad-archive.com/wad/DOOM-Barracks-Zone-1]Doom Barracks Zone[/url][/b] (2010) [sup][[b]5[/b]: HUNdebLeonidasX: 3, TheMightyHeracross: 2][/sup]</text:p>
            <text:p>[b]220. [url=https://www.doomworld.com/forum/topic/54022-doom-center-do-you-know-that/]Doom Center[/url][/b] (2011) [sup][[b]5[/b]: HUNdebLeonidasX: 5][/sup]</text:p>
            <text:p>[b]220. [url=https://doomwiki.org/wiki/Doom:_The_Lost_Episode]Doom: The Lost Episode[/url][/b] (2009) [sup][[b]5[/b]: Omniarch: 5][/sup]</text:p>
            <text:p>[b]220. [url=https://www.doomworld.com/forum/topic/104925-doomish-den-of-design-a-map-that-teaches-you-map-design/]Doomish Den of Design[/url][/b] (2019) [sup][[b]5[/b]: Rince-wind: 5][/sup]</text:p>
            <text:p>[b]220. [url=https://www.doomworld.com/idgames/levels/doom2/Ports/d-f/dripfeed]Drip Feed[/url][/b] (2010) [sup][[b]5[/b]: Vorpal: 5][/sup]</text:p>
            <text:p>[b]220. [url=http://www.doom2.net/mykdoom/misc/113434_e1contest.zip]E1 Contest[/url][/b] (2001) [sup][[b]5[/b]: Diabolución: 5][/sup]</text:p>
            <text:p>[b]220. [url=https://doomwiki.org/wiki/Epic]Epic[/url][/b] (2007) [sup][[b]5[/b]: AtticTelephone: 5][/sup]</text:p>
            <text:p>[b]220. [url=https://www.doomworld.com/idgames/themes/TeamTNT/ed4_rfo/ed4_rfo1]Eternal DOOM IV: Return from Oblivion[/url][/b] (2008) [sup][[b]5[/b]: m8f: 5][/sup]</text:p>
            <text:p>[b]220. [url=https://www.doomworld.com/idgames/levels/doom2/deathmatch/megawads/exec]Execution[/url][/b] (2000) [sup][[b]5[/b]: Doomkid: 5][/sup]</text:p>
            <text:p>[b]220. [url=https://www.doomworld.com/idgames/levels/doom2/Ports/d-f/ftmtn_v2]Firetop Mountain[/url][/b] (2013) [sup][[b]5[/b]: smeghammer: 5][/sup]</text:p>
            <text:p>[b]220. [url=https://forum.zdoom.org/viewtopic.php?f=19&amp;t=46718]Gene-Tech: Before the Storm[/url][/b] (2014) [sup][[b]5[/b]: Graf Zahl: 5][/sup]</text:p>
            <text:p>[b]220. [url=https://www.doomworld.com/idgames/levels/doom2/Ports/megawads/gmp]Good Morning Phobos[/url][/b] (2017) [sup][[b]5[/b]: Bryan T: 5][/sup]</text:p>
            <text:p>[b]220. [url=https://www.doomworld.com/idgames/levels/doom2/deathmatch/Ports/megawads/gw2]Greenwar II[/url][/b] (2009) [sup][[b]5[/b]: Ed: 5][/sup]</text:p>
            <text:p>[b]220. [url=https://www.doomworld.com/idgames/themes/hacx/hx11pack]Hacx[/url][/b] (1997) [sup][[b]5[/b]: Grazza: 5][/sup]</text:p>
            <text:p>[b]220. [url=https://www.doomworld.com/idgames/levels/doom2/Ports/g-i/inncnx2]Innocence X2[/url][/b] (2016) [sup][[b]5[/b]: Spectra: 5][/sup]</text:p>
            <text:p>[b]220. [url=https://www.doomworld.com/idgames/levels/doom2/m-o/mordeth]Mordeth[/url][/b] (1997) [sup][[b]5[/b]: Vorpal: 5][/sup]</text:p>
            <text:p>[b]220. [url=https://doomwiki.org/wiki/No_Sleep_for_the_Dead]No Sleep for the Dead[/url][/b] (2016) [sup][[b]5[/b]: Omniarch: 5][/sup]</text:p>
            <text:p>[b]220. [url=http://www.mediafire.com/file/fuurx4c98tl198i/One_Doom_s_Day.wad]One Doom's Day[/url][/b] (2013) [sup][[b]5[/b]: Apaul27: 5][/sup]</text:p>
            <text:p>[b]220. [url=https://www.doomworld.com/idgames/levels/doom2/m-o/osiris]Osiris[/url][/b] (1996) [sup][[b]5[/b]: Vorpal: 5][/sup]</text:p>
            <text:p>[b]220. [url=https://www.doomworld.com/idgames/levels/doom2/Ports/p-r/paranoid]Paranoid[/url][/b] (2010) [sup][[b]5[/b]: termrork: 5][/sup]</text:p>
            <text:p>[b]220. [url=https://www.doomworld.com/idgames/levels/doom2/Ports/p-r/planisf2]Planisphere 2[/url][/b] (2012) [sup][[b]5[/b]: ax34: 5][/sup]</text:p>
            <text:p>[b]220. [url=https://www.doomworld.com/idgames/music/plutmidi]Plutonia MIDI Pack[/url][/b] (2013) [sup][[b]5[/b]: Diabolución: 1, DJVCardMaster: 2, northivanastan: 2][/sup]</text:p>
            <text:p>[b]220. [url=https://www.doomworld.com/vb/wads-mods/67271-project-uber-idgamesd/]Project Uber[/url][/b] (2014) [sup][[b]5[/b]: Rince-wind: 5][/sup]</text:p>
            <text:p>[b]220. [url=https://doomwiki.org/wiki/Return_to_Hadron]Return to Hadron Episode 1[/url][/b] (2015) [sup][[b]5[/b]: Omniarch: 5][/sup]</text:p>
            <text:p>[b]220. [url=https://www.doomworld.com/idgames/levels/doom2/s-u/selfish5]SELFISH5[/url][/b] (2005) [sup][[b]5[/b]: Diabolución: 5][/sup]</text:p>
            <text:p>[b]220. [url=https://www.doomworld.com/idgames/levels/doom2/Ports/s-u/sotnr]Shadows of The Nightmare Realm[/url][/b] (2017) [sup][[b]5[/b]: 4everDoomed: 5][/sup]</text:p>
            <text:p>[b]220. [url=https://www.doomworld.com/idgames/levels/doom/Ports/p-r/pe1_phob]Simply Phobos[/url][/b] (2004) [sup][[b]5[/b]: Diabolución: 5][/sup]</text:p>
            <text:p>[b]220. [url=https://doomwiki.org/wiki/SkePLand]SkePLand[/url][/b] (2011) [sup][[b]5[/b]: vdgg: 5][/sup]</text:p>
            <text:p>[b]220. [url=https://www.doomworld.com/idgames/deathmatch/skulltag/spacedm9]SpaceDM9[/url][/b] (2011) [sup][[b]5[/b]: Ed: 5][/sup]</text:p>
            <text:p>[b]220. [url=https://www.doomworld.com/forum/topic/74280-the-ultimate-doom-ii-doom-ii-levels-remade/]The Ultimate Doom II [/url][/b] (2015) [sup][[b]5[/b]: Ivory Duke: 5][/sup]</text:p>
            <text:p>[b]220. [url=https://www.doomworld.com/forum/topic/115177-three-is-a-crowd-vanilla-megawad-with-three-protagonists-finally-released/]Three Is A Crowd[/url][/b] (2020) [sup][[b]5[/b]: Omniarch: 5][/sup]</text:p>
            <text:p>[b]220. [url=https://www.doomworld.com/idgames/levels/doom2/Ports/megawads/thtthren]THT: Threnody[/url][/b] (2016) [sup][[b]5[/b]: Doomkid: 2, A.H. Sankhatayan: 3][/sup]</text:p>
            <text:p>[b]220. [url=https://www.doomworld.com/forum/topic/111099-psx-doom-megawad-fall-of-triton-remake-triton-ii/]TRITON﻿ II﻿[/url][/b] (2020) [sup][[b]5[/b]: behemoth_667: 5][/sup]</text:p>
            <text:p>[b]220. [url=https://doomwiki.org/wiki/Ultimate_Doom_the_Way_id_Did]Ultimate Doom the Way id Did[/url][/b] (2019) [sup][[b]5[/b]: Omniarch: 5][/sup]</text:p>
            <text:p>[b]220. [url=https://www.doomworld.com/idgames/levels/doom2/Ports/v-z/vulkan]Vulkan Episode 1[/url][/b] (2017) [sup][[b]5[/b]: HyperLuke: 5][/sup]</text:p>
            <text:p>[b]220. [url=https://www.doomworld.com/vb/wads-mods/71259-way-too-many-dead-guys-map05-alpha-available/]Way 2 Many Dead Guys[/url][/b] (2014) [sup][[b]5[/b]: Nancsi: 5][/sup]</text:p>
            <text:p>[b]220. [url=https://www.moddb.com/mods/bloodpack]ZBloodpack[/url][/b] (2005) [sup][[b]5[/b]: smeghammer: 5][/sup]</text:p>
            <text:p>[b]220. [url=https://www.doomworld.com/idgames/levels/doom2/Ports/v-z/zendyn_x]Zen Dynamics[/url][/b] (2005) [sup][[b]5[/b]: Phobus: 4, TechnoDoomed1: 1][/sup]</text:p>
            <text:p>[b]267. [url=https://www.doomworld.com/vb/thread/103867]Akeldama[/url][/b] (2020) [sup][[b]4[/b]: roadworx: 2, Snikle: 2][/sup]</text:p>
            <text:p>[b]267. [url=https://forum.zdoom.org/viewtopic.php?f=19&amp;t=47573#p807968]Ashes 2063 TC[/url][/b] (2018) [sup][[b]4[/b]: rd: 4][/sup]</text:p>
            <text:p>[b]267. [url=https://www.doomworld.com/idgames/levels/doom2/a-c/chord2]Chord 2[/url][/b] (1997) [sup][[b]4[/b]: Paul977: 4][/sup]</text:p>
            <text:p>[b]267. [url=https://www.doomworld.com/files/file/10874-city-of-doom-part-i-beta-1-11/]City of DooM (Part I)[/url][/b] (2000) [sup][[b]4[/b]: ax34: 4][/sup]</text:p>
            <text:p>[b]267. [url=https://www.doomworld.com/idgames/levels/doom2/Ports/a-c/cafebrk1]Coffee Break Episode 1[/url][/b] (2012) [sup][[b]4[/b]: eharper256: 4][/sup]</text:p>
            <text:p>[b]267. [url=https://www.doomworld.com/idgames/levels/doom2/Ports/a-c/c-shock2]Combat Shock 2[/url][/b] (2012) [sup][[b]4[/b]: Cynical: 1, Nate River: 3][/sup]</text:p>
            <text:p>[b]267. [url=https://www.doomworld.com/idgames/levels/doom2/Ports/a-c/crimsonh]Crimson Horizon[/url][/b] (2009) [sup][[b]4[/b]: Paul977: 4][/sup]</text:p>
            <text:p>[b]267. [url=https://www.doomworld.com/idgames/levels/doom2/deathmatch/Ports/megawads/crudream]Crucified Dreams[/url][/b] (2006) [sup][[b]4[/b]: Soundblock: 4][/sup]</text:p>
            <text:p>[b]267. [url=https://www.doomworld.com/forum/topic/106371-czechbox-final-version-available/]CzechBox[/url][/b] (2020) [sup][[b]4[/b]: Willy W.: 4][/sup]</text:p>
            <text:p>[b]267. [url=https://www.doomworld.com/idgames/levels/doom2/Ports/d-f/dcity2_5]Damned City 2[/url][/b] (2019) [sup][[b]4[/b]: ax34: 4][/sup]</text:p>
            <text:p>[b]267. [url=https://www.doomworld.com/idgames/levels/doom2/Ports/d-f/dark7]Dark 7 (with Mission Pack)[/url][/b] (2002) [sup][[b]4[/b]: smeghammer: 4][/sup]</text:p>
            <text:p>[b]267. [url=https://www.doomworld.com/idgames/levels/doom2/Ports/d-f/dor]Dawn of Reality[/url][/b] (2010) [sup][[b]4[/b]: ax34: 4][/sup]</text:p>
            <text:p>[b]267. [url=https://www.doomworld.com/forum/topic/92135-deadair-v2/]dead.air[/url][/b] (2016) [sup][[b]4[/b]: HyperLuke: 2, Lorenz0: 2][/sup]</text:p>
            <text:p>[b]267. [url=https://www.doomworld.com/idgames/levels/doom2/d-f/earth]Earth[/url][/b] (1998) [sup][[b]4[/b]: ShoDemo: 3, TheNerdTurtle2: 1][/sup]</text:p>
            <text:p>[b]267. [url=https://www.doomworld.com/forum/topic/94601-empyrion_v39-14-udmf-coop-maps-with-single-player-support/]Empyrion[/url][/b] (2017) [sup][[b]4[/b]: Gaia74: 4][/sup]</text:p>
            <text:p>[b]267. [url=https://www.doomworld.com/idgames/levels/doom2/Ports/g-i/impencse]Imp Encounter[/url][/b] (2003) [sup][[b]4[/b]: AnonimVio: 4][/sup]</text:p>
            <text:p>[b]267. [url=https://www.doomworld.com/forum/topic/74792-jiffy-bag-a-speedmap-megawad-rc2-released/]Jiffy Bag[/url][/b] (2015) [sup][[b]4[/b]: TheNerdTurtle2: 4][/sup]</text:p>
            <text:p>[b]267. [url=https://www.doomworld.com/idgames/levels/doom2/Ports/j-l/khorus]Khorus[/url][/b] (2012) [sup][[b]4[/b]: NuMetalManiak: 4][/sup]</text:p>
            <text:p>[b]267. [url=https://www.doomworld.com/files/file/15671-mapgame/]Mapgame[/url][/b] (2009) [sup][[b]4[/b]: m8f: 4][/sup]</text:p>
            <text:p>[b]267. [url=https://www.doomworld.com/idgames/levels/doom2/Ports/m-o/nfh2]Neighborhood From Hell[/url][/b] (2012) [sup][[b]4[/b]: ax34: 4][/sup]</text:p>
            <text:p>[b]267. [url=https://www.doomworld.com/idgames/levels/doom2/Ports/megawads/nova2]Nova II: New Dawn[/url][/b] (2015) [sup][[b]4[/b]: Not Jabba: 3, dylux: 1][/sup]</text:p>
            <text:p>[b]267. [url=https://www.doomworld.com/idgames/?id=19249]Preacher[/url][/b] (2018) [sup][[b]4[/b]: DoomDork: 3, Snikle: 1][/sup]</text:p>
            <text:p>[b]267. [url=https://doomwiki.org/wiki/Robocop_Doom]Robocop Doom[/url][/b] (2019) [sup][[b]4[/b]: ax34: 4][/sup]</text:p>
            <text:p>[b]267. [url=https://www.doomworld.com/idgames/levels/doom2/Ports/s-u/sinedie]Sine Die[/url][/b] (2007) [sup][[b]4[/b]: bLOCKbOYgAMES: 4][/sup]</text:p>
            <text:p>[b]267. [url=https://www.doomworld.com/idgames/levels/doom2/Ports/megawads/sf3]Slaughterfest 3[/url][/b] (2018) [sup][[b]4[/b]: Nazgul9: 4][/sup]</text:p>
            <text:p>[b]267. [url=https://www.doomworld.com/idgames/levels/doom2/Ports/megawads/doomtrib]The DOOM Tribute Project[/url][/b] (2016) [sup][[b]4[/b]: ax34: 4][/sup]</text:p>
            <text:p>[b]267. [url=https://www.doomworld.com/idgames/levels/doom2/d-f/enigma]The Enigma Episode[/url][/b] (1995) [sup][[b]4[/b]: T-Rex: 3, valkiriforce: 1][/sup]</text:p>
            <text:p>[b]267. [url=https://www.doomworld.com/idgames/levels/doom/megawads/nmdu]The Ultimate NMD [/url][/b] (2009) [sup][[b]4[/b]: eharper256: 4][/sup]</text:p>
            <text:p>[b]267. [url=http://odamex.net/boards/index.php?topic=2246.0]UAC Ultra 2[/url][/b] (2013) [sup][[b]4[/b]: Sky: 4][/sup]</text:p>
            <text:p>[b]267. [url=https://www.doomworld.com/idgames/levels/doom2/Ports/m-o/ma_val]Valhalla[/url][/b] (2010) [sup][[b]4[/b]: 4everDoomed: 4][/sup]</text:p>
            <text:p>[b]267. [url=https://www.doomworld.com/idgames/levels/doom2/Ports/v-z/vrack]Vrack[/url][/b] (2000) [sup][[b]4[/b]: bzzrak: 4][/sup]</text:p>
            <text:p>[b]298. [url=https://cloud.mail.ru/public/83f617a62867/1993.WAD]1993[/url][/b] (2014) [sup][[b]3[/b]: Apaul27: 3][/sup]</text:p>
            <text:p>[b]298. [url=https://www.doomworld.com/forum/topic/93734-doomworld-community-top-wads-of-all-time/?page=4]2castles[/url][/b] (2017) [sup][[b]3[/b]: Soundblock: 3][/sup]</text:p>
            <text:p>[b]298. [url=https://www.doomworld.com/forum/topic/90605-v04-a-boy-and-his-barrel-a-secret-is-revealed/]A Boy and His Barrel[/url][/b] (2016) [sup][[b]3[/b]: Dragonfly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98. [url=https://www.doomworld.com/files/file/18491-absolutely-killed/]Absolutely Killed[/url][/b] (2016) [sup][[b]3[/b]: NoisyVelvet: 3][/sup]&#10;[b]298. [url=https://www.doomworld.com/idgames/levels/doom/Ports/a-c/aaawake]Awakening[/url][/b] (2010) [sup][[b]3[/b]: Graf Zahl: 3][/sup]&#10;[b]298. [url=https://forum.zdoom.org/viewtopic.php?t=47680#p810207]Batman Doom: Reborn[/url][/b] (2015) [sup][[b]3[/b]: ax34: 3][/sup]&#10;[b]298. [url=https://www.doomworld.com/idgames/levels/doom2/Ports/a-c/bbv11]Botanic Biosphere[/url][/b] (2014) [sup][[b]3[/b]: Jaromir Bergmann: 3][/sup]&#10;[b]298. [url=https://www.doomworld.com/idgames/levels/doom2/a-c/chord1]Chord 1[/url][/b] (1997) [sup][[b]3[/b]: Paul977: 3][/sup]&#10;[b]298. [url=https://www.doomworld.com/idgames/levels/doom2/Ports/a-c/chord3]Chord 3[/url][/b] (2000) [sup][[b]3[/b]: Paul977: 3][/sup]&#10;[b]298. [url=https://www.doomworld.com/idgames/levels/doom2/a-c/chordg]Chord G[/url][/b] (1999) [sup][[b]3[/b]: Paul977: 3][/sup]&#10;[b]298. [url=https://www.doomworld.com/idgames/levels/doom2/Ports/a-c/cityass]City Assault[/url][/b] (2013) [sup][[b]3[/b]: ax34: 3][/sup]&#10;[b]298. [url=https://www.doomworld.com/idgames/levels/doom2/Ports/megawads/cchest3]Community Chest 3[/url][/b] (2007) [sup][[b]3[/b]: Mr. Freeze: 3][/sup]&#10;[b]298. [url=https://www.doomworld.com/idgames/levels/doom2/Ports/a-c/crapirc5]Crapi[/url][/b] (2006) [sup][[b]3[/b]: Arbys550: 3][/sup]&#10;[b]298. [url=https://www.doomworld.com/idgames/levels/doom2/d-f/darkcvnt]Dark Covenant[/url][/b] (1996) [sup][[b]3[/b]: NuMetalManiak: 2, bonnie: 1][/sup]&#10;[b]298. [url=https://www.doomworld.com/idgames/levels/doom2/d-f/demondrv]DEMON DRIVER!!!![/url][/b] (2006) [sup][[b]3[/b]: smeghammer: 3][/sup]&#10;[b]298. [url=https://www.doomworld.com/idgames/levels/doom2/Ports/d-f/darknes2]Disciples of Darkness[/url][/b] (2017) [sup][[b]3[/b]: Nirvana: 3][/sup]&#10;[b]298. [url=https://www.doomworld.com/idgames/levels/doom2/Ports/d-f/disjunct]Disjunction[/url][/b] (2017) [sup][[b]3[/b]: Lorenz0: 3][/sup]&#10;[b]298. [url=https://www.doomworld.com/idgames/levels/doom2/d-f/europe]Europe[/url][/b] (2005) [sup][[b]3[/b]: ax34: 3][/sup]&#10;[b]298. [url=https://www.doomworld.com/idgames/levels/doom2/megawads/fragport]Fragport[/url][/b] (2011) [sup][[b]3[/b]: P41R47: 3][/sup]&#10;[b]298. [url=https://forum.zdoom.org/viewtopic.php?f=19&amp;t=13397#p273718]Hell-Forged[/url][/b] (2019) [sup][[b]3[/b]: Woolie Wool: 3][/sup]&#10;[b]298. [url=http://xsnake.free.fr/invasion/shots.htm]Invasion UAC[/url][/b] (2005) [sup][[b]3[/b]: Red-XIII: 3][/sup]&#10;[b]298. [url=https://www.doomworld.com/idgames/levels/doom2/Ports/j-l/los]Legacy of Suffering[/url][/b] (2009) [sup][[b]3[/b]: MFG38: 3][/sup]&#10;[b]298. [url=https://www.moddb.com/mods/brutal-doom/addons/brutalized-doom-and-doom-ii]Maps of Chaos[/url][/b] (2013) [sup][[b]3[/b]: I_Punch_Demons: 3][/sup]&#10;[b]298. [url=https://www.doomworld.com/idgames/levels/doom2/p-r/phobos2]Phobos[/url][/b] (1998) [sup][[b]3[/b]: Jaws In Space: 3][/sup]&#10;[b]298. [url=https://www.doomworld.com/idgames/levels/doom2/megawads/pizzas]Pizza Steve[/url][/b] (2017) [sup][[b]3[/b]: Bryan T: 3][/sup]&#10;[b]298. [url=https://www.doomworld.com/idgames/levels/doom2/Ports/p-r/pleiades]Pleiades[/url][/b] (2000) [sup][[b]3[/b]: ax34: 3][/sup]&#10;[b]298. [url=https://doomwiki.org/wiki/Polygon_Base]Polygon Base[/url][/b] (1996) [sup][[b]3[/b]: roadworx: 3][/sup]&#10;[b]298. [url=https://www.elzee.co.nz/rotttc/index.html]Return of the Triad[/url][/b] (2011) [sup][[b]3[/b]: ax34: 3][/sup]&#10;[b]298. [url=https://www.doomworld.com/idgames/levels/doom2/Ports/p-r/rush]Rush[/url][/b] (2014) [sup][[b]3[/b]: Nirvana: 2, I_Punch_Demons: 1][/sup]&#10;[b]298. [url=https://www.doomworld.com/idgames/levels/hexen/s-u/serpent]Serpent: Resurrection[/url][/b] (2010) [sup][[b]3[/b]: TheMightyHeracross: 3][/sup]&#10;[b]298. [url=https://www.doomworld.com/idgames/levels/doom2/Ports/s-u/t3st]T3ST[/url][/b] (2016) [sup][[b]3[/b]: bzzrak: 3][/sup]&#10;[b]298. [url=https://doomwiki.org/wiki/The_Lost_Episodes_of_Doom]The Lost Episodes of Doom[/url][/b] (1995) [sup][[b]3[/b]: Diabolución: 3][/sup]&#10;[b]298. [url=https://www.doomworld.com/idgames/levels/doom/s-u/smb_v102]The Sky May Be[/url][/b] (1997) [sup][[b]3[/b]: AnonimVio: 3][/sup]&#10;[b]298. [url=https://www.doomworld.com/idgames/levels/doom2/deathmatch/s-u/udm3]Unidoom DM 3[/url][/b] (2004) [sup][[b]3[/b]: Doomkid: 3][/sup]&#10;[b]298. [url=https://www.doomworld.com/idgames/levels/doom2/Ports/v-z/vrack2b]Vrack 2[/url][/b] (2001) [sup][[b]3[/b]: smeghammer: 3][/sup]&#10;[b]333. [url=https://www.doomworld.com/idgames/levels/doom2/megawads/1monster]1 Monster Megawad[/url][/b] (2007) [sup][[b]2[/b]: TheNerdTurtle2: 2][/sup]&#10;[b]333. [url=https://www.doomworld.com/idgames/levels/doom2/megawads/3ha3]3 Heures d'agonie 3[/url][/b] (2017) [sup][[b]2[/b]: Roofi: 2][/sup]&#10;[b]333. [url=https://www.doomworld.com/idgames/levels/doom2/Ports/0-9/30kmaps]30,000 Levels[/url][/b] (2012) [sup][[b]2[/b]: AnonimVio: 2][/sup]&#10;[b]333. [url=https://www.doomworld.com/idgames/levels/doom2/a-c/area51]Area 51[/url][/b] (1997) [sup][[b]2[/b]: Doomkid: 2][/sup]&#10;[b]333. [url=https://www.doomworld.com/idgames/levels/doom2/Ports/a-c/bldstlp]Bloody Steel[/url][/b] (2014) [sup][[b]2[/b]: ella guro: 2][/sup]&#10;[b]333. [url=https://www.doomworld.com/idgames/levels/doom2/Ports/s-u/tcotd]City of the Damned[/url][/b] (2004) [sup][[b]2[/b]: HUNdebLeonidasX: 2][/sup]&#10;[b]333. [url=https://www.doomworld.com/idgames/levels/doom2/megawads/cleim20p]Cleimos 2[/url][/b] (1995) [sup][[b]2[/b]: valkiriforce: 2][/sup]&#10;[b]333. [url=https://www.doomworld.com/forum/topic/116046-dbp26-the-city-of-damned-children/]DBP26: The City of Damned Children[/url][/b] (2020) [sup][[b]2[/b]: Rince-wind: 2][/sup]&#10;[b]333. [url=https://www.doomworld.com/idgames/levels/doom2/megawads/d2reload]Doom 2 Reloaded[/url][/b] (2009) [sup][[b]2[/b]: Odal: 2][/sup]&#10;[b]333. [url=https://www.doomworld.com/idgames/levels/doom/megawads/et]Endless Torture[/url][/b] (2015) [sup][[b]2[/b]: soner du: 2][/sup]&#10;[b]333. [url=https://www.doomworld.com/idgames/levels/heretic/Ports/curse]Heretic - Curse of D'sparil[/url][/b] (2010) [sup][[b]2[/b]: JudgeDeadd: 2][/sup]&#10;[b]333. [url=https://www.doomworld.com/files/file/18802-ice-rage/]Ice Rage[/url][/b] (2017) [sup][[b]2[/b]: Chamelenoel: 2][/sup]&#10;[b]333. [url=https://www.doomworld.com/idgames/levels/doom2/Ports/d-f/dmdjm01]Jagermorder: Chemical Lab[/url][/b] (1999) [sup][[b]2[/b]: Soundblock: 2][/sup]&#10;[b]333. [url=https://www.doomworld.com/idgames/levels/doom2/megawads/kssht]Khorus' Speedy Shit[/url][/b] (2011) [sup][[b]2[/b]: Phobus: 2][/sup]&#10;[b]333. [url=https://www.doomworld.com/idgames/levels/doom2/a-c/bldnight]One Bloody Night[/url][/b] (2002) [sup][[b]2[/b]: WH-Wilou84: 1, T-Rex: 1][/sup]&#10;[b]333. [url=https://www.doomworld.com/forum/topic/85755-rf1024-i-dont-know-whats-going-on-with-this-title-anymore/]Rf 1024[/url][/b] (2016) [sup][[b]2[/b]: JudgeDeadd: 2][/sup]&#10;[b]333. [url=https://www.wad-archive.com/wad/be21919b261d404e694dd19e88bfaea2]Rocket Space Jumping[/url][/b] (2007) [sup][[b]2[/b]: Red-XIII: 2][/sup]&#10;[b]333. [url=https://www.doomworld.com/idgames/levels/doom2/0-9/666]Sector 666[/url][/b] (1998) [sup][[b]2[/b]: bzzrak: 2][/sup]&#10;[b]333. [url=https://www.doomworld.com/idgames/levels/doom2/Ports/megawads/mayhem17]Super MAYhem 17[/url][/b] (2017) [sup][[b]2[/b]: Octillion: 2][/sup]&#10;[b]333. [url=https://www.doomworld.com/idgames/levels/doom2/a-c/aboosysv]System Vices[/url][/b] (1996) [sup][[b]2[/b]: Grazza: 2][/sup]&#10;[b]333. [url=https://www.doomworld.com/idgames/themes/university/trinity2]The Unholy Trinity[/url][/b] (1994) [sup][[b]2[/b]: Soundblock: 2][/sup]&#10;[b]333. [url=https://www.doomworld.com/idgames/levels/doom2/Ports/v-z/watrsp]Water Spirit[/url][/b] (2017) [sup][[b]2[/b]: northivanastan: 2][/sup]&#10;[b]355. [url=https://www.doomworld.com/idgames/levels/doom2/Ports/s-u/seasons]4 Seasons of Doom[/url][/b] (2018) [sup][[b]1[/b]: vdgg: 1][/sup]&#10;[b]355. [url=https://www.doomworld.com/idgames/levels/doom2/Ports/a-c/aeternum]Aeternum[/url][/b] (2007) [sup][[b]1[/b]: 42PercentHealth: 1][/sup]&#10;[b]355. [url=https://www.doomworld.com/idgames/levels/doom2/Ports/a-c/bermuda]Bermuda Triangle[/url][/b] (1999) [sup][[b]1[/b]: Doomkid: 1][/sup]&#10;[b]355. [url=https://www.doomworld.com/idgames/levels/doom2/Ports/a-c/chungus]Big Chungus' Symphony[/url][/b] (2019) [sup][[b]1[/b]: Arbys550: 1][/sup]&#10;[b]355. [url=https://www.doomworld.com/idgames/levels/doom2/Ports/a-c/crfe_p1]Can't Run From Evil [/url][/b] (2012) [sup][[b]1[/b]: vdgg: 1][/sup]&#10;[b]355. [url=https://www.doomworld.com/idgames/levels/doom2/Ports/a-c/coecits]Castle of Eternal Carrot in the Sky[/url][/b] (2001) [sup][[b]1[/b]: Jaws In Space: 1][/sup]&#10;[b]355. [url=https://www.doomworld.com/idgames/levels/doom/a-c/cleim10]Cleimos[/url][/b] (1994) [sup][[b]1[/b]: Soundblock: 1][/sup]&#10;[b]355. [url=https://www.doomworld.com/idgames/levels/doom2/Ports/a-c/c-shock]Combat Shock[/url][/b] (2011) [sup][[b]1[/b]: WH-Wilou84: 1][/sup]&#10;[b]355. [url=https://www.doomworld.com/idgames/levels/doom/a-c/acheron]Crossing Acheron[/url][/b] (1994) [sup][[b]1[/b]: joepallai: 1][/sup]&#10;[b]355. [url=https://www.doomworld.com/idgames/levels/doom2/a-c/cygnus20]Cygnus IV[/url][/b] (1997) [sup][[b]1[/b]: Philnemba: 1][/sup]&#10;[b]355. [url=https://s3-eu-west-1.amazonaws.com/dtwid/dtwidmus.zip]dtwidmus.wad﻿[/url][/b] (2011) [sup][[b]1[/b]: Diabolución: 1][/sup]&#10;[b]355. [url=https://www.doomworld.com/idgames/levels/doom/d-f/eternity]Eternity[/url][/b] (1994) [sup][[b]1[/b]: bonnie: 1][/sup]&#10;[b]355. [url=https://www.doomworld.com/forum/topic/101755-exomoon-megawad-directors-cut-release/]Exomoon[/url][/b] (2017) [sup][[b]1[/b]: Lorenz0: 1][/sup]&#10;[b]355. [url=https://www.doomworld.com/idgames/levels/doom/d-f/extremal]Extremal Doom[/url][/b] (2006) [sup][[b]1[/b]: Grazza: 1][/sup]&#10;[b]355. [url=https://www.doomworld.com/idgames/levels/doom2/deathmatch/megawads/gothicdm]Gothic DM[/url][/b] (1997) [sup][[b]1[/b]: Soundblock: 1][/sup]&#10;[b]355. [url=https://www.doomworld.com/idgames/levels/doom2/deathmatch/Ports/g-i/greenwar]Green War[/url][/b] (2002) [sup][[b]1[/b]: joepallai: 1][/sup]&#10;[b]355. [url=https://doomwiki.org/wiki/Grezzo_2]Grezzo 2[/url][/b] (2012) [sup][[b]1[/b]: AnonimVio: 1][/sup]&#10;[b]355. [url=https://www.doomworld.com/idgames/levels/doom/j-l/lithe2m1]LithE2M1[/url][/b] (1994) [sup][[b]1[/b]: bzzrak: 1][/sup]&#10;[b]355. [url=https://www.doomworld.com/idgames/levels/doom2/megawads/mlm12]Mini-Level Megawad[/url][/b] (2009) [sup][[b]1[/b]: Phobus: 1][/sup]&#10;[b]355. [url=https://www.doomworld.com/forum/topic/85907-nefertitiwad-6-maps/#comment-1554820]Nefertiti[/url][/b] (2016) [sup][[b]1[/b]: NoisyVelvet: 1][/sup]&#10;[b]355. [url=https://www.doomworld.com/idgames/levels/doom2/m-o/nostromo]Nostromo's Run[/url][/b] (1995) [sup][[b]1[/b]: soner du: 1][/sup]&#10;[b]355. [url=https://www.doomworld.com/idgames/levels/doom2/m-o/obtic11]Obituary[/url][/b] (1995) [sup][[b]1[/b]: T-Rex: 1][/sup]&#10;[b]355. [url=https://doomwiki.org/wiki/Operation:_Biowar]Operation: Biowar[/url][/b] (1999) [sup][[b]1[/b]: roadworx: 1][/sup]&#10;[b]355. [url=http://thekinsie.com/reelism/]Reelism[/url][/b] (2011) [sup][[b]1[/b]: HUNdebLeonidasX: 1][/sup]&#10;[b]355. [url=https://www.doomworld.com/idgames/levels/doom2/Ports/s-u/spagheti]Spicy Evil Spaghetti[/url][/b] (2016) [sup][[b]1[/b]: everennui: 1][/sup]&#10;[b]355. [url=https://doomwiki.org/wiki/SQUARES]SQUARES[/url][/b] (1995) [sup][[b]1[/b]: STILES: 1][/sup]&#10;[b]355. [url=https://doomwiki.org/wiki/The_Alfonzone]The Alfonzone[/url][/b] (2017) [sup][[b]1[/b]: vdgg: 1][/sup]&#10;[b]355. [url=https://www.doomworld.com/idgames/levels/doom2/megawads/darken]The Darkening Episode 1[/url][/b] (1998) [sup][[b]1[/b]: ASaltShaker: 1][/sup]&#10;[b]355. [url=https://www.doomworld.com/idgames/levels/doom2/s-u/tdevil2]The Devilz Work[/url][/b] (2014) [sup][[b]1[/b]: everennui: 1][/sup]&#10;[b]355. [url=https://www.doomworld.com/idgames/levels/doom2/megawads/rebirth]The Rebirth[/url][/b] (2003) [sup][[b]1[/b]: Malrionn: 1][/sup]&#10;[b]355. [url=https://www.doomworld.com/idgames/levels/doom2/s-u/ttp-rp]The Troopers' Playground[/url][/b] (1996) [sup][[b]1[/b]: T-Rex: 1][/sup]&#10;[b]355. [url=https://www.doomworld.com/idgames/levels/doom2/megawads/twzone]The Twilight Zone[/url][/b] (1998) [sup][[b]1[/b]: T-Rex: 1][/sup]&#10;[b]355. [url=https://www.doomworld.com/forum/topic/65009-zdoom-the-ultimate-icon-of-sin/]The Ultimate Icon of Sin[/url][/b] (2013) [sup][[b]1[/b]: Soundblock: 1][/sup]&#10;[b]355. [url=https://www.doomworld.com/idgames/levels/doom/megawads/unalign]UnAligned[/url][/b] (2016) [sup][[b]1[/b]: yakfak: 1][/sup]&#10;[b]355. [url=https://www.doomworld.com/files/file/18387-vispire/]Vispire[/url][/b] (2016) [sup][[b]1[/b]: NoisyVelvet: 1][/sup]&#10;[b]355. [url=https://www.doomworld.com/idgames/levels/doom2/Ports/v-z/whitemar]Whitemare[/url][/b] (2011) [sup][[b]1[/b]: Pierrot: 1][/sup]&#10;&#10;&#10;WADs: 390&#10;Voters: 147" calcext:value-type="string">
            <text:p>[b]298. [url=https://www.doomworld.com/files/file/18491-absolutely-killed/]Absolutely Killed[/url][/b] (2016) [sup][[b]3[/b]: NoisyVelvet: 3][/sup]</text:p>
            <text:p>[b]298. [url=https://www.doomworld.com/idgames/levels/doom/Ports/a-c/aaawake]Awakening[/url][/b] (2010) [sup][[b]3[/b]: Graf Zahl: 3][/sup]</text:p>
            <text:p>[b]298. [url=https://forum.zdoom.org/viewtopic.php?t=47680#p810207]Batman Doom: Reborn[/url][/b] (2015) [sup][[b]3[/b]: ax34: 3][/sup]</text:p>
            <text:p>[b]298. [url=https://www.doomworld.com/idgames/levels/doom2/Ports/a-c/bbv11]Botanic Biosphere[/url][/b] (2014) [sup][[b]3[/b]: Jaromir Bergmann: 3][/sup]</text:p>
            <text:p>[b]298. [url=https://www.doomworld.com/idgames/levels/doom2/a-c/chord1]Chord 1[/url][/b] (1997) [sup][[b]3[/b]: Paul977: 3][/sup]</text:p>
            <text:p>[b]298. [url=https://www.doomworld.com/idgames/levels/doom2/Ports/a-c/chord3]Chord 3[/url][/b] (2000) [sup][[b]3[/b]: Paul977: 3][/sup]</text:p>
            <text:p>[b]298. [url=https://www.doomworld.com/idgames/levels/doom2/a-c/chordg]Chord G[/url][/b] (1999) [sup][[b]3[/b]: Paul977: 3][/sup]</text:p>
            <text:p>[b]298. [url=https://www.doomworld.com/idgames/levels/doom2/Ports/a-c/cityass]City Assault[/url][/b] (2013) [sup][[b]3[/b]: ax34: 3][/sup]</text:p>
            <text:p>[b]298. [url=https://www.doomworld.com/idgames/levels/doom2/Ports/megawads/cchest3]Community Chest 3[/url][/b] (2007) [sup][[b]3[/b]: Mr. Freeze: 3][/sup]</text:p>
            <text:p>[b]298. [url=https://www.doomworld.com/idgames/levels/doom2/Ports/a-c/crapirc5]Crapi[/url][/b] (2006) [sup][[b]3[/b]: Arbys550: 3][/sup]</text:p>
            <text:p>[b]298. [url=https://www.doomworld.com/idgames/levels/doom2/d-f/darkcvnt]Dark Covenant[/url][/b] (1996) [sup][[b]3[/b]: NuMetalManiak: 2, bonnie: 1][/sup]</text:p>
            <text:p>[b]298. [url=https://www.doomworld.com/idgames/levels/doom2/d-f/demondrv]DEMON DRIVER!!!![/url][/b] (2006) [sup][[b]3[/b]: smeghammer: 3][/sup]</text:p>
            <text:p>[b]298. [url=https://www.doomworld.com/idgames/levels/doom2/Ports/d-f/darknes2]Disciples of Darkness[/url][/b] (2017) [sup][[b]3[/b]: Nirvana: 3][/sup]</text:p>
            <text:p>[b]298. [url=https://www.doomworld.com/idgames/levels/doom2/Ports/d-f/disjunct]Disjunction[/url][/b] (2017) [sup][[b]3[/b]: Lorenz0: 3][/sup]</text:p>
            <text:p>[b]298. [url=https://www.doomworld.com/idgames/levels/doom2/d-f/europe]Europe[/url][/b] (2005) [sup][[b]3[/b]: ax34: 3][/sup]</text:p>
            <text:p>[b]298. [url=https://www.doomworld.com/idgames/levels/doom2/megawads/fragport]Fragport[/url][/b] (2011) [sup][[b]3[/b]: P41R47: 3][/sup]</text:p>
            <text:p>[b]298. [url=https://forum.zdoom.org/viewtopic.php?f=19&amp;t=13397#p273718]Hell-Forged[/url][/b] (2019) [sup][[b]3[/b]: Woolie Wool: 3][/sup]</text:p>
            <text:p>[b]298. [url=http://xsnake.free.fr/invasion/shots.htm]Invasion UAC[/url][/b] (2005) [sup][[b]3[/b]: Red-XIII: 3][/sup]</text:p>
            <text:p>[b]298. [url=https://www.doomworld.com/idgames/levels/doom2/Ports/j-l/los]Legacy of Suffering[/url][/b] (2009) [sup][[b]3[/b]: MFG38: 3][/sup]</text:p>
            <text:p>[b]298. [url=https://www.moddb.com/mods/brutal-doom/addons/brutalized-doom-and-doom-ii]Maps of Chaos[/url][/b] (2013) [sup][[b]3[/b]: I_Punch_Demons: 3][/sup]</text:p>
            <text:p>[b]298. [url=https://www.doomworld.com/idgames/levels/doom2/p-r/phobos2]Phobos[/url][/b] (1998) [sup][[b]3[/b]: Jaws In Space: 3][/sup]</text:p>
            <text:p>[b]298. [url=https://www.doomworld.com/idgames/levels/doom2/megawads/pizzas]Pizza Steve[/url][/b] (2017) [sup][[b]3[/b]: Bryan T: 3][/sup]</text:p>
            <text:p>[b]298. [url=https://www.doomworld.com/idgames/levels/doom2/Ports/p-r/pleiades]Pleiades[/url][/b] (2000) [sup][[b]3[/b]: ax34: 3][/sup]</text:p>
            <text:p>[b]298. [url=https://doomwiki.org/wiki/Polygon_Base]Polygon Base[/url][/b] (1996) [sup][[b]3[/b]: roadworx: 3][/sup]</text:p>
            <text:p>[b]298. [url=https://www.elzee.co.nz/rotttc/index.html]Return of the Triad[/url][/b] (2011) [sup][[b]3[/b]: ax34: 3][/sup]</text:p>
            <text:p>[b]298. [url=https://www.doomworld.com/idgames/levels/doom2/Ports/p-r/rush]Rush[/url][/b] (2014) [sup][[b]3[/b]: Nirvana: 2, I_Punch_Demons: 1][/sup]</text:p>
            <text:p>[b]298. [url=https://www.doomworld.com/idgames/levels/hexen/s-u/serpent]Serpent: Resurrection[/url][/b] (2010) [sup][[b]3[/b]: TheMightyHeracross: 3][/sup]</text:p>
            <text:p>[b]298. [url=https://www.doomworld.com/idgames/levels/doom2/Ports/s-u/t3st]T3ST[/url][/b] (2016) [sup][[b]3[/b]: bzzrak: 3][/sup]</text:p>
            <text:p>[b]298. [url=https://doomwiki.org/wiki/The_Lost_Episodes_of_Doom]The Lost Episodes of Doom[/url][/b] (1995) [sup][[b]3[/b]: Diabolución: 3][/sup]</text:p>
            <text:p>[b]298. [url=https://www.doomworld.com/idgames/levels/doom/s-u/smb_v102]The Sky May Be[/url][/b] (1997) [sup][[b]3[/b]: AnonimVio: 3][/sup]</text:p>
            <text:p>[b]298. [url=https://www.doomworld.com/idgames/levels/doom2/deathmatch/s-u/udm3]Unidoom DM 3[/url][/b] (2004) [sup][[b]3[/b]: Doomkid: 3][/sup]</text:p>
            <text:p>[b]298. [url=https://www.doomworld.com/idgames/levels/doom2/Ports/v-z/vrack2b]Vrack 2[/url][/b] (2001) [sup][[b]3[/b]: smeghammer: 3][/sup]</text:p>
            <text:p>[b]333. [url=https://www.doomworld.com/idgames/levels/doom2/megawads/1monster]1 Monster Megawad[/url][/b] (2007) [sup][[b]2[/b]: TheNerdTurtle2: 2][/sup]</text:p>
            <text:p>[b]333. [url=https://www.doomworld.com/idgames/levels/doom2/megawads/3ha3]3 Heures d'agonie 3[/url][/b] (2017) [sup][[b]2[/b]: Roofi: 2][/sup]</text:p>
            <text:p>[b]333. [url=https://www.doomworld.com/idgames/levels/doom2/Ports/0-9/30kmaps]30,000 Levels[/url][/b] (2012) [sup][[b]2[/b]: AnonimVio: 2][/sup]</text:p>
            <text:p>[b]333. [url=https://www.doomworld.com/idgames/levels/doom2/a-c/area51]Area 51[/url][/b] (1997) [sup][[b]2[/b]: Doomkid: 2][/sup]</text:p>
            <text:p>[b]333. [url=https://www.doomworld.com/idgames/levels/doom2/Ports/a-c/bldstlp]Bloody Steel[/url][/b] (2014) [sup][[b]2[/b]: ella guro: 2][/sup]</text:p>
            <text:p>[b]333. [url=https://www.doomworld.com/idgames/levels/doom2/Ports/s-u/tcotd]City of the Damned[/url][/b] (2004) [sup][[b]2[/b]: HUNdebLeonidasX: 2][/sup]</text:p>
            <text:p>[b]333. [url=https://www.doomworld.com/idgames/levels/doom2/megawads/cleim20p]Cleimos 2[/url][/b] (1995) [sup][[b]2[/b]: valkiriforce: 2][/sup]</text:p>
            <text:p>[b]333. [url=https://www.doomworld.com/forum/topic/116046-dbp26-the-city-of-damned-children/]DBP26: The City of Damned Children[/url][/b] (2020) [sup][[b]2[/b]: Rince-wind: 2][/sup]</text:p>
            <text:p>[b]333. [url=https://www.doomworld.com/idgames/levels/doom2/megawads/d2reload]Doom 2 Reloaded[/url][/b] (2009) [sup][[b]2[/b]: Odal: 2][/sup]</text:p>
            <text:p>[b]333. [url=https://www.doomworld.com/idgames/levels/doom/megawads/et]Endless Torture[/url][/b] (2015) [sup][[b]2[/b]: soner du: 2][/sup]</text:p>
            <text:p>[b]333. [url=https://www.doomworld.com/idgames/levels/heretic/Ports/curse]Heretic - Curse of D'sparil[/url][/b] (2010) [sup][[b]2[/b]: JudgeDeadd: 2][/sup]</text:p>
            <text:p>[b]333. [url=https://www.doomworld.com/files/file/18802-ice-rage/]Ice Rage[/url][/b] (2017) [sup][[b]2[/b]: Chamelenoel: 2][/sup]</text:p>
            <text:p>[b]333. [url=https://www.doomworld.com/idgames/levels/doom2/Ports/d-f/dmdjm01]Jagermorder: Chemical Lab[/url][/b] (1999) [sup][[b]2[/b]: Soundblock: 2][/sup]</text:p>
            <text:p>[b]333. [url=https://www.doomworld.com/idgames/levels/doom2/megawads/kssht]Khorus' Speedy Shit[/url][/b] (2011) [sup][[b]2[/b]: Phobus: 2][/sup]</text:p>
            <text:p>[b]333. [url=https://www.doomworld.com/idgames/levels/doom2/a-c/bldnight]One Bloody Night[/url][/b] (2002) [sup][[b]2[/b]: WH-Wilou84: 1, T-Rex: 1][/sup]</text:p>
            <text:p>[b]333. [url=https://www.doomworld.com/forum/topic/85755-rf1024-i-dont-know-whats-going-on-with-this-title-anymore/]Rf 1024[/url][/b] (2016) [sup][[b]2[/b]: JudgeDeadd: 2][/sup]</text:p>
            <text:p>[b]333. [url=https://www.wad-archive.com/wad/be21919b261d404e694dd19e88bfaea2]Rocket Space Jumping[/url][/b] (2007) [sup][[b]2[/b]: Red-XIII: 2][/sup]</text:p>
            <text:p>[b]333. [url=https://www.doomworld.com/idgames/levels/doom2/0-9/666]Sector 666[/url][/b] (1998) [sup][[b]2[/b]: bzzrak: 2][/sup]</text:p>
            <text:p>[b]333. [url=https://www.doomworld.com/idgames/levels/doom2/Ports/megawads/mayhem17]Super MAYhem 17[/url][/b] (2017) [sup][[b]2[/b]: Octillion: 2][/sup]</text:p>
            <text:p>[b]333. [url=https://www.doomworld.com/idgames/levels/doom2/a-c/aboosysv]System Vices[/url][/b] (1996) [sup][[b]2[/b]: Grazza: 2][/sup]</text:p>
            <text:p>[b]333. [url=https://www.doomworld.com/idgames/themes/university/trinity2]The Unholy Trinity[/url][/b] (1994) [sup][[b]2[/b]: Soundblock: 2][/sup]</text:p>
            <text:p>[b]333. [url=https://www.doomworld.com/idgames/levels/doom2/Ports/v-z/watrsp]Water Spirit[/url][/b] (2017) [sup][[b]2[/b]: northivanastan: 2][/sup]</text:p>
            <text:p>[b]355. [url=https://www.doomworld.com/idgames/levels/doom2/Ports/s-u/seasons]4 Seasons of Doom[/url][/b] (2018) [sup][[b]1[/b]: vdgg: 1][/sup]</text:p>
            <text:p>[b]355. [url=https://www.doomworld.com/idgames/levels/doom2/Ports/a-c/aeternum]Aeternum[/url][/b] (2007) [sup][[b]1[/b]: 42PercentHealth: 1][/sup]</text:p>
            <text:p>[b]355. [url=https://www.doomworld.com/idgames/levels/doom2/Ports/a-c/bermuda]Bermuda Triangle[/url][/b] (1999) [sup][[b]1[/b]: Doomkid: 1][/sup]</text:p>
            <text:p>[b]355. [url=https://www.doomworld.com/idgames/levels/doom2/Ports/a-c/chungus]Big Chungus' Symphony[/url][/b] (2019) [sup][[b]1[/b]: Arbys550: 1][/sup]</text:p>
            <text:p>[b]355. [url=https://www.doomworld.com/idgames/levels/doom2/Ports/a-c/crfe_p1]Can't Run From Evil [/url][/b] (2012) [sup][[b]1[/b]: vdgg: 1][/sup]</text:p>
            <text:p>[b]355. [url=https://www.doomworld.com/idgames/levels/doom2/Ports/a-c/coecits]Castle of Eternal Carrot in the Sky[/url][/b] (2001) [sup][[b]1[/b]: Jaws In Space: 1][/sup]</text:p>
            <text:p>[b]355. [url=https://www.doomworld.com/idgames/levels/doom/a-c/cleim10]Cleimos[/url][/b] (1994) [sup][[b]1[/b]: Soundblock: 1][/sup]</text:p>
            <text:p>[b]355. [url=https://www.doomworld.com/idgames/levels/doom2/Ports/a-c/c-shock]Combat Shock[/url][/b] (2011) [sup][[b]1[/b]: WH-Wilou84: 1][/sup]</text:p>
            <text:p>[b]355. [url=https://www.doomworld.com/idgames/levels/doom/a-c/acheron]Crossing Acheron[/url][/b] (1994) [sup][[b]1[/b]: joepallai: 1][/sup]</text:p>
            <text:p>[b]355. [url=https://www.doomworld.com/idgames/levels/doom2/a-c/cygnus20]Cygnus IV[/url][/b] (1997) [sup][[b]1[/b]: Philnemba: 1][/sup]</text:p>
            <text:p>[b]355. [url=https://s3-eu-west-1.amazonaws.com/dtwid/dtwidmus.zip]dtwidmus.wad﻿[/url][/b] (2011) [sup][[b]1[/b]: Diabolución: 1][/sup]</text:p>
            <text:p>[b]355. [url=https://www.doomworld.com/idgames/levels/doom/d-f/eternity]Eternity[/url][/b] (1994) [sup][[b]1[/b]: bonnie: 1][/sup]</text:p>
            <text:p>[b]355. [url=https://www.doomworld.com/forum/topic/101755-exomoon-megawad-directors-cut-release/]Exomoon[/url][/b] (2017) [sup][[b]1[/b]: Lorenz0: 1][/sup]</text:p>
            <text:p>[b]355. [url=https://www.doomworld.com/idgames/levels/doom/d-f/extremal]Extremal Doom[/url][/b] (2006) [sup][[b]1[/b]: Grazza: 1][/sup]</text:p>
            <text:p>[b]355. [url=https://www.doomworld.com/idgames/levels/doom2/deathmatch/megawads/gothicdm]Gothic DM[/url][/b] (1997) [sup][[b]1[/b]: Soundblock: 1][/sup]</text:p>
            <text:p>[b]355. [url=https://www.doomworld.com/idgames/levels/doom2/deathmatch/Ports/g-i/greenwar]Green War[/url][/b] (2002) [sup][[b]1[/b]: joepallai: 1][/sup]</text:p>
            <text:p>[b]355. [url=https://doomwiki.org/wiki/Grezzo_2]Grezzo 2[/url][/b] (2012) [sup][[b]1[/b]: AnonimVio: 1][/sup]</text:p>
            <text:p>[b]355. [url=https://www.doomworld.com/idgames/levels/doom/j-l/lithe2m1]LithE2M1[/url][/b] (1994) [sup][[b]1[/b]: bzzrak: 1][/sup]</text:p>
            <text:p>[b]355. [url=https://www.doomworld.com/idgames/levels/doom2/megawads/mlm12]Mini-Level Megawad[/url][/b] (2009) [sup][[b]1[/b]: Phobus: 1][/sup]</text:p>
            <text:p>[b]355. [url=https://www.doomworld.com/forum/topic/85907-nefertitiwad-6-maps/#comment-1554820]Nefertiti[/url][/b] (2016) [sup][[b]1[/b]: NoisyVelvet: 1][/sup]</text:p>
            <text:p>[b]355. [url=https://www.doomworld.com/idgames/levels/doom2/m-o/nostromo]Nostromo's Run[/url][/b] (1995) [sup][[b]1[/b]: soner du: 1][/sup]</text:p>
            <text:p>[b]355. [url=https://www.doomworld.com/idgames/levels/doom2/m-o/obtic11]Obituary[/url][/b] (1995) [sup][[b]1[/b]: T-Rex: 1][/sup]</text:p>
            <text:p>[b]355. [url=https://doomwiki.org/wiki/Operation:_Biowar]Operation: Biowar[/url][/b] (1999) [sup][[b]1[/b]: roadworx: 1][/sup]</text:p>
            <text:p>[b]355. [url=http://thekinsie.com/reelism/]Reelism[/url][/b] (2011) [sup][[b]1[/b]: HUNdebLeonidasX: 1][/sup]</text:p>
            <text:p>[b]355. [url=https://www.doomworld.com/idgames/levels/doom2/Ports/s-u/spagheti]Spicy Evil Spaghetti[/url][/b] (2016) [sup][[b]1[/b]: everennui: 1][/sup]</text:p>
            <text:p>[b]355. [url=https://doomwiki.org/wiki/SQUARES]SQUARES[/url][/b] (1995) [sup][[b]1[/b]: STILES: 1][/sup]</text:p>
            <text:p>[b]355. [url=https://doomwiki.org/wiki/The_Alfonzone]The Alfonzone[/url][/b] (2017) [sup][[b]1[/b]: vdgg: 1][/sup]</text:p>
            <text:p>[b]355. [url=https://www.doomworld.com/idgames/levels/doom2/megawads/darken]The Darkening Episode 1[/url][/b] (1998) [sup][[b]1[/b]: ASaltShaker: 1][/sup]</text:p>
            <text:p>[b]355. [url=https://www.doomworld.com/idgames/levels/doom2/s-u/tdevil2]The Devilz Work[/url][/b] (2014) [sup][[b]1[/b]: everennui: 1][/sup]</text:p>
            <text:p>[b]355. [url=https://www.doomworld.com/idgames/levels/doom2/megawads/rebirth]The Rebirth[/url][/b] (2003) [sup][[b]1[/b]: Malrionn: 1][/sup]</text:p>
            <text:p>[b]355. [url=https://www.doomworld.com/idgames/levels/doom2/s-u/ttp-rp]The Troopers' Playground[/url][/b] (1996) [sup][[b]1[/b]: T-Rex: 1][/sup]</text:p>
            <text:p>[b]355. [url=https://www.doomworld.com/idgames/levels/doom2/megawads/twzone]The Twilight Zone[/url][/b] (1998) [sup][[b]1[/b]: T-Rex: 1][/sup]</text:p>
            <text:p>[b]355. [url=https://www.doomworld.com/forum/topic/65009-zdoom-the-ultimate-icon-of-sin/]The Ultimate Icon of Sin[/url][/b] (2013) [sup][[b]1[/b]: Soundblock: 1][/sup]</text:p>
            <text:p>[b]355. [url=https://www.doomworld.com/idgames/levels/doom/megawads/unalign]UnAligned[/url][/b] (2016) [sup][[b]1[/b]: yakfak: 1][/sup]</text:p>
            <text:p>[b]355. [url=https://www.doomworld.com/files/file/18387-vispire/]Vispire[/url][/b] (2016) [sup][[b]1[/b]: NoisyVelvet: 1][/sup]</text:p>
            <text:p>[b]355. [url=https://www.doomworld.com/idgames/levels/doom2/Ports/v-z/whitemar]Whitemare[/url][/b] (2011) [sup][[b]1[/b]: Pierrot: 1][/sup]</text:p>
            <text:p/>
            <text:p/>
            <text:p>WADs: 390</text:p>
            <text:p>Voters: 147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37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" calcext:value-type="string">
            <text:p>[b]4. [url=https://www.doomworld.com/idgames/levels/doom2/Ports/megawads/valiant]Valiant[/url][/b] (2015) [sup][[b]337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6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" calcext:value-type="string">
            <text:p>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" calcext:value-type="string"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" calcext:value-type="string"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" calcext:value-type="string">
            <text:p>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" calcext:value-type="string">
            <text:p>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" calcext:value-type="string"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" calcext:value-type="string"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" calcext:value-type="string"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" calcext:value-type="string"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" calcext:value-type="string">
            <text:p>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" calcext:value-type="string">
            <text:p>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" calcext:value-type="string">
            <text:p>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6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6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" calcext:value-type="string">
            <text:p>[b]26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forum/topic/85791-tnt-revilution-final-beta-ready-for-testing/]TNT: Revilution[/url][/b] (2017) [sup][[b]64[/b]: Spectra: 9, bLOCKbOYgAMES: 2, GarrettChan: 1, dylux: 6, tmorrow: 2, ReaperAA: 8, Polri: 3, SilverMiner: 3, P41R47: 10, A.H. Sankhatayan: 5, Willy W.: 5, Sotenga: 10][/sup]" calcext:value-type="string">
            <text:p>[b]28. [url=https://www.doomworld.com/forum/topic/85791-tnt-revilution-final-beta-ready-for-testing/]TNT: Revilution[/url][/b] (2017) [sup][[b]64[/b]: Spectra: 9, bLOCKbOYgAMES: 2, GarrettChan: 1, dylux: 6, tmorrow: 2, ReaperAA: 8, Polri: 3, SilverMiner: 3, P41R47: 10, A.H. Sankhatayan: 5, Willy W.: 5, Sotenga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29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29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9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29. [url=https://www.romerogames.ie/si6il/]SIGIL[/url][/b] (2019) [sup][[b]62[/b]: Diabolución: 10, 4everDoomed: 4, Jaromir Bergmann: 10, STILES: 2, termrork: 5, Worm318: 2, Deadwing: 6, &lt;&lt;Rewind: 2, DooM Bear: 7, northivanastan: 6, dei_eldren: 8][/sup]" calcext:value-type="string">
            <text:p>[b]29. [url=https://www.romerogames.ie/si6il/]SIGIL[/url][/b] (2019) [sup][[b]62[/b]: Diabolución: 10, 4everDoomed: 4, Jaromir Bergmann: 10, STILES: 2, termrork: 5, Worm318: 2, Deadwing: 6, &lt;&lt;Rewind: 2, DooM Bear: 7, northivanastan: 6, dei_eldre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megawads/d2twid]Doom II the Way id Did[/url][/b] (2013) [sup][[b]60[/b]: Dime: 8, NoisyVelvet: 5, ReaperAA: 1, pcorf: 5, purist: 10, Polri: 3, CinnamonKilljoy: 8, Makedounia: 5, Endless: 3, Marn: 5, Warrex: 2, E.M.: 5][/sup]" calcext:value-type="string">
            <text:p>[b]32. [url=https://www.doomworld.com/idgames/levels/doom2/megawads/d2twid]Doom II the Way id Did[/url][/b] (2013) [sup][[b]60[/b]: Dime: 8, NoisyVelvet: 5, ReaperAA: 1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://adventuresofsquare.com/downloads.php]The Adventures of Square[/url][/b] (2014) [sup][[b]55[/b]: Sky: 9, ShoDemo: 5, Ed: 5, JudgeDeadd: 5, Woolie Wool: 8, Squadallah: 7, termrork: 5, Marn: 5, Sotenga: 6][/sup]" calcext:value-type="string">
            <text:p>[b]33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doomworld.com/idgames/levels/doom2/Ports/megawads/alt]A.L.T.[/url][/b] (2012) [sup][[b]54[/b]: Not Jabba: 7, Spectre01: 2, ella guro: 10, yakfak: 10, Rince-wind: 5, Hansen79: 5, P41R47: 7, SOSU: 8][/sup]" calcext:value-type="string">
            <text:p>[b]34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doomwiki.org/wiki/No_Rest_for_the_Living]No Rest for the Living[/url][/b] (2010) [sup][[b]52[/b]: Vorpal: 5, Nancsi: 9, ReaperAA: 3, Diabolución: 10, 4everDoomed: 7, STILES: 7, CinnamonKilljoy: 3, Endless: 6, waciej: 2][/sup]" calcext:value-type="string">
            <text:p>[b]35. [url=https://doomwiki.org/wiki/No_Rest_for_the_Living]No Rest for the Living[/url][/b] (2010) [sup][[b]52[/b]: Vorpal: 5, Nancsi: 9, ReaperAA: 3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6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" calcext:value-type="string"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idgames/levels/doom2/Ports/j-l/lunatic]Lunatic[/url][/b] (2011) [sup][[b]45[/b]: Cynical: 6, Dime: 9, Nate River: 4, Poncho: 5, Gaia74: 3, Deflektor: 8, Marn: 5, Boy: 5][/sup]" calcext:value-type="string">
            <text:p>[b]39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forum/topic/62496-winters-fury/]Winter's Fury[/url][/b] (2012) [sup][[b]44[/b]: Dragonfly: 5, TechnoDoomed1: 10, Lorenz0: 7, Octillion: 7, OniriA: 3, Ivory Duke: 3, ASaltShaker: 9][/sup]" calcext:value-type="string">
            <text:p>[b]41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4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4. [url=https://www.doomworld.com/idgames/levels/doom2/Ports/megawads/strg]Struggle - Antaresian Legacy[/url][/b] (2018) [sup][[b]37[/b]: Budoka: 10, Jaromir Bergmann: 6, Payload4367: 3, Deadwing: 6, Snikle: 7, Omniarch: 5][/sup]" calcext:value-type="string">
            <text:p>[b]44. [url=https://www.doomworld.com/idgames/levels/doom2/Ports/megawads/strg]Struggle - Antaresian Legacy[/url][/b] (2018) [sup][[b]37[/b]: Budoka: 10,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6. [url=https://www.doomworld.com/idgames/levels/doom2/Ports/d-f/equinox]Equinox[/url][/b] (2001) [sup][[b]36[/b]: Sky: 5, Grazza: 9, ella guro: 5, A.H. Sankhatayan: 7, AtticTelephone: 5, Boy: 5][/sup]" calcext:value-type="string">
            <text:p>[b]46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/Ports/megawads/2002ado]2002: A Doom Odyssey[/url][/b] (2002) [sup][[b]35[/b]: soner du: 4, Philnemba: 8, tmorrow: 2, Red-XIII: 3, joepallai: 1, SilverMiner: 6, smeghammer: 3, Endless: 1, A.H. Sankhatayan: 6, vdgg: 1][/sup]" calcext:value-type="string">
            <text:p>[b]47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themes/TeamTNT/icarus/icarus]Icarus: Alien Vanguard[/url][/b] (1996) [sup][[b]35[/b]: Ralphis: 6, Grazza: 8, T-Rex: 3, valkiriforce: 8, A.H. Sankhatayan: 10][/sup]" calcext:value-type="string">
            <text:p>[b]47. [url=https://www.doomworld.com/idgames/themes/TeamTNT/icarus/icarus]Icarus: Alien Vanguard[/url][/b] (1996) [sup][[b]35[/b]: Ralphis: 6, Grazza: 8, T-Rex: 3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7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7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2/Ports/s-u/swtw]Swim With the Whales[/url][/b] (2013) [sup][[b]33[/b]: WH-Wilou84: 2, Nate River: 9, Soundblock: 3, Lazorinc: 6, Nirvana: 10, NoisyVelvet: 3][/sup]" calcext:value-type="string">
            <text:p>[b]50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doomwiki.org/wiki/The_Plutonia_Experiment]The Plutonia Experiment[/url][/b] (1996) [sup][[b]32[/b]: guitardz: 5, purist: 5, termrork: 5, Tartlman: 1, Worm318: 2, Deadwing: 10, northivanastan: 4][/sup]" calcext:value-type="string">
            <text:p>[b]51. [url=https://doomwiki.org/wiki/The_Plutonia_Experiment]The Plutonia Experiment[/url][/b] (1996) [sup][[b]32[/b]: guitardz: 5, purist: 5, termrork: 5, Tartlman: 1, Worm318: 2, Deadwing: 10, northivanasta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2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3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3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3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3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3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6. [url=http://www.moddb.com/mods/brutal-doom/downloads/brutal-doom-hell-on-earth-starter-pack]Brutal Doom: Hell on Earth Starter Pack (Extermination Day)[/url][/b] (2015) [sup][[b]29[/b]: TechnoDoomed1: 9, Squadallah: 8, DoomDork: 2, Deflektor: 4, behemoth_667: 6][/sup]" calcext:value-type="string">
            <text:p>[b]56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6. [url=https://www.doomworld.com/idgames/levels/doom2/Ports/d-f/distrbia]Disturbia[/url][/b] (2008) [sup][[b]29[/b]: Sky: 7, darkreaver: 10, Roofi: 6, Paul977: 6][/sup]" calcext:value-type="string">
            <text:p>[b]56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6. [url=https://www.doomworld.com/forum/topic/100842-rc-lost-civilization-episode-1-feedback-appreciated/]Lost civilization[/url][/b] (2018) [sup][[b]29[/b]: OniriA: 9, rd: 6, Endless: 8, Snikle: 6][/sup]" calcext:value-type="string">
            <text:p>[b]56. [url=https://www.doomworld.com/forum/topic/100842-rc-lost-civilization-episode-1-feedback-appreciated/]Lost civilization[/url][/b] (2018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9. [url=https://www.doomworld.com/idgames/levels/doom2/megawads/zone300]Zone 300[/url][/b] (2013) [sup][[b]28[/b]: Voltcom9: 8, Soundblock: 3, Bryan T: 2, purist: 3, maxmanium: 8, ASaltShaker: 4][/sup]" calcext:value-type="string">
            <text:p>[b]59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Ports/a-c/breach]Breach[/url][/b] (2015) [sup][[b]27[/b]: Jaws In Space: 7, Dime: 10, guitardz: 2, Nancsi: 1, Jaromir Bergmann: 4, smeghammer: 3][/sup]" calcext:value-type="string">
            <text:p>[b]60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0. [url=https://www.doomworld.com/idgames/levels/doom2/megawads/strain10]STRAIN[/url][/b] (1997) [sup][[b]27[/b]: Grazza: 6, ella guro: 4, JudgeDeadd: 1, T-Rex: 1, Squadallah: 9, smeghammer: 5, vdgg: 1][/sup]" calcext:value-type="string">
            <text:p>[b]60. [url=https://www.doomworld.com/idgames/levels/doom2/megawads/strain10]STRAIN[/url][/b] (1997) [sup][[b]27[/b]: Grazza: 6, ella guro: 4, JudgeDeadd: 1, T-Rex: 1, Squadallah: 9, smeghammer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forum/topic/109216-doom-zero-launch-and-celebrating-25-years-of-doom-ii/]Doom Zero[/url][/b] (2019) [sup][[b]26[/b]: ReaperAA: 4, maxmanium: 2, CinnamonKilljoy: 8, Warrex: 10, Horus: 2][/sup]" calcext:value-type="string">
            <text:p>[b]62. [url=https://www.doomworld.com/forum/topic/109216-doom-zero-launch-and-celebrating-25-years-of-doom-ii/]Doom Zero[/url][/b] (2019) [sup][[b]26[/b]: ReaperAA: 4,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forum/topic/103075-deathless-an-ultimate-doom-megawad-rc4/]Deathless[/url][/b] (2018) [sup][[b]24[/b]: TheMightyHeracross: 2, ReaperAA: 2, Worm318: 3, Makedounia: 9, Deadwing: 2, Warrex: 5, SOSU: 1][/sup]" calcext:value-type="string">
            <text:p>[b]65. [url=https://www.doomworld.com/forum/topic/103075-deathless-an-ultimate-doom-megawad-rc4/]Deathless[/url][/b] (2018) [sup][[b]24[/b]: TheMightyHeracross: 2, ReaperAA: 2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5. [url=https://www.doomworld.com/idgames/levels/doom2/Ports/v-z/violence]Violence[/url][/b] (2015) [sup][[b]24[/b]: Chamelenoel: 10, everennui: 4, Nate River: 2, Lorenz0: 4, rd: 4][/sup]" calcext:value-type="string">
            <text:p>[b]65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idgames/levels/doom2/Ports/a-c/bauhaus]Bauhaus[/url][/b] (2014) [sup][[b]22[/b]: ella guro: 9, 7hm: 5, Grain of Salt: 3, NoisyVelvet: 1, vdgg: 4][/sup]" calcext:value-type="string">
            <text:p>[b]71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6. [url=https://www.doomworld.com/idgames/levels/doom2/Ports/megawads/cchest2]Community Chest 2[/url][/b] (2004) [sup][[b]21[/b]: Sky: 10, tchkb: 1, Midnight_00: 9, vdgg: 1][/sup]" calcext:value-type="string">
            <text:p>[b]76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6. [url=https://www.doomworld.com/forum/topic/105598-hurt-singleplayer-map-in-hell/]Hurt[/url][/b] (2019) [sup][[b]21[/b]: Jaromir Bergmann: 9, OniriA: 7, I_Punch_Demons: 5][/sup]" calcext:value-type="string">
            <text:p>[b]76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6. [url=https://www.doomworld.com/idgames/levels/doom2/megawads/tvr]Revolution![/url][/b] (2001) [sup][[b]21[/b]: Not Jabba: 1, Grazza: 3, Altima: 4, termrork: 5, SilverMiner: 5, P41R47: 3][/sup]" calcext:value-type="string">
            <text:p>[b]76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nuts]Nuts[/url][/b] (2001) [sup][[b]20[/b]: Chamelenoel: 6, AnonimVio: 9, E.M.: 5][/sup]" calcext:value-type="string">
            <text:p>[b]79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2/megawads/dmonfear]Demonfear[/url][/b] (2000) [sup][[b]19[/b]: roadworx: 4, soner du: 3, Philnemba: 3, NaZa: 1, P41R47: 3, Marn: 5][/sup]" calcext:value-type="string">
            <text:p>[b]83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6. [url=https://www.doomworld.com/idgames/levels/doom2/Ports/d-f/dv]Deus Vult[/url][/b] (2004) [sup][[b]18[/b]: Mr. Freeze: 7, WH-Wilou84: 5, joepallai: 1, DJVCardMaster: 1, waciej: 4][/sup]" calcext:value-type="string">
            <text:p>[b]86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6. [url=https://www.doomworld.com/idgames/levels/doom/Ports/d-f/e1m4b]Phobos Mission Control[/url][/b] (2016) [sup][[b]18[/b]: Nancsi: 6, Diabolución: 5, Marn: 5, DooM Bear: 2][/sup]" calcext:value-type="string">
            <text:p>[b]86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6. [url=https://www.doomworld.com/idgames/levels/doom2/Ports/megawads/sf2011]Slaughterfest 2011[/url][/b] (2012) [sup][[b]18[/b]: Outrageous Videos: 5, tmorrow: 3, Simomarchi: 10][/sup]" calcext:value-type="string">
            <text:p>[b]86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6. [url=https://www.doomworld.com/idgames/levels/doom2/Ports/s-u/sd20x7]Stardate 20X7[/url][/b] (2017) [sup][[b]18[/b]: yakfak: 6, Grain of Salt: 8, bemused: 4][/sup]" calcext:value-type="string">
            <text:p>[b]86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s-u/uacultra]UAC Ultra[/url][/b] (2010) [sup][[b]15[/b]: Malrionn: 10, behemoth_667: 5][/sup]" calcext:value-type="string">
            <text:p>[b]98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105670-faithless-a-heretic-hub-final/]Faithless[/url][/b] (2019) [sup][[b]14[/b]: ReaperAA: 9, Rince-wind: 5][/sup]" calcext:value-type="string">
            <text:p>[b]102. [url=https://www.doomworld.com/forum/topic/105670-faithless-a-heretic-hub-final/]Faithless[/url][/b] (2019) [sup][[b]14[/b]: ReaperAA: 9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2. [url=https://www.doomworld.com/idgames/levels/doom2/megawads/reverie]Reverie[/url][/b] (2011) [sup][[b]14[/b]: roadworx: 4, Octillion: 9, joepallai: 1][/sup]" calcext:value-type="string">
            <text:p>[b]102. [url=https://www.doomworld.com/idgames/levels/doom2/megawads/reverie]Reverie[/url][/b] (2011) [sup][[b]14[/b]: roadworx: 4,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2. [url=https://www.doomworld.com/idgames/levels/doom2/megawads/darken2]The Darkening Episode 2[/url][/b] (2000) [sup][[b]14[/b]: Graf Zahl: 4, joepallai: 2, vdgg: 8][/sup]" calcext:value-type="string">
            <text:p>[b]102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7. [url=https://www.doomworld.com/idgames/levels/doom2/Ports/megawads/50shades]50 Shades of Graytall[/url][/b] (2015) [sup][[b]13[/b]: Nine Inch Heels: 2, Voltcom9: 2, JudgeDeadd: 1, NoisyVelvet: 3, Pierrot: 5][/sup]" calcext:value-type="string">
            <text:p>[b]107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7. [url=https://www.doomworld.com/forum/topic/92574-dimension-of-the-boomed/]Dimension of the Boomed[/url][/b] (2018) [sup][[b]13[/b]: Ivory Duke: 7, Hansen79: 4, SOSU: 2][/sup]" calcext:value-type="string">
            <text:p>[b]107. [url=https://www.doomworld.com/forum/topic/92574-dimension-of-the-boomed/]Dimension of the Boomed[/url][/b] (2018) [sup][[b]13[/b]: Ivory Duke: 7, Hansen79: 4, SOS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7. [url=https://www.doomworld.com/idgames/levels/doom2/Ports/d-f/elysion]Elysion[/url][/b] (2009) [sup][[b]13[/b]: Sky: 8, darkreaver: 5][/sup]" calcext:value-type="string">
            <text:p>[b]107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7. [url=https://www.doomworld.com/idgames/levels/doom2/Ports/d-f/foursite]Foursite[/url][/b] (2016) [sup][[b]13[/b]: Nancsi: 7, 4everDoomed: 5, Gaia74: 1][/sup]" calcext:value-type="string">
            <text:p>[b]107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7. [url=https://doomwiki.org/wiki/Hell_To_Pay]Hell to Pay[/url][/b] (1996) [sup][[b]13[/b]: bonnie: 10, P41R47: 3][/sup]" calcext:value-type="string">
            <text:p>[b]107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7. [url=http://manbitesshark.com/]REKKR[/url][/b] (2018) [sup][[b]13[/b]: soner du: 8, Rince-wind: 5][/sup]" calcext:value-type="string">
            <text:p>[b]107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7. [url=https://www.doomworld.com/idgames/levels/doom2/Ports/s-u/sacrment]Sacrament[/url][/b] (2011) [sup][[b]13[/b]: ella guro: 8, yakfak: 5][/sup]" calcext:value-type="string">
            <text:p>[b]107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07. [url=https://www.doomworld.com/idgames/levels/doom2/megawads/ur]Unholy Realms[/url][/b] (2013) [sup][[b]13[/b]: Dime: 6, Bryan T: 1, dylux: 2, tmorrow: 2, Makedounia: 2][/sup]" calcext:value-type="string">
            <text:p>[b]107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07. [url=https://www.doomworld.com/idgames/levels/doom2/Ports/megawads/vile]Vile Flesh[/url][/b] (2004) [sup][[b]13[/b]: Grazza: 4, P41R47: 9][/sup]" calcext:value-type="string">
            <text:p>[b]107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07. [url=https://www.doomworld.com/idgames/levels/doom2/Ports/v-z/zdmcmp1]ZDoom Community Map Project: Take 1[/url][/b] (2004) [sup][[b]13[/b]: Phobus: 8, Ziad EL Zein: 5][/sup]" calcext:value-type="string">
            <text:p>[b]107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7. [url=https://www.doomworld.com/idgames/levels/doom2/Ports/d-f/exterror]Extreme Terror[/url][/b] (2016) [sup][[b]12[/b]: Nine Inch Heels: 5, everennui: 5, Nancsi: 2][/sup]" calcext:value-type="string">
            <text:p>[b]117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7. [url=https://www.doomworld.com/idgames/levels/doom2/Ports/m-o/ngmvmt1]Newgothic Movement 1[/url][/b] (2010) [sup][[b]12[/b]: everennui: 2, Outrageous Videos: 4, Nazgul9: 6][/sup]" calcext:value-type="string">
            <text:p>[b]117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7. [url=https://www.doomworld.com/forum/topic/106058-paradise-v2-multiplayer-beta-on-page-3-4122020/]Paradise[/url][/b] (2019) [sup][[b]12[/b]: Lorenz0: 5, &lt;&lt;Rewind: 6, JuanchoES: 1][/sup]" calcext:value-type="string">
            <text:p>[b]117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20. [url=https://www.doomworld.com/idgames/levels/doom/a-c/b2b]Back to Basics[/url][/b] (2007) [sup][[b]11[/b]: WH-Wilou84: 2, joepallai: 5, rd: 4][/sup]" calcext:value-type="string">
            <text:p>[b]120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20. [url=https://www.doomworld.com/idgames/levels/doom2/Ports/megawads/1024clau]Claustrophobia 1024[/url][/b] (2009) [sup][[b]11[/b]: m8f: 5, DJVCardMaster: 6][/sup]" calcext:value-type="string">
            <text:p>[b]120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20. [url=https://www.doomworld.com/idgames/levels/doom2/Ports/a-c/comatose]Comatose[/url][/b] (2016) [sup][[b]11[/b]: yakfak: 7, m8f: 4][/sup]" calcext:value-type="string">
            <text:p>[b]120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20. [url=https://www.doomworld.com/idgames/levels/doom2/Ports/a-c/crumpets]Crumpets[/url][/b] (2015) [sup][[b]11[/b]: everennui: 2, Nate River: 8, Nirvana: 1][/sup]" calcext:value-type="string">
            <text:p>[b]120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0. [url=https://www.doomworld.com/idgames/levels/doom2/Ports/a-c/ad2dow]Urban Brawl: Dead of Winter[/url][/b] (2014) [sup][[b]11[/b]: Ralphis: 6, Phobus: 5][/sup]" calcext:value-type="string">
            <text:p>[b]120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0. [url=https://www.doomworld.com/forum/topic/50158-wip-vela-pax-beta-21-out-now-with-1-more-stuff/]Vela Pax[/url][/b] (2010) [sup][[b]11[/b]: WH-Wilou84: 2, TheNerdTurtle2: 9][/sup]" calcext:value-type="string">
            <text:p>[b]120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0. [url=https://www.doomworld.com/idgames/levels/doom/v-z/wow]Wow[/url][/b] (1999) [sup][[b]11[/b]: AnonimVio: 10, Apaul27: 1][/sup]" calcext:value-type="string">
            <text:p>[b]120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7. [url=https://www.doomworld.com/forum/topic/101647-avactor-last-update-is-out/]Avactor[/url][/b] (2018) [sup][[b]10[/b]: JudgeDeadd: 2, OniriA: 8][/sup]" calcext:value-type="string">
            <text:p>[b]127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7. [url=https://www.doomworld.com/idgames/levels/doom2/Ports/a-c/chnworm]Chainworm Kommando[/url][/b] (2017) [sup][[b]10[/b]: Rince-wind: 5, eharper256: 5][/sup]" calcext:value-type="string">
            <text:p>[b]127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7. [url=https://www.doomworld.com/idgames/levels/doom2/Ports/s-u/tcotd21me]City of the Damned: Apocalypse[/url][/b] (2011) [sup][[b]10[/b]: TechnoDoomed1: 5, Rince-wind: 5][/sup]" calcext:value-type="string">
            <text:p>[b]127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7. [url=https://doomwiki.org/wiki/Daedalus:_Alien_Defense]Daedalus: Alien Defense[/url][/b] (2003) [sup][[b]10[/b]: A.H. Sankhatayan: 10][/sup]" calcext:value-type="string">
            <text:p>[b]127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7. [url=https://www.doomworld.com/idgames/levels/doom/s-u/uac_dead]Dooms Day of UAC[/url][/b] (1994) [sup][[b]10[/b]: Jaws In Space: 2, Ed: 5, joepallai: 3][/sup]" calcext:value-type="string">
            <text:p>[b]127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7. [url=https://www.doomworld.com/idgames/levels/doom2/g-i/grime]Grime[/url][/b] (2009) [sup][[b]10[/b]: WH-Wilou84: 2, darkreaver: 4, Paul977: 4][/sup]" calcext:value-type="string">
            <text:p>[b]127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7. [url=https://forum.zdoom.org/viewtopic.php?f=42&amp;t=55443#p981947]Redemption Of The Slain[/url][/b] (2017) [sup][[b]10[/b]: Nancsi: 10][/sup]" calcext:value-type="string">
            <text:p>[b]127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7. [url=https://doomwiki.org/wiki/Skulldash]Skulldash[/url][/b] (2015) [sup][[b]10[/b]: everennui: 2, Lorenz0: 8][/sup]" calcext:value-type="string">
            <text:p>[b]127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7. [url=https://www.doomworld.com/idgames/levels/doom2/Ports/s-u/tn]Tangerine Nightmare[/url][/b] (2018) [sup][[b]10[/b]: guitardz: 10][/sup]" calcext:value-type="string">
            <text:p>[b]127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27. [url=https://doomwiki.org/wiki/The_Brotherhood_of_Ruin]The Brotherhood of Ruin[/url][/b] (2003) [sup][[b]10[/b]: joepallai: 4, vdgg: 6][/sup]" calcext:value-type="string">
            <text:p>[b]127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27. [url=https://www.doomworld.com/idgames/levels/doom2/Ports/v-z/vrack3]Vrack 3[/url][/b] (2003) [sup][[b]10[/b]: Spectra: 4, roadworx: 2, Midnight_00: 1, vdgg: 3][/sup]" calcext:value-type="string">
            <text:p>[b]127. [url=https://www.doomworld.com/idgames/levels/doom2/Ports/v-z/vrack3]Vrack 3[/url][/b] (2003) [sup][[b]10[/b]: Spectra: 4, roadworx: 2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8. [url=http://www.doomwadstation.net/main/aliens.html]Aliens TC[/url][/b] (1994) [sup][[b]9[/b]: yakfak: 4, Payload4367: 5][/sup]" calcext:value-type="string">
            <text:p>[b]138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8. [url=https://www.doomworld.com/idgames/levels/doom/megawads/bgcomp]Base Ganymede[/url][/b] (2012) [sup][[b]9[/b]: maxmanium: 9][/sup]" calcext:value-type="string">
            <text:p>[b]138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8. [url=https://www.doomworld.com/idgames/levels/doom2/Ports/a-c/brfinal]Beyond Reality[/url][/b] (2012) [sup][[b]9[/b]: Talvi: 3, HUNdebLeonidasX: 6][/sup]" calcext:value-type="string">
            <text:p>[b]138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8. [url=https://www.doomworld.com/idgames/levels/doom2/Ports/m-o/mek-catk]Counterattack[/url][/b] (2017) [sup][[b]9[/b]: rd: 6, Hansen79: 3][/sup]" calcext:value-type="string">
            <text:p>[b]138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8. [url=https://www.doomworld.com/idgames/levels/doom2/megawads/d2ino]Doom 2 In Name Only[/url][/b] (2014) [sup][[b]9[/b]: Odal: 4, CinnamonKilljoy: 5][/sup]" calcext:value-type="string">
            <text:p>[b]138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8. [url=https://www.doomworld.com/idgames/levels/doom/Ports/megawads/ddamn0.9]Doom: Damnation[/url][/b] (2016) [sup][[b]9[/b]: bzzrak: 9][/sup]" calcext:value-type="string">
            <text:p>[b]138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8. [url=https://www.doomworld.com/idgames/levels/doom2/Ports/megawads/dump-1]Dump Episode 1: Fuck Time Limits[/url][/b] (2016) [sup][[b]9[/b]: Voltcom9: 9][/sup]" calcext:value-type="string">
            <text:p>[b]138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8. [url=https://www.doomworld.com/forum/topic/88507-dump-episode-3-bfg-edition-maps-released/]Dump Episode 3: BFG Edition[/url][/b] (2016) [sup][[b]9[/b]: HyperLuke: 9][/sup]" calcext:value-type="string">
            <text:p>[b]138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8. [url=https://www.doomworld.com/forum/topic/100391-esp2/]Eternal Slumber Party﻿ 2[/url][/b] (2018) [sup][[b]9[/b]: Roofi: 9][/sup]" calcext:value-type="string">
            <text:p>[b]138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8. [url=https://www.doomworld.com/idgames/levels/doom2/g-i/hellrun2]Hellrun[/url][/b] (2013) [sup][[b]9[/b]: Doomkid: 3, joepallai: 6][/sup]" calcext:value-type="string">
            <text:p>[b]138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8. [url=https://www.doomworld.com/idgames/levels/doom2/Ports/g-i/hth2]Hi-Tech Hell 2: Alien Tech[/url][/b] (2005) [sup][[b]9[/b]: Graf Zahl: 9][/sup]" calcext:value-type="string">
            <text:p>[b]138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8. [url=https://forum.zdoom.org/viewtopic.php?t=52301#p913612]Shadow Of The Wool Ball[/url][/b] (2016) [sup][[b]9[/b]: Apaul27: 9][/sup]" calcext:value-type="string">
            <text:p>[b]138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8. [url=http://stronghold.drdteam.org/download.html]Stronghold: On the Edge of Chaos[/url][/b] (2010) [sup][[b]9[/b]: MFG38: 2, Dragonfly: 2, termrork: 5][/sup]" calcext:value-type="string">
            <text:p>[b]138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38. [url=https://www.doomworld.com/idgames/levels/doom2/Ports/s-u/tnte1]Torment and Torture[/url][/b] (2006) [sup][[b]9[/b]: MFG38: 9][/sup]" calcext:value-type="string">
            <text:p>[b]138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38. [url=https://www.doomworld.com/idgames/levels/doom2/Ports/megawads/wos]Whispers of Satan[/url][/b] (2009) [sup][[b]9[/b]: tmorrow: 2, eharper256: 5, Warrex: 2][/sup]" calcext:value-type="string">
            <text:p>[b]138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3. [url=https://www.doomworld.com/idgames/levels/doom2/megawads/50monstr]50 Monsters[/url][/b] (2017) [sup][[b]8[/b]: tmorrow: 2, Worm318: 6][/sup]" calcext:value-type="string">
            <text:p>[b]153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3. [url=https://www.doomworld.com/idgames/levels/doom2/Ports/a-c/action]Action Doom[/url][/b] (2004) [sup][[b]8[/b]: Dragonfly: 1, Gaia74: 2, Worm318: 1, ax34: 4][/sup]" calcext:value-type="string">
            <text:p>[b]153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3. [url=https://www.doomworld.com/idgames/levels/doom2/Ports/megawads/amdosia]Armadosia The Mad Corridor[/url][/b] (2006) [sup][[b]8[/b]: Pierrot: 2, smeghammer: 6][/sup]" calcext:value-type="string">
            <text:p>[b]153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3. [url=https://www.doomworld.com/forum/topic/107249-come-eat-the-mapwich-a-collaborative-community-project-rc1-available/]Come eat The Mapwich[/url][/b] (2019) [sup][[b]8[/b]: Jaromir Bergmann: 8][/sup]" calcext:value-type="string">
            <text:p>[b]153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3. [url=https://www.doomworld.com/forum/topic/69813-doom-the-golden-souls-mario-64-doom-definitive-edition-released/]Doom: The Golden Souls[/url][/b] (2014) [sup][[b]8[/b]: everennui: 1, TheNerdTurtle2: 7][/sup]" calcext:value-type="string">
            <text:p>[b]153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3. [url=https://www.doomworld.com/idgames/levels/doom2/Ports/a-c/cybie]Doomguy's Pimp Ventures[/url][/b] (2006) [sup][[b]8[/b]: AnonimVio: 8][/sup]" calcext:value-type="string">
            <text:p>[b]153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3. [url=https://www.doomworld.com/idgames/levels/doom/Ports/d-f/dbimpact]Double Impact[/url][/b] (2011) [sup][[b]8[/b]: Ralphis: 6, A.H. Sankhatayan: 2][/sup]" calcext:value-type="string">
            <text:p>[b]153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3. [url=https://www.doomworld.com/idgames/levels/doom2/d-f/dyst3]Dystopia 3: Re-Birth of Anarchy[/url][/b] (1996) [sup][[b]8[/b]: Soundblock: 3, valkiriforce: 1, joepallai: 4][/sup]" calcext:value-type="string">
            <text:p>[b]153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3. [url=http://freedoom.github.io/download.html]Freedoom: Phase 1[/url][/b] (2009) [sup][[b]8[/b]: Chamelenoel: 3, northivanastan: 5][/sup]" calcext:value-type="string">
            <text:p>[b]153. [url=http://freedoom.github.io/download.html]Freedoom: Phase 1[/url][/b] (2009) [sup][[b]8[/b]: Chamelenoel: 3, northivanasta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3. [url=http://freedoom.github.io/download.html]Freedoom: Phase 2[/url][/b] (2003) [sup][[b]8[/b]: Spectra: 1, Voltcom9: 1, TheMightyHeracross: 3, northivanastan: 3][/sup]" calcext:value-type="string">
            <text:p>[b]153. [url=http://freedoom.github.io/download.html]Freedoom: Phase 2[/url][/b] (2003) [sup][[b]8[/b]: Spectra: 1, Voltcom9: 1, TheMightyHeracross: 3, northivanast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3. [url=https://www.doomworld.com/idgames/levels/doom2/Ports/g-i/holyhell]Holy Hell[/url][/b] (2006) [sup][[b]8[/b]: Outrageous Videos: 2, bemused: 6][/sup]" calcext:value-type="string">
            <text:p>[b]153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3. [url=https://www.doomworld.com/idgames/levels/doom2/Ports/megawads/italo]Italo-Doom[/url][/b] (2016) [sup][[b]8[/b]: bemused: 8][/sup]" calcext:value-type="string">
            <text:p>[b]153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3. [url=https://www.doomworld.com/idgames/levels/doom2/m-o/mangle]Mangle[/url][/b] (1995) [sup][[b]8[/b]: bzzrak: 8][/sup]" calcext:value-type="string">
            <text:p>[b]153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3. [url=https://www.doomworld.com/idgames/levels/doom2/megawads/manolaik]Mano Laikas: A road to Gamzatti[/url][/b] (2016) [sup][[b]8[/b]: Deadwing: 8][/sup]" calcext:value-type="string">
            <text:p>[b]153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3. [url=https://www.doomworld.com/idgames/levels/doom2/Ports/m-o/mohu1]Monster Hunter Ltd Part I[/url][/b] (2014) [sup][[b]8[/b]: Jaws In Space: 4, m8f: 4][/sup]" calcext:value-type="string">
            <text:p>[b]153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3. [url=https://www.doomworld.com/idgames/levels/doom2/Ports/m-o/mohu2]Monster Hunter Ltd Part II[/url][/b] (2014) [sup][[b]8[/b]: Jaws In Space: 4, m8f: 4][/sup]" calcext:value-type="string">
            <text:p>[b]153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53. [url=https://www.doomworld.com/idgames/levels/doom2/Ports/m-o/nimrod]Nimrod: Ixnay on the Hombre[/url][/b] (2002) [sup][[b]8[/b]: Graf Zahl: 8][/sup]" calcext:value-type="string">
            <text:p>[b]153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53. [url=https://www.doomworld.com/idgames/levels/doom2/Ports/s-u/scythex]Scythe X[/url][/b] (2009) [sup][[b]8[/b]: 42PercentHealth: 2, Graf Zahl: 2, Talvi: 3, bLOCKbOYgAMES: 1][/sup]" calcext:value-type="string">
            <text:p>[b]153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53. [url=https://www.doomworld.com/forum/topic/43453-new-map-ready-to-go-the-bee-map/]The Beesong[/url][/b] (2008) [sup][[b]8[/b]: Roofi: 8][/sup]" calcext:value-type="string">
            <text:p>[b]153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72. [url=https://www.doomworld.com/forum/topic/108865-rc2-release-alienated-10-levels-for-gzdoom/]Alienated[/url][/b] (2019) [sup][[b]7[/b]: Jaromir Bergmann: 7][/sup]" calcext:value-type="string">
            <text:p>[b]172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72. [url=https://www.doomworld.com/forum/topic/92776-brigandine-rc2-updated-2017-05-13/]Brigandine[/url][/b] (2017) [sup][[b]7[/b]: guitardz: 2, Jaromir Bergmann: 5][/sup]" calcext:value-type="string">
            <text:p>[b]172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72. [url=http://www.moddb.com/games/doom/addons/castle-heng]Castle Heng[/url][/b] (2014) [sup][[b]7[/b]: 7hm: 7][/sup]" calcext:value-type="string">
            <text:p>[b]172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72. [url=https://www.doomworld.com/idgames/levels/doom2/Ports/a-c/cc-cod]Caverns of Darkness[/url][/b] (2002) [sup][[b]7[/b]: vdgg: 7][/sup]" calcext:value-type="string">
            <text:p>[b]172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72. [url=https://doomwiki.org/wiki/Chex_Quest#Chex_Quest_2]Chex Quest 2[/url][/b] (1997) [sup][[b]7[/b]: bzzrak: 7][/sup]" calcext:value-type="string">
            <text:p>[b]172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72. [url=https://www.doomworld.com/idgames/levels/doom2/Ports/a-c/cah_se]Cold as Hell[/url][/b] (2004) [sup][[b]7[/b]: Graf Zahl: 7][/sup]" calcext:value-type="string">
            <text:p>[b]172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72. [url=https://www.doomworld.com/idgames/levels/doom2/Ports/megawads/cif3]Community is Falling 3[/url][/b] (2008) [sup][[b]7[/b]: NuMetalManiak: 3, Voltcom9: 4][/sup]" calcext:value-type="string">
            <text:p>[b]172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2. [url=https://www.doomworld.com/idgames/levels/doom2/d-f/doomcity]Doom City[/url][/b] (1995) [sup][[b]7[/b]: Jaws In Space: 4, Doomkid: 3][/sup]" calcext:value-type="string">
            <text:p>[b]172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2. [url=http://www.moddb.com/mods/doomone/downloads/doomone-v04]Doom: One[/url][/b] (2013) [sup][[b]7[/b]: HyperLuke: 4, Greyenko: 3][/sup]" calcext:value-type="string">
            <text:p>[b]172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2. [url=https://www.doomworld.com/forum/topic/90173-eden/]Eden[/url][/b] (1994) [sup][[b]7[/b]: Nirvana: 7][/sup]" calcext:value-type="string">
            <text:p>[b]172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2. [url=https://www.doomworld.com/idgames/levels/doom2/Ports/d-f/fth666]Flashback to Hell[/url][/b] (2014) [sup][[b]7[/b]: GarrettChan: 2, eharper256: 5][/sup]" calcext:value-type="string">
            <text:p>[b]172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2. [url=https://www.doomworld.com/forum/topic/113414-wip-hellish-rogues-a-new-mappers-first-mapset-feb-15th-2021-near-final-version-available/]Hellish Rogues[/url][/b] (2021) [sup][[b]7[/b]: dei_eldren: 7][/sup]" calcext:value-type="string">
            <text:p>[b]172. [url=https://www.doomworld.com/forum/topic/113414-wip-hellish-rogues-a-new-mappers-first-mapset-feb-15th-2021-near-final-version-available/]Hellish Rogues[/url][/b] (2021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2. [url=https://www.doomworld.com/idgames/levels/doom2/Ports/g-i/iedge]Insanity's Edge[/url][/b] (2009) [sup][[b]7[/b]: TechnoDoomed1: 7][/sup]" calcext:value-type="string">
            <text:p>[b]172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2. [url=https://www.doomworld.com/idgames/levels/doom2/megawads/marsw301]Mars War[/url][/b] (1998) [sup][[b]7[/b]: Roofi: 5, Rince-wind: 2][/sup]" calcext:value-type="string">
            <text:p>[b]172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2. [url=https://www.doomworld.com/idgames/levels/doom2/Ports/megawads/mock2]Mock 2: The Speed of Stupid[/url][/b] (2003) [sup][[b]7[/b]: AnonimVio: 7][/sup]" calcext:value-type="string">
            <text:p>[b]172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2. [url=https://doomwiki.org/wiki/Moonblood]Moonblood[/url][/b] (2017) [sup][[b]7[/b]: dei_eldren: 7][/sup]" calcext:value-type="string">
            <text:p>[b]172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72. [url=https://www.doomworld.com/idgames/levels/doom2/m-o/nochance]No Chance[/url][/b] (2008) [sup][[b]7[/b]: Roofi: 7][/sup]" calcext:value-type="string">
            <text:p>[b]172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72. [url=https://doomwiki.org/wiki/NOVA_III]Nova III[/url][/b] (2019) [sup][[b]7[/b]: DOEL: 7][/sup]" calcext:value-type="string">
            <text:p>[b]172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72. [url=https://www.doomworld.com/idgames/levels/doom2/m-o/odessa_1]Odessa 1[/url][/b] (1995) [sup][[b]7[/b]: 7hm: 7][/sup]" calcext:value-type="string">
            <text:p>[b]172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72. [url=https://www.doomworld.com/idgames/levels/doom2/Ports/p-r/pwfinal]Plutonium Winds[/url][/b] (2014) [sup][[b]7[/b]: Spectra: 7][/sup]" calcext:value-type="string">
            <text:p>[b]172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72. [url=https://doomwiki.org/wiki/Serenity]Serenity[/url][/b] (1994) [sup][[b]7[/b]: dei_eldren: 7][/sup]" calcext:value-type="string">
            <text:p>[b]172. [url=https://doomwiki.org/wiki/Serenity]Serenity[/url][/b] (1994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72. [url=https://www.doomworld.com/idgames/levels/hexen/j-l/kaiser_28]Shadows of Chronos[/url][/b] (2014) [sup][[b]7[/b]: Grain of Salt: 7][/sup]" calcext:value-type="string">
            <text:p>[b]172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72. [url=https://www.doomworld.com/idgames/levels/doom2/Ports/megawads/intime]Somewhere in Time[/url][/b] (2016) [sup][[b]7[/b]: STILES: 3, smeghammer: 4][/sup]" calcext:value-type="string">
            <text:p>[b]172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72. [url=https://www.doomworld.com/idgames/levels/doom2/Ports/megawads/swideath]Swift Death[/url][/b] (2015) [sup][[b]7[/b]: Nine Inch Heels: 1, fveitsi: 5, NoisyVelvet: 1][/sup]" calcext:value-type="string">
            <text:p>[b]172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72. [url=https://www.doomworld.com/idgames/levels/doom/a-c/class_ep]The Classic Episode[/url][/b] (2000) [sup][[b]7[/b]: pcorf: 5, purist: 2][/sup]" calcext:value-type="string">
            <text:p>[b]172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72. [url=https://forum.zdoom.org/viewtopic.php?f=42&amp;t=55741]Waterlab GZD[/url][/b] (2017) [sup][[b]7[/b]: Phobus: 7][/sup]" calcext:value-type="string">
            <text:p>[b]172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98. [url=https://www.doomworld.com/forum/topic/92542-20-monsters-community-project-released/]20 Monsters Community Project[/url][/b] (2017) [sup][[b]6[/b]: Voltcom9: 6][/sup]" calcext:value-type="string">
            <text:p>[b]198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8. [url=https://www.doomworld.com/idgames/levels/doom2/Ports/s-u/teitenga]Assault on Tei Tenga[/url][/b] (1999) [sup][[b]6[/b]: Ralphis: 6][/sup]" calcext:value-type="string">
            <text:p>[b]198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8. [url=https://www.doomworld.com/idgames/levels/doom2/a-c/castleof]Castle of the Damned[/url][/b] (1996) [sup][[b]6[/b]: bzzrak: 6][/sup]" calcext:value-type="string">
            <text:p>[b]198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8. [url=https://www.doomworld.com/forum/topic/98296-dark-universe-wad-released/]Dark Universe[/url][/b] (2018) [sup][[b]6[/b]: &lt;&lt;Rewind: 6][/sup]" calcext:value-type="string">
            <text:p>[b]198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8. [url=https://www.doomworld.com/idgames/levels/doom2/Ports/d-f/de-pkg]Demon Eclipse[/url][/b] (2006) [sup][[b]6[/b]: Soundblock: 1, Lazorinc: 1, tchkb: 4][/sup]" calcext:value-type="string">
            <text:p>[b]198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8. [url=https://www.doomworld.com/idgames/levels/doom2/Ports/megawads/echelon]Echelon[/url][/b] (2016) [sup][[b]6[/b]: Sky: 1, bzzrak: 5][/sup]" calcext:value-type="string">
            <text:p>[b]198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8. [url=https://www.doomworld.com/idgames/levels/heretic/Ports/elfgp]Elf Gets Pissed[/url][/b] (2016) [sup][[b]6[/b]: Ralphis: 6][/sup]" calcext:value-type="string">
            <text:p>[b]198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8. [url=https://www.doomworld.com/idgames/levels/doom2/d-f/endgame]End Game[/url][/b] (2004) [sup][[b]6[/b]: pcorf: 6][/sup]" calcext:value-type="string">
            <text:p>[b]198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8. [url=https://www.doomworld.com/idgames/levels/doom/0-9/01fava]Fava Beans[/url][/b] (1995) [sup][[b]6[/b]: Philnemba: 2, NaZa: 4][/sup]" calcext:value-type="string">
            <text:p>[b]198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8. [url=https://www.doomworld.com/idgames/levels/doom2/Ports/megawads/5room]Five Rooms of Doom[/url][/b] (2015) [sup][[b]6[/b]: HyperLuke: 6][/sup]" calcext:value-type="string">
            <text:p>[b]198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8. [url=https://www.doomworld.com/idgames/levels/doom2/deathmatch/j-l/judas23]Judas[/url][/b] (1996) [sup][[b]6[/b]: antares031: 6][/sup]" calcext:value-type="string">
            <text:p>[b]198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8. [url=https://www.doomworld.com/idgames/levels/doom2/Ports/m-o/neodoom]NeoDoom[/url][/b] (2006) [sup][[b]6[/b]: OniriA: 6][/sup]" calcext:value-type="string">
            <text:p>[b]198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8. [url=https://www.doomworld.com/idgames/levels/doom/m-o/nukemine]Nuke Mine (Come Get Some)[/url][/b] (1994) [sup][[b]6[/b]: Soundblock: 6][/sup]" calcext:value-type="string">
            <text:p>[b]198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98. [url=https://www.doomworld.com/forum/topic/49008-phmlspd-boom-maps-for-people-who-like-shooting-monsters/]Phmlspd[/url][/b] (2010) [sup][[b]6[/b]: maxmanium: 6][/sup]" calcext:value-type="string">
            <text:p>[b]198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198. [url=https://doomwiki.org/wiki/SSL2]SSL2[/url][/b] (?) [sup][[b]6[/b]: antares031: 6][/sup]" calcext:value-type="string">
            <text:p>[b]198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198. [url=https://mikestoybox.net/2017/01/04/strange-aeons/]Strange Aeons[/url][/b] (2015) [sup][[b]6[/b]: ax34: 3, SOSU: 3][/sup]" calcext:value-type="string">
            <text:p>[b]198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198. [url=https://www.doomworld.com/idgames/levels/doom2/Ports/m-o/massm]The Adventures of MassMouth[/url][/b] (2000) [sup][[b]6[/b]: Ralphis: 6][/sup]" calcext:value-type="string">
            <text:p>[b]198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198. [url=https://www.doomworld.com/idgames/levels/doom2/s-u/slayer]The Slayer[/url][/b] (2002) [sup][[b]6[/b]: Vorpal: 5, vdgg: 1][/sup]" calcext:value-type="string">
            <text:p>[b]198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198. [url=https://www.doomworld.com/idgames/levels/doom/Ports/d-f/draftex]Thy Flesh - Turned into a draft-excluder[/url][/b] (2014) [sup][[b]6[/b]: 4everDoomed: 6][/sup]" calcext:value-type="string">
            <text:p>[b]198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198. [url=https://www.doomworld.com/idgames/themes/terrywads/uacmnnew]UAC Military Nightmare[/url][/b] (2008) [sup][[b]6[/b]: AnonimVio: 6][/sup]" calcext:value-type="string">
            <text:p>[b]198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198. [url=https://www.doomworld.com/idgames/levels/doom2/deathmatch/Ports/megawads/udmx]Unidoom Deathmatch X[/url][/b] (2008) [sup][[b]6[/b]: Ralphis: 6][/sup]" calcext:value-type="string">
            <text:p>[b]198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198. [url=https://www.doomworld.com/idgames/levels/doom2/megawads/urania]Urania[/url][/b] (2016) [sup][[b]6[/b]: Spectre01: 6][/sup]" calcext:value-type="string">
            <text:p>[b]198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20. [url=https://www.doomworld.com/forum/topic/115653-1000-line-2-cp-completed/]1000 Line 2 Community Project[/url][/b] (2020) [sup][[b]5[/b]: Horus: 5][/sup]" calcext:value-type="string">
            <text:p>[b]220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20. [url=https://www.doomworld.com/vb/thread/71473]2048 Unleashed[/url][/b] (2015) [sup][[b]5[/b]: eharper256: 5][/sup]" calcext:value-type="string">
            <text:p>[b]220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20. [url=https://www.doomworld.com/idgames/levels/doom/Ports/a-c/aa_e1]Alpha Accident: Terra Nova[/url][/b] (2016) [sup][[b]5[/b]: Rince-wind: 5][/sup]" calcext:value-type="string">
            <text:p>[b]220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20. [url=https://doomwiki.org/wiki/Army_of_Darkness_TC]Army of Darkness TC[/url][/b] (1996) [sup][[b]5[/b]: AtticTelephone: 5][/sup]" calcext:value-type="string">
            <text:p>[b]220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20. [url=https://www.doomworld.com/forum/topic/105451-birthday-bash-megawad-offical-release/]Birthday Bash [/url][/b] (2019) [sup][[b]5[/b]: eharper256: 5][/sup]" calcext:value-type="string">
            <text:p>[b]220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20. [url=https://www.doomworld.com/idgames/levels/doom2/Ports/a-c/bor_lost]Brotherhood of Ruin: The Lost Temple[/url][/b] (2013) [sup][[b]5[/b]: Vorpal: 5][/sup]" calcext:value-type="string">
            <text:p>[b]220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20. [url=https://www.doomworld.com/idgames/levels/doom/p-r/retroeps]CH Retro Episode[/url][/b] (2002) [sup][[b]5[/b]: Diabolución: 5][/sup]" calcext:value-type="string">
            <text:p>[b]220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20. [url=https://www.doomworld.com/idgames/levels/doom/a-c/crusades]Crusades[/url][/b] (1999) [sup][[b]5[/b]: joepallai: 5][/sup]" calcext:value-type="string">
            <text:p>[b]220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20. [url=https://www.doomworld.com/idgames/levels/doom/d-f/dante666]Dante's Gate[/url][/b] (1994) [sup][[b]5[/b]: Soundblock: 5][/sup]" calcext:value-type="string">
            <text:p>[b]220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20. [url=http://www.wad-archive.com/wad/DOOM-Barracks-Zone-1]Doom Barracks Zone[/url][/b] (2010) [sup][[b]5[/b]: HUNdebLeonidasX: 3, TheMightyHeracross: 2][/sup]" calcext:value-type="string">
            <text:p>[b]220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20. [url=https://www.doomworld.com/forum/topic/54022-doom-center-do-you-know-that/]Doom Center[/url][/b] (2011) [sup][[b]5[/b]: HUNdebLeonidasX: 5][/sup]" calcext:value-type="string">
            <text:p>[b]220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20. [url=https://doomwiki.org/wiki/Doom:_The_Lost_Episode]Doom: The Lost Episode[/url][/b] (2009) [sup][[b]5[/b]: Omniarch: 5][/sup]" calcext:value-type="string">
            <text:p>[b]220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20. [url=https://www.doomworld.com/forum/topic/104925-doomish-den-of-design-a-map-that-teaches-you-map-design/]Doomish Den of Design[/url][/b] (2019) [sup][[b]5[/b]: Rince-wind: 5][/sup]" calcext:value-type="string">
            <text:p>[b]220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20. [url=https://www.doomworld.com/idgames/levels/doom2/Ports/d-f/dripfeed]Drip Feed[/url][/b] (2010) [sup][[b]5[/b]: Vorpal: 5][/sup]" calcext:value-type="string">
            <text:p>[b]220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20. [url=http://www.doom2.net/mykdoom/misc/113434_e1contest.zip]E1 Contest[/url][/b] (2001) [sup][[b]5[/b]: Diabolución: 5][/sup]" calcext:value-type="string">
            <text:p>[b]220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20. [url=https://doomwiki.org/wiki/Epic]Epic[/url][/b] (2007) [sup][[b]5[/b]: AtticTelephone: 5][/sup]" calcext:value-type="string">
            <text:p>[b]220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20. [url=https://www.doomworld.com/idgames/themes/TeamTNT/ed4_rfo/ed4_rfo1]Eternal DOOM IV: Return from Oblivion[/url][/b] (2008) [sup][[b]5[/b]: m8f: 5][/sup]" calcext:value-type="string">
            <text:p>[b]220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20. [url=https://www.doomworld.com/idgames/levels/doom2/deathmatch/megawads/exec]Execution[/url][/b] (2000) [sup][[b]5[/b]: Doomkid: 5][/sup]" calcext:value-type="string">
            <text:p>[b]220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20. [url=https://www.doomworld.com/idgames/levels/doom2/Ports/d-f/ftmtn_v2]Firetop Mountain[/url][/b] (2013) [sup][[b]5[/b]: smeghammer: 5][/sup]" calcext:value-type="string">
            <text:p>[b]220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20. [url=https://forum.zdoom.org/viewtopic.php?f=19&amp;t=46718]Gene-Tech: Before the Storm[/url][/b] (2014) [sup][[b]5[/b]: Graf Zahl: 5][/sup]" calcext:value-type="string">
            <text:p>[b]220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20. [url=https://www.doomworld.com/idgames/levels/doom2/Ports/megawads/gmp]Good Morning Phobos[/url][/b] (2017) [sup][[b]5[/b]: Bryan T: 5][/sup]" calcext:value-type="string">
            <text:p>[b]220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20. [url=https://www.doomworld.com/idgames/levels/doom2/deathmatch/Ports/megawads/gw2]Greenwar II[/url][/b] (2009) [sup][[b]5[/b]: Ed: 5][/sup]" calcext:value-type="string">
            <text:p>[b]220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20. [url=https://www.doomworld.com/idgames/themes/hacx/hx11pack]Hacx[/url][/b] (1997) [sup][[b]5[/b]: Grazza: 5][/sup]" calcext:value-type="string">
            <text:p>[b]220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20. [url=https://www.doomworld.com/idgames/levels/doom2/Ports/g-i/inncnx2]Innocence X2[/url][/b] (2016) [sup][[b]5[/b]: Spectra: 5][/sup]" calcext:value-type="string">
            <text:p>[b]220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20. [url=https://www.doomworld.com/idgames/levels/doom2/m-o/mordeth]Mordeth[/url][/b] (1997) [sup][[b]5[/b]: Vorpal: 5][/sup]" calcext:value-type="string">
            <text:p>[b]220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20. [url=https://doomwiki.org/wiki/No_Sleep_for_the_Dead]No Sleep for the Dead[/url][/b] (2016) [sup][[b]5[/b]: Omniarch: 5][/sup]" calcext:value-type="string">
            <text:p>[b]220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20. [url=http://www.mediafire.com/file/fuurx4c98tl198i/One_Doom_s_Day.wad]One Doom's Day[/url][/b] (2013) [sup][[b]5[/b]: Apaul27: 5][/sup]" calcext:value-type="string">
            <text:p>[b]220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20. [url=https://www.doomworld.com/idgames/levels/doom2/m-o/osiris]Osiris[/url][/b] (1996) [sup][[b]5[/b]: Vorpal: 5][/sup]" calcext:value-type="string">
            <text:p>[b]220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20. [url=https://www.doomworld.com/idgames/levels/doom2/Ports/p-r/paranoid]Paranoid[/url][/b] (2010) [sup][[b]5[/b]: termrork: 5][/sup]" calcext:value-type="string">
            <text:p>[b]220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20. [url=https://www.doomworld.com/idgames/levels/doom2/Ports/p-r/planisf2]Planisphere 2[/url][/b] (2012) [sup][[b]5[/b]: ax34: 5][/sup]" calcext:value-type="string">
            <text:p>[b]220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20. [url=https://www.doomworld.com/idgames/music/plutmidi]Plutonia MIDI Pack[/url][/b] (2013) [sup][[b]5[/b]: Diabolución: 1, DJVCardMaster: 2, northivanastan: 2][/sup]" calcext:value-type="string">
            <text:p>[b]220. [url=https://www.doomworld.com/idgames/music/plutmidi]Plutonia MIDI Pack[/url][/b] (2013) [sup][[b]5[/b]: Diabolución: 1, DJVCardMaster: 2,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20. [url=https://www.doomworld.com/vb/wads-mods/67271-project-uber-idgamesd/]Project Uber[/url][/b] (2014) [sup][[b]5[/b]: Rince-wind: 5][/sup]" calcext:value-type="string">
            <text:p>[b]220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20. [url=https://doomwiki.org/wiki/Return_to_Hadron]Return to Hadron Episode 1[/url][/b] (2015) [sup][[b]5[/b]: Omniarch: 5][/sup]" calcext:value-type="string">
            <text:p>[b]220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20. [url=https://www.doomworld.com/idgames/levels/doom2/s-u/selfish5]SELFISH5[/url][/b] (2005) [sup][[b]5[/b]: Diabolución: 5][/sup]" calcext:value-type="string">
            <text:p>[b]220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20. [url=https://www.doomworld.com/idgames/levels/doom2/Ports/s-u/sotnr]Shadows of The Nightmare Realm[/url][/b] (2017) [sup][[b]5[/b]: 4everDoomed: 5][/sup]" calcext:value-type="string">
            <text:p>[b]220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20. [url=https://www.doomworld.com/idgames/levels/doom/Ports/p-r/pe1_phob]Simply Phobos[/url][/b] (2004) [sup][[b]5[/b]: Diabolución: 5][/sup]" calcext:value-type="string">
            <text:p>[b]220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20. [url=https://doomwiki.org/wiki/SkePLand]SkePLand[/url][/b] (2011) [sup][[b]5[/b]: vdgg: 5][/sup]" calcext:value-type="string">
            <text:p>[b]220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20. [url=https://www.doomworld.com/idgames/deathmatch/skulltag/spacedm9]SpaceDM9[/url][/b] (2011) [sup][[b]5[/b]: Ed: 5][/sup]" calcext:value-type="string">
            <text:p>[b]220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20. [url=https://www.doomworld.com/forum/topic/74280-the-ultimate-doom-ii-doom-ii-levels-remade/]The Ultimate Doom II [/url][/b] (2015) [sup][[b]5[/b]: Ivory Duke: 5][/sup]" calcext:value-type="string">
            <text:p>[b]220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20. [url=https://www.doomworld.com/forum/topic/115177-three-is-a-crowd-vanilla-megawad-with-three-protagonists-finally-released/]Three Is A Crowd[/url][/b] (2020) [sup][[b]5[/b]: Omniarch: 5][/sup]" calcext:value-type="string">
            <text:p>[b]220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20. [url=https://www.doomworld.com/idgames/levels/doom2/Ports/megawads/thtthren]THT: Threnody[/url][/b] (2016) [sup][[b]5[/b]: Doomkid: 2, A.H. Sankhatayan: 3][/sup]" calcext:value-type="string">
            <text:p>[b]220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20. [url=https://www.doomworld.com/forum/topic/111099-psx-doom-megawad-fall-of-triton-remake-triton-ii/]TRITON﻿ II﻿[/url][/b] (2020) [sup][[b]5[/b]: behemoth_667: 5][/sup]" calcext:value-type="string">
            <text:p>[b]220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20. [url=https://doomwiki.org/wiki/Ultimate_Doom_the_Way_id_Did]Ultimate Doom the Way id Did[/url][/b] (2019) [sup][[b]5[/b]: Omniarch: 5][/sup]" calcext:value-type="string">
            <text:p>[b]220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20. [url=https://www.doomworld.com/idgames/levels/doom2/Ports/v-z/vulkan]Vulkan Episode 1[/url][/b] (2017) [sup][[b]5[/b]: HyperLuke: 5][/sup]" calcext:value-type="string">
            <text:p>[b]220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20. [url=https://www.doomworld.com/vb/wads-mods/71259-way-too-many-dead-guys-map05-alpha-available/]Way 2 Many Dead Guys[/url][/b] (2014) [sup][[b]5[/b]: Nancsi: 5][/sup]" calcext:value-type="string">
            <text:p>[b]220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20. [url=https://www.moddb.com/mods/bloodpack]ZBloodpack[/url][/b] (2005) [sup][[b]5[/b]: smeghammer: 5][/sup]" calcext:value-type="string">
            <text:p>[b]220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20. [url=https://www.doomworld.com/idgames/levels/doom2/Ports/v-z/zendyn_x]Zen Dynamics[/url][/b] (2005) [sup][[b]5[/b]: Phobus: 4, TechnoDoomed1: 1][/sup]" calcext:value-type="string">
            <text:p>[b]220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7. [url=https://www.doomworld.com/vb/thread/103867]Akeldama[/url][/b] (2020) [sup][[b]4[/b]: roadworx: 2, Snikle: 2][/sup]" calcext:value-type="string">
            <text:p>[b]267. [url=https://www.doomworld.com/vb/thread/103867]Akeldama[/url][/b] (2020) [sup][[b]4[/b]: roadworx: 2,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7. [url=https://forum.zdoom.org/viewtopic.php?f=19&amp;t=47573#p807968]Ashes 2063 TC[/url][/b] (2018) [sup][[b]4[/b]: rd: 4][/sup]" calcext:value-type="string">
            <text:p>[b]267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7. [url=https://www.doomworld.com/idgames/levels/doom2/a-c/chord2]Chord 2[/url][/b] (1997) [sup][[b]4[/b]: Paul977: 4][/sup]" calcext:value-type="string">
            <text:p>[b]267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7. [url=https://www.doomworld.com/files/file/10874-city-of-doom-part-i-beta-1-11/]City of DooM (Part I)[/url][/b] (2000) [sup][[b]4[/b]: ax34: 4][/sup]" calcext:value-type="string">
            <text:p>[b]267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7. [url=https://www.doomworld.com/idgames/levels/doom2/Ports/a-c/cafebrk1]Coffee Break Episode 1[/url][/b] (2012) [sup][[b]4[/b]: eharper256: 4][/sup]" calcext:value-type="string">
            <text:p>[b]267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7. [url=https://www.doomworld.com/idgames/levels/doom2/Ports/a-c/c-shock2]Combat Shock 2[/url][/b] (2012) [sup][[b]4[/b]: Cynical: 1, Nate River: 3][/sup]" calcext:value-type="string">
            <text:p>[b]267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7. [url=https://www.doomworld.com/idgames/levels/doom2/Ports/a-c/crimsonh]Crimson Horizon[/url][/b] (2009) [sup][[b]4[/b]: Paul977: 4][/sup]" calcext:value-type="string">
            <text:p>[b]267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7. [url=https://www.doomworld.com/idgames/levels/doom2/deathmatch/Ports/megawads/crudream]Crucified Dreams[/url][/b] (2006) [sup][[b]4[/b]: Soundblock: 4][/sup]" calcext:value-type="string">
            <text:p>[b]267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7. [url=https://www.doomworld.com/forum/topic/106371-czechbox-final-version-available/]CzechBox[/url][/b] (2020) [sup][[b]4[/b]: Willy W.: 4][/sup]" calcext:value-type="string">
            <text:p>[b]267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7. [url=https://www.doomworld.com/idgames/levels/doom2/Ports/d-f/dcity2_5]Damned City 2[/url][/b] (2019) [sup][[b]4[/b]: ax34: 4][/sup]" calcext:value-type="string">
            <text:p>[b]267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7. [url=https://www.doomworld.com/idgames/levels/doom2/Ports/d-f/dark7]Dark 7 (with Mission Pack)[/url][/b] (2002) [sup][[b]4[/b]: smeghammer: 4][/sup]" calcext:value-type="string">
            <text:p>[b]267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7. [url=https://www.doomworld.com/idgames/levels/doom2/Ports/d-f/dor]Dawn of Reality[/url][/b] (2010) [sup][[b]4[/b]: ax34: 4][/sup]" calcext:value-type="string">
            <text:p>[b]267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7. [url=https://www.doomworld.com/forum/topic/92135-deadair-v2/]dead.air[/url][/b] (2016) [sup][[b]4[/b]: HyperLuke: 2, Lorenz0: 2][/sup]" calcext:value-type="string">
            <text:p>[b]267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7. [url=https://www.doomworld.com/idgames/levels/doom2/d-f/earth]Earth[/url][/b] (1998) [sup][[b]4[/b]: ShoDemo: 3, TheNerdTurtle2: 1][/sup]" calcext:value-type="string">
            <text:p>[b]267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7. [url=https://www.doomworld.com/forum/topic/94601-empyrion_v39-14-udmf-coop-maps-with-single-player-support/]Empyrion[/url][/b] (2017) [sup][[b]4[/b]: Gaia74: 4][/sup]" calcext:value-type="string">
            <text:p>[b]267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7. [url=https://www.doomworld.com/idgames/levels/doom2/Ports/g-i/impencse]Imp Encounter[/url][/b] (2003) [sup][[b]4[/b]: AnonimVio: 4][/sup]" calcext:value-type="string">
            <text:p>[b]267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7. [url=https://www.doomworld.com/forum/topic/74792-jiffy-bag-a-speedmap-megawad-rc2-released/]Jiffy Bag[/url][/b] (2015) [sup][[b]4[/b]: TheNerdTurtle2: 4][/sup]" calcext:value-type="string">
            <text:p>[b]267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7. [url=https://www.doomworld.com/idgames/levels/doom2/Ports/j-l/khorus]Khorus[/url][/b] (2012) [sup][[b]4[/b]: NuMetalManiak: 4][/sup]" calcext:value-type="string">
            <text:p>[b]267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7. [url=https://www.doomworld.com/files/file/15671-mapgame/]Mapgame[/url][/b] (2009) [sup][[b]4[/b]: m8f: 4][/sup]" calcext:value-type="string">
            <text:p>[b]267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7. [url=https://www.doomworld.com/idgames/levels/doom2/Ports/m-o/nfh2]Neighborhood From Hell[/url][/b] (2012) [sup][[b]4[/b]: ax34: 4][/sup]" calcext:value-type="string">
            <text:p>[b]267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7. [url=https://www.doomworld.com/idgames/levels/doom2/Ports/megawads/nova2]Nova II: New Dawn[/url][/b] (2015) [sup][[b]4[/b]: Not Jabba: 3, dylux: 1][/sup]" calcext:value-type="string">
            <text:p>[b]267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7. [url=https://www.doomworld.com/idgames/?id=19249]Preacher[/url][/b] (2018) [sup][[b]4[/b]: DoomDork: 3, Snikle: 1][/sup]" calcext:value-type="string">
            <text:p>[b]267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67. [url=https://doomwiki.org/wiki/Robocop_Doom]Robocop Doom[/url][/b] (2019) [sup][[b]4[/b]: ax34: 4][/sup]" calcext:value-type="string">
            <text:p>[b]267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67. [url=https://www.doomworld.com/idgames/levels/doom2/Ports/s-u/sinedie]Sine Die[/url][/b] (2007) [sup][[b]4[/b]: bLOCKbOYgAMES: 4][/sup]" calcext:value-type="string">
            <text:p>[b]267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67. [url=https://www.doomworld.com/idgames/levels/doom2/Ports/megawads/sf3]Slaughterfest 3[/url][/b] (2018) [sup][[b]4[/b]: Nazgul9: 4][/sup]" calcext:value-type="string">
            <text:p>[b]267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67. [url=https://www.doomworld.com/idgames/levels/doom2/Ports/megawads/doomtrib]The DOOM Tribute Project[/url][/b] (2016) [sup][[b]4[/b]: ax34: 4][/sup]" calcext:value-type="string">
            <text:p>[b]267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67. [url=https://www.doomworld.com/idgames/levels/doom2/d-f/enigma]The Enigma Episode[/url][/b] (1995) [sup][[b]4[/b]: T-Rex: 3, valkiriforce: 1][/sup]" calcext:value-type="string">
            <text:p>[b]267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67. [url=https://www.doomworld.com/idgames/levels/doom/megawads/nmdu]The Ultimate NMD [/url][/b] (2009) [sup][[b]4[/b]: eharper256: 4][/sup]" calcext:value-type="string">
            <text:p>[b]267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67. [url=http://odamex.net/boards/index.php?topic=2246.0]UAC Ultra 2[/url][/b] (2013) [sup][[b]4[/b]: Sky: 4][/sup]" calcext:value-type="string">
            <text:p>[b]267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67. [url=https://www.doomworld.com/idgames/levels/doom2/Ports/m-o/ma_val]Valhalla[/url][/b] (2010) [sup][[b]4[/b]: 4everDoomed: 4][/sup]" calcext:value-type="string">
            <text:p>[b]267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67. [url=https://www.doomworld.com/idgames/levels/doom2/Ports/v-z/vrack]Vrack[/url][/b] (2000) [sup][[b]4[/b]: bzzrak: 4][/sup]" calcext:value-type="string">
            <text:p>[b]267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98. [url=https://cloud.mail.ru/public/83f617a62867/1993.WAD]1993[/url][/b] (2014) [sup][[b]3[/b]: Apaul27: 3][/sup]" calcext:value-type="string">
            <text:p>[b]298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98. [url=https://www.doomworld.com/forum/topic/93734-doomworld-community-top-wads-of-all-time/?page=4]2castles[/url][/b] (2017) [sup][[b]3[/b]: Soundblock: 3][/sup]" calcext:value-type="string">
            <text:p>[b]298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98. [url=https://www.doomworld.com/forum/topic/90605-v04-a-boy-and-his-barrel-a-secret-is-revealed/]A Boy and His Barrel[/url][/b] (2016) [sup][[b]3[/b]: Dragonfly: 3][/sup]" calcext:value-type="string">
            <text:p>[b]298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98. [url=https://www.doomworld.com/files/file/18491-absolutely-killed/]Absolutely Killed[/url][/b] (2016) [sup][[b]3[/b]: NoisyVelvet: 3][/sup]" calcext:value-type="string">
            <text:p>[b]298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98. [url=https://www.doomworld.com/idgames/levels/doom/Ports/a-c/aaawake]Awakening[/url][/b] (2010) [sup][[b]3[/b]: Graf Zahl: 3][/sup]" calcext:value-type="string">
            <text:p>[b]298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98. [url=https://forum.zdoom.org/viewtopic.php?t=47680#p810207]Batman Doom: Reborn[/url][/b] (2015) [sup][[b]3[/b]: ax34: 3][/sup]" calcext:value-type="string">
            <text:p>[b]298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98. [url=https://www.doomworld.com/idgames/levels/doom2/Ports/a-c/bbv11]Botanic Biosphere[/url][/b] (2014) [sup][[b]3[/b]: Jaromir Bergmann: 3][/sup]" calcext:value-type="string">
            <text:p>[b]298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98. [url=https://www.doomworld.com/idgames/levels/doom2/a-c/chord1]Chord 1[/url][/b] (1997) [sup][[b]3[/b]: Paul977: 3][/sup]" calcext:value-type="string">
            <text:p>[b]298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98. [url=https://www.doomworld.com/idgames/levels/doom2/Ports/a-c/chord3]Chord 3[/url][/b] (2000) [sup][[b]3[/b]: Paul977: 3][/sup]" calcext:value-type="string">
            <text:p>[b]298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98. [url=https://www.doomworld.com/idgames/levels/doom2/a-c/chordg]Chord G[/url][/b] (1999) [sup][[b]3[/b]: Paul977: 3][/sup]" calcext:value-type="string">
            <text:p>[b]298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98. [url=https://www.doomworld.com/idgames/levels/doom2/Ports/a-c/cityass]City Assault[/url][/b] (2013) [sup][[b]3[/b]: ax34: 3][/sup]" calcext:value-type="string">
            <text:p>[b]298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98. [url=https://www.doomworld.com/idgames/levels/doom2/Ports/megawads/cchest3]Community Chest 3[/url][/b] (2007) [sup][[b]3[/b]: Mr. Freeze: 3][/sup]" calcext:value-type="string">
            <text:p>[b]298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98. [url=https://www.doomworld.com/idgames/levels/doom2/Ports/a-c/crapirc5]Crapi[/url][/b] (2006) [sup][[b]3[/b]: Arbys550: 3][/sup]" calcext:value-type="string">
            <text:p>[b]298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98. [url=https://www.doomworld.com/idgames/levels/doom2/d-f/darkcvnt]Dark Covenant[/url][/b] (1996) [sup][[b]3[/b]: NuMetalManiak: 2, bonnie: 1][/sup]" calcext:value-type="string">
            <text:p>[b]298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98. [url=https://www.doomworld.com/idgames/levels/doom2/d-f/demondrv]DEMON DRIVER!!!![/url][/b] (2006) [sup][[b]3[/b]: smeghammer: 3][/sup]" calcext:value-type="string">
            <text:p>[b]298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98. [url=https://www.doomworld.com/idgames/levels/doom2/Ports/d-f/darknes2]Disciples of Darkness[/url][/b] (2017) [sup][[b]3[/b]: Nirvana: 3][/sup]" calcext:value-type="string">
            <text:p>[b]298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98. [url=https://www.doomworld.com/idgames/levels/doom2/Ports/d-f/disjunct]Disjunction[/url][/b] (2017) [sup][[b]3[/b]: Lorenz0: 3][/sup]" calcext:value-type="string">
            <text:p>[b]298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98. [url=https://www.doomworld.com/idgames/levels/doom2/d-f/europe]Europe[/url][/b] (2005) [sup][[b]3[/b]: ax34: 3][/sup]" calcext:value-type="string">
            <text:p>[b]298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98. [url=https://www.doomworld.com/idgames/levels/doom2/megawads/fragport]Fragport[/url][/b] (2011) [sup][[b]3[/b]: P41R47: 3][/sup]" calcext:value-type="string">
            <text:p>[b]298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98. [url=https://forum.zdoom.org/viewtopic.php?f=19&amp;t=13397#p273718]Hell-Forged[/url][/b] (2019) [sup][[b]3[/b]: Woolie Wool: 3][/sup]" calcext:value-type="string">
            <text:p>[b]298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98. [url=http://xsnake.free.fr/invasion/shots.htm]Invasion UAC[/url][/b] (2005) [sup][[b]3[/b]: Red-XIII: 3][/sup]" calcext:value-type="string">
            <text:p>[b]298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98. [url=https://www.doomworld.com/idgames/levels/doom2/Ports/j-l/los]Legacy of Suffering[/url][/b] (2009) [sup][[b]3[/b]: MFG38: 3][/sup]" calcext:value-type="string">
            <text:p>[b]298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98. [url=https://www.moddb.com/mods/brutal-doom/addons/brutalized-doom-and-doom-ii]Maps of Chaos[/url][/b] (2013) [sup][[b]3[/b]: I_Punch_Demons: 3][/sup]" calcext:value-type="string">
            <text:p>[b]298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98. [url=https://www.doomworld.com/idgames/levels/doom2/p-r/phobos2]Phobos[/url][/b] (1998) [sup][[b]3[/b]: Jaws In Space: 3][/sup]" calcext:value-type="string">
            <text:p>[b]298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98. [url=https://www.doomworld.com/idgames/levels/doom2/megawads/pizzas]Pizza Steve[/url][/b] (2017) [sup][[b]3[/b]: Bryan T: 3][/sup]" calcext:value-type="string">
            <text:p>[b]298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98. [url=https://www.doomworld.com/idgames/levels/doom2/Ports/p-r/pleiades]Pleiades[/url][/b] (2000) [sup][[b]3[/b]: ax34: 3][/sup]" calcext:value-type="string">
            <text:p>[b]298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298. [url=https://doomwiki.org/wiki/Polygon_Base]Polygon Base[/url][/b] (1996) [sup][[b]3[/b]: roadworx: 3][/sup]" calcext:value-type="string">
            <text:p>[b]298. [url=https://doomwiki.org/wiki/Polygon_Base]Polygon Base[/url][/b] (1996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298. [url=https://www.elzee.co.nz/rotttc/index.html]Return of the Triad[/url][/b] (2011) [sup][[b]3[/b]: ax34: 3][/sup]" calcext:value-type="string">
            <text:p>[b]298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298. [url=https://www.doomworld.com/idgames/levels/doom2/Ports/p-r/rush]Rush[/url][/b] (2014) [sup][[b]3[/b]: Nirvana: 2, I_Punch_Demons: 1][/sup]" calcext:value-type="string">
            <text:p>[b]298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298. [url=https://www.doomworld.com/idgames/levels/hexen/s-u/serpent]Serpent: Resurrection[/url][/b] (2010) [sup][[b]3[/b]: TheMightyHeracross: 3][/sup]" calcext:value-type="string">
            <text:p>[b]298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298. [url=https://www.doomworld.com/idgames/levels/doom2/Ports/s-u/t3st]T3ST[/url][/b] (2016) [sup][[b]3[/b]: bzzrak: 3][/sup]" calcext:value-type="string">
            <text:p>[b]298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298. [url=https://doomwiki.org/wiki/The_Lost_Episodes_of_Doom]The Lost Episodes of Doom[/url][/b] (1995) [sup][[b]3[/b]: Diabolución: 3][/sup]" calcext:value-type="string">
            <text:p>[b]298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298. [url=https://www.doomworld.com/idgames/levels/doom/s-u/smb_v102]The Sky May Be[/url][/b] (1997) [sup][[b]3[/b]: AnonimVio: 3][/sup]" calcext:value-type="string">
            <text:p>[b]298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298. [url=https://www.doomworld.com/idgames/levels/doom2/deathmatch/s-u/udm3]Unidoom DM 3[/url][/b] (2004) [sup][[b]3[/b]: Doomkid: 3][/sup]" calcext:value-type="string">
            <text:p>[b]298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298. [url=https://www.doomworld.com/idgames/levels/doom2/Ports/v-z/vrack2b]Vrack 2[/url][/b] (2001) [sup][[b]3[/b]: smeghammer: 3][/sup]" calcext:value-type="string">
            <text:p>[b]298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33. [url=https://www.doomworld.com/idgames/levels/doom2/megawads/1monster]1 Monster Megawad[/url][/b] (2007) [sup][[b]2[/b]: TheNerdTurtle2: 2][/sup]" calcext:value-type="string">
            <text:p>[b]333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33. [url=https://www.doomworld.com/idgames/levels/doom2/megawads/3ha3]3 Heures d'agonie 3[/url][/b] (2017) [sup][[b]2[/b]: Roofi: 2][/sup]" calcext:value-type="string">
            <text:p>[b]333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33. [url=https://www.doomworld.com/idgames/levels/doom2/Ports/0-9/30kmaps]30,000 Levels[/url][/b] (2012) [sup][[b]2[/b]: AnonimVio: 2][/sup]" calcext:value-type="string">
            <text:p>[b]333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33. [url=https://www.doomworld.com/idgames/levels/doom2/a-c/area51]Area 51[/url][/b] (1997) [sup][[b]2[/b]: Doomkid: 2][/sup]" calcext:value-type="string">
            <text:p>[b]333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33. [url=https://www.doomworld.com/idgames/levels/doom2/Ports/a-c/bldstlp]Bloody Steel[/url][/b] (2014) [sup][[b]2[/b]: ella guro: 2][/sup]" calcext:value-type="string">
            <text:p>[b]333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33. [url=https://www.doomworld.com/idgames/levels/doom2/Ports/s-u/tcotd]City of the Damned[/url][/b] (2004) [sup][[b]2[/b]: HUNdebLeonidasX: 2][/sup]" calcext:value-type="string">
            <text:p>[b]333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33. [url=https://www.doomworld.com/idgames/levels/doom2/megawads/cleim20p]Cleimos 2[/url][/b] (1995) [sup][[b]2[/b]: valkiriforce: 2][/sup]" calcext:value-type="string">
            <text:p>[b]333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33. [url=https://www.doomworld.com/forum/topic/116046-dbp26-the-city-of-damned-children/]DBP26: The City of Damned Children[/url][/b] (2020) [sup][[b]2[/b]: Rince-wind: 2][/sup]" calcext:value-type="string">
            <text:p>[b]333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33. [url=https://www.doomworld.com/idgames/levels/doom2/megawads/d2reload]Doom 2 Reloaded[/url][/b] (2009) [sup][[b]2[/b]: Odal: 2][/sup]" calcext:value-type="string">
            <text:p>[b]333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33. [url=https://www.doomworld.com/idgames/levels/doom/megawads/et]Endless Torture[/url][/b] (2015) [sup][[b]2[/b]: soner du: 2][/sup]" calcext:value-type="string">
            <text:p>[b]333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33. [url=https://www.doomworld.com/idgames/levels/heretic/Ports/curse]Heretic - Curse of D'sparil[/url][/b] (2010) [sup][[b]2[/b]: JudgeDeadd: 2][/sup]" calcext:value-type="string">
            <text:p>[b]333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33. [url=https://www.doomworld.com/files/file/18802-ice-rage/]Ice Rage[/url][/b] (2017) [sup][[b]2[/b]: Chamelenoel: 2][/sup]" calcext:value-type="string">
            <text:p>[b]333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33. [url=https://www.doomworld.com/idgames/levels/doom2/Ports/d-f/dmdjm01]Jagermorder: Chemical Lab[/url][/b] (1999) [sup][[b]2[/b]: Soundblock: 2][/sup]" calcext:value-type="string">
            <text:p>[b]333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33. [url=https://www.doomworld.com/idgames/levels/doom2/megawads/kssht]Khorus' Speedy Shit[/url][/b] (2011) [sup][[b]2[/b]: Phobus: 2][/sup]" calcext:value-type="string">
            <text:p>[b]333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33. [url=https://www.doomworld.com/idgames/levels/doom2/a-c/bldnight]One Bloody Night[/url][/b] (2002) [sup][[b]2[/b]: WH-Wilou84: 1, T-Rex: 1][/sup]" calcext:value-type="string">
            <text:p>[b]333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33. [url=https://www.doomworld.com/forum/topic/85755-rf1024-i-dont-know-whats-going-on-with-this-title-anymore/]Rf 1024[/url][/b] (2016) [sup][[b]2[/b]: JudgeDeadd: 2][/sup]" calcext:value-type="string">
            <text:p>[b]333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33. [url=https://www.wad-archive.com/wad/be21919b261d404e694dd19e88bfaea2]Rocket Space Jumping[/url][/b] (2007) [sup][[b]2[/b]: Red-XIII: 2][/sup]" calcext:value-type="string">
            <text:p>[b]333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33. [url=https://www.doomworld.com/idgames/levels/doom2/0-9/666]Sector 666[/url][/b] (1998) [sup][[b]2[/b]: bzzrak: 2][/sup]" calcext:value-type="string">
            <text:p>[b]333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33. [url=https://www.doomworld.com/idgames/levels/doom2/Ports/megawads/mayhem17]Super MAYhem 17[/url][/b] (2017) [sup][[b]2[/b]: Octillion: 2][/sup]" calcext:value-type="string">
            <text:p>[b]333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33. [url=https://www.doomworld.com/idgames/levels/doom2/a-c/aboosysv]System Vices[/url][/b] (1996) [sup][[b]2[/b]: Grazza: 2][/sup]" calcext:value-type="string">
            <text:p>[b]333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33. [url=https://www.doomworld.com/idgames/themes/university/trinity2]The Unholy Trinity[/url][/b] (1994) [sup][[b]2[/b]: Soundblock: 2][/sup]" calcext:value-type="string">
            <text:p>[b]333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33. [url=https://www.doomworld.com/idgames/levels/doom2/Ports/v-z/watrsp]Water Spirit[/url][/b] (2017) [sup][[b]2[/b]: northivanastan: 2][/sup]" calcext:value-type="string">
            <text:p>[b]333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55. [url=https://www.doomworld.com/idgames/levels/doom2/Ports/s-u/seasons]4 Seasons of Doom[/url][/b] (2018) [sup][[b]1[/b]: vdgg: 1][/sup]" calcext:value-type="string">
            <text:p>[b]355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55. [url=https://www.doomworld.com/idgames/levels/doom2/Ports/a-c/aeternum]Aeternum[/url][/b] (2007) [sup][[b]1[/b]: 42PercentHealth: 1][/sup]" calcext:value-type="string">
            <text:p>[b]355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55. [url=https://www.doomworld.com/idgames/levels/doom2/Ports/a-c/bermuda]Bermuda Triangle[/url][/b] (1999) [sup][[b]1[/b]: Doomkid: 1][/sup]" calcext:value-type="string">
            <text:p>[b]355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55. [url=https://www.doomworld.com/idgames/levels/doom2/Ports/a-c/chungus]Big Chungus' Symphony[/url][/b] (2019) [sup][[b]1[/b]: Arbys550: 1][/sup]" calcext:value-type="string">
            <text:p>[b]355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55. [url=https://www.doomworld.com/idgames/levels/doom2/Ports/a-c/crfe_p1]Can't Run From Evil [/url][/b] (2012) [sup][[b]1[/b]: vdgg: 1][/sup]" calcext:value-type="string">
            <text:p>[b]355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55. [url=https://www.doomworld.com/idgames/levels/doom2/Ports/a-c/coecits]Castle of Eternal Carrot in the Sky[/url][/b] (2001) [sup][[b]1[/b]: Jaws In Space: 1][/sup]" calcext:value-type="string">
            <text:p>[b]355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55. [url=https://www.doomworld.com/idgames/levels/doom/a-c/cleim10]Cleimos[/url][/b] (1994) [sup][[b]1[/b]: Soundblock: 1][/sup]" calcext:value-type="string">
            <text:p>[b]355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55. [url=https://www.doomworld.com/idgames/levels/doom2/Ports/a-c/c-shock]Combat Shock[/url][/b] (2011) [sup][[b]1[/b]: WH-Wilou84: 1][/sup]" calcext:value-type="string">
            <text:p>[b]355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55. [url=https://www.doomworld.com/idgames/levels/doom/a-c/acheron]Crossing Acheron[/url][/b] (1994) [sup][[b]1[/b]: joepallai: 1][/sup]" calcext:value-type="string">
            <text:p>[b]355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55. [url=https://www.doomworld.com/idgames/levels/doom2/a-c/cygnus20]Cygnus IV[/url][/b] (1997) [sup][[b]1[/b]: Philnemba: 1][/sup]" calcext:value-type="string">
            <text:p>[b]355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55. [url=https://s3-eu-west-1.amazonaws.com/dtwid/dtwidmus.zip]dtwidmus.wad﻿[/url][/b] (2011) [sup][[b]1[/b]: Diabolución: 1][/sup]" calcext:value-type="string">
            <text:p>[b]355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55. [url=https://www.doomworld.com/idgames/levels/doom/d-f/eternity]Eternity[/url][/b] (1994) [sup][[b]1[/b]: bonnie: 1][/sup]" calcext:value-type="string">
            <text:p>[b]355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55. [url=https://www.doomworld.com/forum/topic/101755-exomoon-megawad-directors-cut-release/]Exomoon[/url][/b] (2017) [sup][[b]1[/b]: Lorenz0: 1][/sup]" calcext:value-type="string">
            <text:p>[b]355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55. [url=https://www.doomworld.com/idgames/levels/doom/d-f/extremal]Extremal Doom[/url][/b] (2006) [sup][[b]1[/b]: Grazza: 1][/sup]" calcext:value-type="string">
            <text:p>[b]355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55. [url=https://www.doomworld.com/idgames/levels/doom2/deathmatch/megawads/gothicdm]Gothic DM[/url][/b] (1997) [sup][[b]1[/b]: Soundblock: 1][/sup]" calcext:value-type="string">
            <text:p>[b]355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55. [url=https://www.doomworld.com/idgames/levels/doom2/deathmatch/Ports/g-i/greenwar]Green War[/url][/b] (2002) [sup][[b]1[/b]: joepallai: 1][/sup]" calcext:value-type="string">
            <text:p>[b]355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55. [url=https://doomwiki.org/wiki/Grezzo_2]Grezzo 2[/url][/b] (2012) [sup][[b]1[/b]: AnonimVio: 1][/sup]" calcext:value-type="string">
            <text:p>[b]355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55. [url=https://www.doomworld.com/idgames/levels/doom/j-l/lithe2m1]LithE2M1[/url][/b] (1994) [sup][[b]1[/b]: bzzrak: 1][/sup]" calcext:value-type="string">
            <text:p>[b]355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55. [url=https://www.doomworld.com/idgames/levels/doom2/megawads/mlm12]Mini-Level Megawad[/url][/b] (2009) [sup][[b]1[/b]: Phobus: 1][/sup]" calcext:value-type="string">
            <text:p>[b]355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55. [url=https://www.doomworld.com/forum/topic/85907-nefertitiwad-6-maps/#comment-1554820]Nefertiti[/url][/b] (2016) [sup][[b]1[/b]: NoisyVelvet: 1][/sup]" calcext:value-type="string">
            <text:p>[b]355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55. [url=https://www.doomworld.com/idgames/levels/doom2/m-o/nostromo]Nostromo's Run[/url][/b] (1995) [sup][[b]1[/b]: soner du: 1][/sup]" calcext:value-type="string">
            <text:p>[b]355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55. [url=https://www.doomworld.com/idgames/levels/doom2/m-o/obtic11]Obituary[/url][/b] (1995) [sup][[b]1[/b]: T-Rex: 1][/sup]" calcext:value-type="string">
            <text:p>[b]355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55. [url=https://doomwiki.org/wiki/Operation:_Biowar]Operation: Biowar[/url][/b] (1999) [sup][[b]1[/b]: roadworx: 1][/sup]" calcext:value-type="string">
            <text:p>[b]355. [url=https://doomwiki.org/wiki/Operation:_Biowar]Operation: Biowar[/url][/b] (1999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55. [url=http://thekinsie.com/reelism/]Reelism[/url][/b] (2011) [sup][[b]1[/b]: HUNdebLeonidasX: 1][/sup]" calcext:value-type="string">
            <text:p>[b]355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55. [url=https://www.doomworld.com/idgames/levels/doom2/Ports/s-u/spagheti]Spicy Evil Spaghetti[/url][/b] (2016) [sup][[b]1[/b]: everennui: 1][/sup]" calcext:value-type="string">
            <text:p>[b]355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55. [url=https://doomwiki.org/wiki/SQUARES]SQUARES[/url][/b] (1995) [sup][[b]1[/b]: STILES: 1][/sup]" calcext:value-type="string">
            <text:p>[b]355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55. [url=https://doomwiki.org/wiki/The_Alfonzone]The Alfonzone[/url][/b] (2017) [sup][[b]1[/b]: vdgg: 1][/sup]" calcext:value-type="string">
            <text:p>[b]355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55. [url=https://www.doomworld.com/idgames/levels/doom2/megawads/darken]The Darkening Episode 1[/url][/b] (1998) [sup][[b]1[/b]: ASaltShaker: 1][/sup]" calcext:value-type="string">
            <text:p>[b]355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55. [url=https://www.doomworld.com/idgames/levels/doom2/s-u/tdevil2]The Devilz Work[/url][/b] (2014) [sup][[b]1[/b]: everennui: 1][/sup]" calcext:value-type="string">
            <text:p>[b]355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55. [url=https://www.doomworld.com/idgames/levels/doom2/megawads/rebirth]The Rebirth[/url][/b] (2003) [sup][[b]1[/b]: Malrionn: 1][/sup]" calcext:value-type="string">
            <text:p>[b]355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55. [url=https://www.doomworld.com/idgames/levels/doom2/s-u/ttp-rp]The Troopers' Playground[/url][/b] (1996) [sup][[b]1[/b]: T-Rex: 1][/sup]" calcext:value-type="string">
            <text:p>[b]355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 office:value-type="string" office:string-value="[b]355. [url=https://www.doomworld.com/idgames/levels/doom2/megawads/twzone]The Twilight Zone[/url][/b] (1998) [sup][[b]1[/b]: T-Rex: 1][/sup]" calcext:value-type="string">
            <text:p>[b]355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 office:value-type="string" office:string-value="[b]355. [url=https://www.doomworld.com/forum/topic/65009-zdoom-the-ultimate-icon-of-sin/]The Ultimate Icon of Sin[/url][/b] (2013) [sup][[b]1[/b]: Soundblock: 1][/sup]" calcext:value-type="string">
            <text:p>[b]355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 office:value-type="string" office:string-value="[b]355. [url=https://www.doomworld.com/idgames/levels/doom/megawads/unalign]UnAligned[/url][/b] (2016) [sup][[b]1[/b]: yakfak: 1][/sup]" calcext:value-type="string">
            <text:p>[b]355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 office:value-type="string" office:string-value="[b]355. [url=https://www.doomworld.com/files/file/18387-vispire/]Vispire[/url][/b] (2016) [sup][[b]1[/b]: NoisyVelvet: 1][/sup]" calcext:value-type="string">
            <text:p>[b]355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 office:value-type="string" office:string-value="[b]355. [url=https://www.doomworld.com/idgames/levels/doom2/Ports/v-z/whitemar]Whitemare[/url][/b] (2011) [sup][[b]1[/b]: Pierrot: 1][/sup]" calcext:value-type="string">
            <text:p>[b]355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2" table:default-cell-style-name="Default"/>
        <table:table-column table:style-name="co13" table:default-cell-style-name="ce148"/>
        <table:table-column table:style-name="co1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66" calcext:value-type="float">
            <text:p>66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63" calcext:value-type="float">
            <text:p>163</text:p>
          </table:table-cell>
          <table:table-cell table:formula="of:=COM.MICROSOFT.MAXIFS([$Numbers.C$1:$Numbers.C$1048576];[$Numbers.F$1:$Numbers.F$1048576];&quot;=&quot;&amp;[.A3])" office:value-type="float" office:value="98" calcext:value-type="float">
            <text:p>98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308" calcext:value-type="float">
            <text:p>308</text:p>
          </table:table-cell>
          <table:table-cell table:formula="of:=COM.MICROSOFT.MAXIFS([$Numbers.C$1:$Numbers.C$1048576];[$Numbers.F$1:$Numbers.F$1048576];&quot;=&quot;&amp;[.A4])" office:value-type="float" office:value="91" calcext:value-type="float">
            <text:p>91</text:p>
          </table:table-cell>
          <table:table-cell table:formula="of:=[.B4]-[.C4]" office:value-type="float" office:value="217" calcext:value-type="float">
            <text:p>217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64" calcext:value-type="float">
            <text:p>264</text:p>
          </table:table-cell>
          <table:table-cell table:formula="of:=COM.MICROSOFT.MAXIFS([$Numbers.C$1:$Numbers.C$1048576];[$Numbers.F$1:$Numbers.F$1048576];&quot;=&quot;&amp;[.A5])" office:value-type="float" office:value="129" calcext:value-type="float">
            <text:p>129</text:p>
          </table:table-cell>
          <table:table-cell table:formula="of:=[.B5]-[.C5]" office:value-type="float" office:value="135" calcext:value-type="float">
            <text:p>135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1" calcext:value-type="float">
            <text:p>51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60" calcext:value-type="float">
            <text:p>460</text:p>
          </table:table-cell>
          <table:table-cell table:formula="of:=COM.MICROSOFT.MAXIFS([$Numbers.C$1:$Numbers.C$1048576];[$Numbers.F$1:$Numbers.F$1048576];&quot;=&quot;&amp;[.A9])" office:value-type="float" office:value="374" calcext:value-type="float">
            <text:p>374</text:p>
          </table:table-cell>
          <table:table-cell table:formula="of:=[.B9]-[.C9]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10])" office:value-type="float" office:value="35" calcext:value-type="float">
            <text:p>35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4" calcext:value-type="float">
            <text:p>494</text:p>
          </table:table-cell>
          <table:table-cell table:formula="of:=COM.MICROSOFT.MAXIFS([$Numbers.C$1:$Numbers.C$1048576];[$Numbers.F$1:$Numbers.F$1048576];&quot;=&quot;&amp;[.A11])" office:value-type="float" office:value="323" calcext:value-type="float">
            <text:p>323</text:p>
          </table:table-cell>
          <table:table-cell table:formula="of:=[.B11]-[.C11]" office:value-type="float" office:value="171" calcext:value-type="float">
            <text:p>171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6" calcext:value-type="float">
            <text:p>96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78" calcext:value-type="float">
            <text:p>578</text:p>
          </table:table-cell>
          <table:table-cell table:formula="of:=COM.MICROSOFT.MAXIFS([$Numbers.C$1:$Numbers.C$1048576];[$Numbers.F$1:$Numbers.F$1048576];&quot;=&quot;&amp;[.A13])" office:value-type="float" office:value="360" calcext:value-type="float">
            <text:p>360</text:p>
          </table:table-cell>
          <table:table-cell table:formula="of:=[.B13]-[.C13]" office:value-type="float" office:value="218" calcext:value-type="float">
            <text:p>218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5" calcext:value-type="float">
            <text:p>105</text:p>
          </table:table-cell>
          <table:table-cell table:formula="of:=COM.MICROSOFT.MAXIFS([$Numbers.C$1:$Numbers.C$1048576];[$Numbers.F$1:$Numbers.F$1048576];&quot;=&quot;&amp;[.A15])" office:value-type="float" office:value="30" calcext:value-type="float">
            <text:p>30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59" calcext:value-type="float">
            <text:p>359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5" calcext:value-type="float">
            <text:p>265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6" calcext:value-type="float">
            <text:p>146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1" calcext:value-type="float">
            <text:p>421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07" calcext:value-type="float">
            <text:p>307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13" calcext:value-type="float">
            <text:p>313</text:p>
          </table:table-cell>
          <table:table-cell table:formula="of:=COM.MICROSOFT.MAXIFS([$Numbers.C$1:$Numbers.C$1048576];[$Numbers.F$1:$Numbers.F$1048576];&quot;=&quot;&amp;[.A19])" office:value-type="float" office:value="67" calcext:value-type="float">
            <text:p>67</text:p>
          </table:table-cell>
          <table:table-cell table:formula="of:=[.B19]-[.C19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494" calcext:value-type="float">
            <text:p>494</text:p>
          </table:table-cell>
          <table:table-cell table:formula="of:=COM.MICROSOFT.MAXIFS([$Numbers.C$1:$Numbers.C$1048576];[$Numbers.F$1:$Numbers.F$1048576];&quot;=&quot;&amp;[.A20])" office:value-type="float" office:value="253" calcext:value-type="float">
            <text:p>253</text:p>
          </table:table-cell>
          <table:table-cell table:formula="of:=[.B20]-[.C20]" office:value-type="float" office:value="241" calcext:value-type="float">
            <text:p>241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1" calcext:value-type="float">
            <text:p>401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27" calcext:value-type="float">
            <text:p>327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56" calcext:value-type="float">
            <text:p>556</text:p>
          </table:table-cell>
          <table:table-cell table:formula="of:=COM.MICROSOFT.MAXIFS([$Numbers.C$1:$Numbers.C$1048576];[$Numbers.F$1:$Numbers.F$1048576];&quot;=&quot;&amp;[.A22])" office:value-type="float" office:value="173" calcext:value-type="float">
            <text:p>173</text:p>
          </table:table-cell>
          <table:table-cell table:formula="of:=[.B22]-[.C22]" office:value-type="float" office:value="383" calcext:value-type="float">
            <text:p>383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5" calcext:value-type="float">
            <text:p>775</text:p>
          </table:table-cell>
          <table:table-cell table:formula="of:=COM.MICROSOFT.MAXIFS([$Numbers.C$1:$Numbers.C$1048576];[$Numbers.F$1:$Numbers.F$1048576];&quot;=&quot;&amp;[.A23])" office:value-type="float" office:value="337" calcext:value-type="float">
            <text:p>337</text:p>
          </table:table-cell>
          <table:table-cell table:formula="of:=[.B23]-[.C23]" office:value-type="float" office:value="438" calcext:value-type="float">
            <text:p>438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28" calcext:value-type="float">
            <text:p>828</text:p>
          </table:table-cell>
          <table:table-cell table:formula="of:=COM.MICROSOFT.MAXIFS([$Numbers.C$1:$Numbers.C$1048576];[$Numbers.F$1:$Numbers.F$1048576];&quot;=&quot;&amp;[.A24])" office:value-type="float" office:value="376" calcext:value-type="float">
            <text:p>376</text:p>
          </table:table-cell>
          <table:table-cell table:formula="of:=[.B24]-[.C24]" office:value-type="float" office:value="452" calcext:value-type="float">
            <text:p>452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44" calcext:value-type="float">
            <text:p>244</text:p>
          </table:table-cell>
          <table:table-cell table:formula="of:=COM.MICROSOFT.MAXIFS([$Numbers.C$1:$Numbers.C$1048576];[$Numbers.F$1:$Numbers.F$1048576];&quot;=&quot;&amp;[.A25])" office:value-type="float" office:value="64" calcext:value-type="float">
            <text:p>64</text:p>
          </table:table-cell>
          <table:table-cell table:formula="of:=[.B25]-[.C25]" office:value-type="float" office:value="180" calcext:value-type="float">
            <text:p>180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74" calcext:value-type="float">
            <text:p>374</text:p>
          </table:table-cell>
          <table:table-cell table:formula="of:=COM.MICROSOFT.MAXIFS([$Numbers.C$1:$Numbers.C$1048576];[$Numbers.F$1:$Numbers.F$1048576];&quot;=&quot;&amp;[.A26])" office:value-type="float" office:value="210" calcext:value-type="float">
            <text:p>210</text:p>
          </table:table-cell>
          <table:table-cell table:formula="of:=[.B26]-[.C26]" office:value-type="float" office:value="164" calcext:value-type="float">
            <text:p>164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184" calcext:value-type="float">
            <text:p>184</text:p>
          </table:table-cell>
          <table:table-cell table:formula="of:=COM.MICROSOFT.MAXIFS([$Numbers.C$1:$Numbers.C$1048576];[$Numbers.F$1:$Numbers.F$1048576];&quot;=&quot;&amp;[.A27])" office:value-type="float" office:value="62" calcext:value-type="float">
            <text:p>62</text:p>
          </table:table-cell>
          <table:table-cell table:formula="of:=[.B27]-[.C27]" office:value-type="float" office:value="122" calcext:value-type="float">
            <text:p>122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25" calcext:value-type="float">
            <text:p>25</text:p>
          </table:table-cell>
          <table:table-cell table:formula="of:=COM.MICROSOFT.MAXIFS([$Numbers.C$1:$Numbers.C$1048576];[$Numbers.F$1:$Numbers.F$1048576];&quot;=&quot;&amp;[.A28])" office:value-type="float" office:value="5" calcext:value-type="float">
            <text:p>5</text:p>
          </table:table-cell>
          <table:table-cell table:formula="of:=[.B28]-[.C28]"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7" calcext:value-type="float">
            <text:p>7</text:p>
          </table:table-cell>
          <table:table-cell table:formula="of:=COM.MICROSOFT.MAXIFS([$Numbers.C$1:$Numbers.C$1048576];[$Numbers.F$1:$Numbers.F$1048576];&quot;=&quot;&amp;[.A29])" office:value-type="float" office:value="7" calcext:value-type="float">
            <text:p>7</text:p>
          </table:table-cell>
          <table:table-cell table:formula="of:=[.B29]-[.C29]" office:value-type="float" office:value="0" calcext:value-type="float">
            <text:p>0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52" calcext:value-type="float">
            <text:p>5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34" calcext:value-type="float">
            <text:p>34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1" calcext:value-type="float">
            <text:p>1</text:p>
          </table:table-cell>
        </table:table-row>
      </table:table>
      <table:table table:name="Old Mentions" table:style-name="ta1">
        <table:table-column table:style-name="co10" table:default-cell-style-name="ce173"/>
        <table:table-column table:style-name="co10" table:number-columns-repeated="2" table:default-cell-style-name="ce67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23:32:17.301663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3-03T23:52:57.830513426</dc:date>
    <meta:editing-duration>P4DT23H57M23S</meta:editing-duration>
    <meta:editing-cycles>409</meta:editing-cycles>
    <meta:generator>LibreOffice/6.1.5.2$Linux_X86_64 LibreOffice_project/10$Build-2</meta:generator>
    <meta:document-statistic meta:table-count="5" meta:cell-count="67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"/>
            <chart:data-point chart:style-name="ch11" chart:repeated="2"/>
            <chart:data-point chart:repeated="23"/>
          </chart:series>
          <chart:series chart:style-name="ch12" chart:values-cell-range-address="Years.D2:Years.D28" chart:label-cell-address="Years.D1:Years.D1" chart:class="chart:scatte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66">
                <text:p>66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50">
                <text:p>50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3">
                <text:p>16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308">
                <text:p>308</text:p>
              </table:table-cell>
              <table:table-cell office:value-type="float" office:value="91">
                <text:p>9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64">
                <text:p>264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60">
                <text:p>460</text:p>
              </table:table-cell>
              <table:table-cell office:value-type="float" office:value="374">
                <text:p>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4">
                <text:p>494</text:p>
              </table:table-cell>
              <table:table-cell office:value-type="float" office:value="323">
                <text:p>3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78">
                <text:p>578</text:p>
              </table:table-cell>
              <table:table-cell office:value-type="float" office:value="360">
                <text:p>3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9">
                <text:p>359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5">
                <text:p>265</text:p>
              </table:table-cell>
              <table:table-cell office:value-type="float" office:value="119">
                <text:p>1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1">
                <text:p>421</text:p>
              </table:table-cell>
              <table:table-cell office:value-type="float" office:value="114">
                <text:p>11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13">
                <text:p>313</text:p>
              </table:table-cell>
              <table:table-cell office:value-type="float" office:value="67">
                <text:p>6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4">
                <text:p>494</text:p>
              </table:table-cell>
              <table:table-cell office:value-type="float" office:value="253">
                <text:p>2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1">
                <text:p>401</text:p>
              </table:table-cell>
              <table:table-cell office:value-type="float" office:value="74">
                <text:p>7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56">
                <text:p>556</text:p>
              </table:table-cell>
              <table:table-cell office:value-type="float" office:value="173">
                <text:p>17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5">
                <text:p>775</text:p>
              </table:table-cell>
              <table:table-cell office:value-type="float" office:value="337">
                <text:p>33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28">
                <text:p>828</text:p>
              </table:table-cell>
              <table:table-cell office:value-type="float" office:value="376">
                <text:p>37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74">
                <text:p>374</text:p>
              </table:table-cell>
              <table:table-cell office:value-type="float" office:value="210">
                <text:p>2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84">
                <text:p>184</text:p>
              </table:table-cell>
              <table:table-cell office:value-type="float" office:value="62">
                <text:p>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84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77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6">
                <text:p>16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